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Mono" svg:font-family="Liberation Mono" style:font-family-generic="modern" style:font-pitch="fixed" svg:panose-1="2 7 4 9 2 2 5 2 4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Liberation Sans" svg:font-family="Liberation Sans" style:font-family-generic="swiss" style:font-pitch="variable" svg:panose-1="2 11 6 4 2 2 2 2 2 4"/>
    <style:font-face style:name="Consolas, 'Courier New', monosp" svg:font-family="Consolas, 'Courier New', monosp"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11" style:parent-style-name="Standard" style:family="paragraph">
      <style:paragraph-properties fo:margin-top="0.0395in" fo:margin-bottom="0.0395in"/>
      <style:text-properties style:font-name="Liberation Sans"/>
    </style:style>
    <style:style style:name="P12" style:parent-style-name="Standard" style:family="paragraph">
      <style:paragraph-properties fo:margin-top="0.0395in" fo:margin-bottom="0.0395in"/>
      <style:text-properties style:font-name="Liberation Sans"/>
    </style:style>
    <style:style style:name="P13" style:parent-style-name="Standard" style:family="paragraph">
      <style:paragraph-properties fo:margin-top="0.0395in" fo:margin-bottom="0.0395in"/>
      <style:text-properties style:font-name="Liberation Sans"/>
    </style:style>
    <style:style style:name="P14" style:parent-style-name="Standard" style:family="paragraph">
      <style:paragraph-properties fo:margin-top="0.0395in" fo:margin-bottom="0.0395in"/>
      <style:text-properties style:font-name="Liberation Sans"/>
    </style:style>
    <style:style style:name="P15" style:parent-style-name="Standard" style:family="paragraph">
      <style:paragraph-properties fo:margin-top="0.0395in" fo:margin-bottom="0.0395in"/>
      <style:text-properties style:font-name="Liberation Sans"/>
    </style:style>
    <style:style style:name="P16" style:parent-style-name="Standard" style:family="paragraph">
      <style:paragraph-properties fo:margin-top="0.0395in" fo:margin-bottom="0.0395in"/>
    </style:style>
    <style:style style:name="TableColumn18" style:family="table-column">
      <style:table-column-properties style:column-width="1.8125in" style:use-optimal-column-width="false"/>
    </style:style>
    <style:style style:name="TableColumn19" style:family="table-column">
      <style:table-column-properties style:column-width="1.375in" style:use-optimal-column-width="false"/>
    </style:style>
    <style:style style:name="TableColumn20" style:family="table-column">
      <style:table-column-properties style:column-width="1.8958in" style:use-optimal-column-width="false"/>
    </style:style>
    <style:style style:name="Table17" style:family="table">
      <style:table-properties style:width="5.0833in" fo:margin-left="1.0118in" table:align="left"/>
    </style:style>
    <style:style style:name="TableRow21" style:family="table-row">
      <style:table-row-properties style:use-optimal-row-height="false"/>
    </style:style>
    <style:style style:name="TableCell2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3" style:parent-style-name="TableContents" style:family="paragraph">
      <style:paragraph-properties fo:text-align="center"/>
      <style:text-properties style:font-name="Liberation Sans" fo:font-weight="bold" style:font-weight-asian="bold" style:font-weight-complex="bold"/>
    </style:style>
    <style:style style:name="TableCell2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5" style:parent-style-name="TableContents" style:family="paragraph">
      <style:paragraph-properties fo:text-align="center"/>
      <style:text-properties style:font-name="Liberation Sans" fo:font-weight="bold" style:font-weight-asian="bold" style:font-weight-complex="bold"/>
    </style:style>
    <style:style style:name="TableCell26" style:family="table-cell">
      <style:table-cell-properties fo:border="0.0034in solid #000000" fo:background-color="#CCCCCC" style:writing-mode="lr-tb" fo:padding-top="0.0381in" fo:padding-left="0.0381in" fo:padding-bottom="0.0381in" fo:padding-right="0.0381in"/>
    </style:style>
    <style:style style:name="P27" style:parent-style-name="TableContents" style:family="paragraph">
      <style:paragraph-properties fo:text-align="center"/>
      <style:text-properties style:font-name="Liberation Sans" fo:font-weight="bold" style:font-weight-asian="bold" style:font-weight-complex="bold"/>
    </style:style>
    <style:style style:name="TableRow28" style:family="table-row">
      <style:table-row-properties style:use-optimal-row-height="false"/>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0" style:parent-style-name="Fuentedepárrafopredeter." style:family="text">
      <style:text-properties style:font-name="Liberation Sans" fo:font-weight="bold" style:font-weight-asian="bold" style:font-weight-complex="bold"/>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 style:parent-style-name="TableContents" style:family="paragraph">
      <style:paragraph-properties fo:text-align="center"/>
      <style:text-properties style:font-name="Liberation Sans" fo:font-weight="bold" style:font-weight-asian="bold" style:font-weight-complex="bold"/>
    </style:style>
    <style:style style:name="TableCell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 style:parent-style-name="TableContents" style:family="paragraph">
      <style:paragraph-properties fo:text-align="center"/>
      <style:text-properties style:font-name="Liberation Sans" fo:color="#C9211E"/>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 style:parent-style-name="TableContents" style:family="paragraph">
      <style:paragraph-properties fo:text-align="center"/>
      <style:text-properties style:font-name="Liberation Sans"/>
    </style:style>
    <style:style style:name="TableCell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 style:parent-style-name="TableContents" style:family="paragraph">
      <style:paragraph-properties fo:text-align="center"/>
      <style:text-properties style:font-name="Liberation Sans" fo:color="#C9211E"/>
    </style:style>
    <style:style style:name="TableRow41" style:family="table-row">
      <style:table-row-properties style:use-optimal-row-height="false"/>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 style:parent-style-name="TableContents" style:family="paragraph">
      <style:paragraph-properties fo:text-align="center"/>
      <style:text-properties style:font-name="Liberation Sans"/>
    </style:style>
    <style:style style:name="TableCell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 style:parent-style-name="TableContents" style:family="paragraph">
      <style:paragraph-properties fo:text-align="center"/>
      <style:text-properties style:font-name="Liberation Sans" fo:color="#C9211E"/>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 style:parent-style-name="TableContents" style:family="paragraph">
      <style:paragraph-properties fo:text-align="center"/>
      <style:text-properties style:font-name="Liberation Sans"/>
    </style:style>
    <style:style style:name="TableCell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 style:parent-style-name="TableContents" style:family="paragraph">
      <style:paragraph-properties fo:text-align="center"/>
      <style:text-properties style:font-name="Liberation Sans" fo:color="#C9211E"/>
    </style:style>
    <style:style style:name="TableRow53" style:family="table-row">
      <style:table-row-properties style:use-optimal-row-height="false"/>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paragraph-properties fo:text-align="center"/>
      <style:text-properties style:font-name="Liberation Sans"/>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 style:parent-style-name="TableContents" style:family="paragraph">
      <style:paragraph-properties fo:text-align="center"/>
      <style:text-properties style:font-name="Liberation Sans" fo:color="#C9211E"/>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 style:parent-style-name="TableContents" style:family="paragraph">
      <style:paragraph-properties fo:text-align="center"/>
      <style:text-properties style:font-name="Liberation Sans"/>
    </style:style>
    <style:style style:name="TableCell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 style:parent-style-name="TableContents" style:family="paragraph">
      <style:paragraph-properties fo:text-align="center"/>
      <style:text-properties style:font-name="Liberation Sans" fo:color="#C9211E"/>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7" style:parent-style-name="Fuentedepárrafopredeter." style:family="text">
      <style:text-properties style:font-name="Liberation Sans" fo:font-weight="bold" style:font-weight-asian="bold" style:font-weight-complex="bold"/>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TableContents" style:family="paragraph">
      <style:paragraph-properties fo:text-align="center"/>
      <style:text-properties style:font-name="Liberation Sans" fo:font-weight="bold" style:font-weight-asian="bold" style:font-weight-complex="bold"/>
    </style:style>
    <style:style style:name="TableCell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 style:parent-style-name="TableContents" style:family="paragraph">
      <style:paragraph-properties fo:text-align="center"/>
      <style:text-properties style:font-name="Liberation Sans" fo:color="#C9211E"/>
    </style:style>
    <style:style style:name="TableRow72" style:family="table-row">
      <style:table-row-properties style:use-optimal-row-height="false"/>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 style:parent-style-name="TableContents" style:family="paragraph">
      <style:paragraph-properties fo:text-align="center"/>
      <style:text-properties style:font-name="Liberation Sans"/>
    </style:style>
    <style:style style:name="TableCell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 style:parent-style-name="TableContents" style:family="paragraph">
      <style:paragraph-properties fo:text-align="center"/>
      <style:text-properties style:font-name="Liberation Sans" fo:color="#C9211E"/>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paragraph-properties fo:text-align="center"/>
      <style:text-properties style:font-name="Liberation Sans"/>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 style:parent-style-name="TableContents" style:family="paragraph">
      <style:paragraph-properties fo:text-align="center"/>
      <style:text-properties style:font-name="Liberation Sans" fo:color="#C9211E"/>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 style:parent-style-name="TableContents" style:family="paragraph">
      <style:paragraph-properties fo:text-align="center"/>
      <style:text-properties style:font-name="Liberation Sans"/>
    </style:style>
    <style:style style:name="TableCell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 style:parent-style-name="TableContents" style:family="paragraph">
      <style:paragraph-properties fo:text-align="center"/>
      <style:text-properties style:font-name="Liberation Sans" fo:color="#C9211E"/>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 style:parent-style-name="TableContents" style:family="paragraph">
      <style:paragraph-properties fo:text-align="center"/>
      <style:text-properties style:font-name="Liberation Sans"/>
    </style:style>
    <style:style style:name="TableCell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 style:parent-style-name="TableContents" style:family="paragraph">
      <style:paragraph-properties fo:text-align="center"/>
      <style:text-properties style:font-name="Liberation Sans" fo:color="#C9211E"/>
    </style:style>
    <style:style style:name="TableRow96" style:family="table-row">
      <style:table-row-properties style:use-optimal-row-height="false"/>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8" style:parent-style-name="Fuentedepárrafopredeter." style:family="text">
      <style:text-properties style:font-name="Liberation Sans" fo:font-weight="bold" style:font-weight-asian="bold" style:font-weight-complex="bold"/>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 style:parent-style-name="TableContents" style:family="paragraph">
      <style:paragraph-properties fo:text-align="center"/>
      <style:text-properties style:font-name="Liberation Sans" fo:font-weight="bold" style:font-weight-asian="bold" style:font-weight-complex="bold"/>
    </style:style>
    <style:style style:name="TableCell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 style:parent-style-name="TableContents" style:family="paragraph">
      <style:paragraph-properties fo:text-align="center"/>
      <style:text-properties style:font-name="Liberation Sans" fo:color="#C9211E"/>
    </style:style>
    <style:style style:name="TableRow103" style:family="table-row">
      <style:table-row-properties style:use-optimal-row-height="false"/>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text-properties style:font-name="Liberation Sans"/>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 style:parent-style-name="TableContents" style:family="paragraph">
      <style:paragraph-properties fo:text-align="center"/>
      <style:text-properties style:font-name="Liberation Sans"/>
    </style:style>
    <style:style style:name="TableCell1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 style:parent-style-name="TableContents" style:family="paragraph">
      <style:paragraph-properties fo:text-align="center"/>
      <style:text-properties style:font-name="Liberation Sans" fo:font-weight="bold" style:font-weight-asian="bold" style:font-weight-complex="bold" fo:color="#C9211E"/>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 style:parent-style-name="TableContents" style:family="paragraph">
      <style:text-properties style:font-name="Liberation Sans"/>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 style:parent-style-name="TableContents" style:family="paragraph">
      <style:paragraph-properties fo:text-align="center"/>
      <style:text-properties style:font-name="Liberation Sans"/>
    </style:style>
    <style:style style:name="TableCell1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 style:parent-style-name="TableContents" style:family="paragraph">
      <style:paragraph-properties fo:text-align="center"/>
      <style:text-properties style:font-name="Liberation Sans" fo:font-weight="bold" style:font-weight-asian="bold" style:font-weight-complex="bold" fo:color="#C9211E"/>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 style:parent-style-name="TableContents" style:family="paragraph">
      <style:text-properties style:font-name="Liberation Sans"/>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 style:parent-style-name="TableContents" style:family="paragraph">
      <style:paragraph-properties fo:text-align="center"/>
      <style:text-properties style:font-name="Liberation Sans"/>
    </style:style>
    <style:style style:name="TableCell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3" style:parent-style-name="TableContents" style:family="paragraph">
      <style:paragraph-properties fo:text-align="center"/>
      <style:text-properties style:font-name="Liberation Sans" fo:font-weight="bold" style:font-weight-asian="bold" style:font-weight-complex="bold" fo:color="#C9211E"/>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text-properties style:font-name="Liberation Sans"/>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paragraph-properties fo:text-align="center"/>
      <style:text-properties style:font-name="Liberation Sans"/>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 style:parent-style-name="TableContents" style:family="paragraph">
      <style:paragraph-properties fo:text-align="center"/>
      <style:text-properties style:font-name="Liberation Sans" fo:font-weight="bold" style:font-weight-asian="bold" style:font-weight-complex="bold" fo:color="#C9211E"/>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text-properties style:font-name="Liberation Sans"/>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paragraph-properties fo:text-align="center"/>
      <style:text-properties style:font-name="Liberation Sans"/>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 style:parent-style-name="TableContents" style:family="paragraph">
      <style:paragraph-properties fo:text-align="center"/>
      <style:text-properties style:font-name="Liberation Sans" fo:font-weight="bold" style:font-weight-asian="bold" style:font-weight-complex="bold" fo:color="#C9211E"/>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 style:parent-style-name="Encabezado" style:family="paragraph">
      <style:text-properties style:font-name="Liberation Sans" fo:font-weight="bold" style:font-weight-asian="bold" style:font-weight-complex="bold" fo:color="#BF0041" fo:font-size="14pt" style:font-size-asian="14pt" style:font-size-complex="14pt"/>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paragraph-properties fo:text-align="center"/>
      <style:text-properties style:font-name="Liberation Sans"/>
    </style:style>
    <style:style style:name="TableCell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 style:parent-style-name="TableContents" style:family="paragraph">
      <style:paragraph-properties fo:text-align="center"/>
      <style:text-properties style:font-name="Liberation Sans" fo:font-weight="bold" style:font-weight-asian="bold" style:font-weight-complex="bold" fo:color="#C9211E"/>
    </style:style>
    <style:style style:name="P145" style:parent-style-name="Título1" style:family="paragraph">
      <style:paragraph-properties fo:break-before="page"/>
      <style:text-properties fo:color="#666666"/>
    </style:style>
    <style:style style:name="P146" style:parent-style-name="Textbody" style:family="paragraph">
      <style:paragraph-properties fo:text-align="justify"/>
      <style:text-properties style:font-name="Liberation Sans" fo:color="#666666" fo:font-size="14pt" style:font-size-asian="14pt" style:font-size-complex="14pt"/>
    </style:style>
    <style:style style:name="P147" style:parent-style-name="Textbody" style:family="paragraph">
      <style:paragraph-properties fo:text-align="justify"/>
    </style:style>
    <style:style style:name="T148" style:parent-style-name="Fuentedepárrafopredeter." style:family="text">
      <style:text-properties style:font-name="Liberation Sans" fo:color="#666666" fo:font-size="14pt" style:font-size-asian="14pt" style:font-size-complex="14pt"/>
    </style:style>
    <style:style style:name="T149" style:parent-style-name="Fuentedepárrafopredeter." style:family="text">
      <style:text-properties style:font-name="Liberation Sans" fo:color="#C9211E" fo:font-size="14pt" style:font-size-asian="14pt" style:font-size-complex="14pt"/>
    </style:style>
    <style:style style:name="P150" style:parent-style-name="Textbody" style:family="paragraph">
      <style:paragraph-properties fo:text-align="justify"/>
    </style:style>
    <style:style style:name="T151" style:parent-style-name="Fuentedepárrafopredeter." style:family="text">
      <style:text-properties style:font-name="Liberation Sans" fo:color="#666666" fo:font-size="14pt" style:font-size-asian="14pt" style:font-size-complex="14pt"/>
    </style:style>
    <style:style style:name="T152" style:parent-style-name="Fuentedepárrafopredeter." style:family="text">
      <style:text-properties style:font-name="Liberation Sans" fo:color="#C9211E" fo:font-size="14pt" style:font-size-asian="14pt" style:font-size-complex="14pt"/>
    </style:style>
    <style:style style:name="P153" style:parent-style-name="Textbody" style:family="paragraph">
      <style:paragraph-properties fo:text-align="justify"/>
    </style:style>
    <style:style style:name="T154" style:parent-style-name="Fuentedepárrafopredeter." style:family="text">
      <style:text-properties style:font-name="Liberation Sans" fo:color="#666666" fo:font-size="14pt" style:font-size-asian="14pt" style:font-size-complex="14pt"/>
    </style:style>
    <style:style style:name="T155" style:parent-style-name="Fuentedepárrafopredeter." style:family="text">
      <style:text-properties style:font-name="Liberation Sans" fo:color="#C9211E" fo:font-size="14pt" style:font-size-asian="14pt" style:font-size-complex="14pt"/>
    </style:style>
    <style:style style:name="P156" style:parent-style-name="Textbody" style:family="paragraph">
      <style:paragraph-properties fo:text-align="justify"/>
    </style:style>
    <style:style style:name="T157" style:parent-style-name="Fuentedepárrafopredeter." style:family="text">
      <style:text-properties style:font-name="Liberation Sans" fo:color="#666666" fo:font-size="14pt" style:font-size-asian="14pt" style:font-size-complex="14pt"/>
    </style:style>
    <style:style style:name="T158" style:parent-style-name="Fuentedepárrafopredeter." style:family="text">
      <style:text-properties style:font-name="Liberation Sans" fo:color="#C9211E" fo:font-size="14pt" style:font-size-asian="14pt" style:font-size-complex="14pt"/>
    </style:style>
    <style:style style:name="P159" style:parent-style-name="Textbody" style:family="paragraph">
      <style:paragraph-properties fo:text-align="justify"/>
    </style:style>
    <style:style style:name="T160" style:parent-style-name="Fuentedepárrafopredeter." style:family="text">
      <style:text-properties style:font-name="Liberation Sans" fo:color="#666666" fo:font-size="14pt" style:font-size-asian="14pt" style:font-size-complex="14pt"/>
    </style:style>
    <style:style style:name="T161" style:parent-style-name="Fuentedepárrafopredeter." style:family="text">
      <style:text-properties style:font-name="Liberation Sans" fo:color="#C9211E" fo:font-size="14pt" style:font-size-asian="14pt" style:font-size-complex="14pt"/>
    </style:style>
    <style:style style:name="P162" style:parent-style-name="Título1" style:family="paragraph">
      <style:paragraph-properties fo:text-align="justify"/>
      <style:text-properties fo:color="#666666"/>
    </style:style>
    <style:style style:name="P163" style:parent-style-name="Título1" style:family="paragraph">
      <style:text-properties fo:color="#666666"/>
    </style:style>
    <style:style style:name="P164" style:parent-style-name="Título1" style:family="paragraph">
      <style:text-properties fo:color="#666666"/>
    </style:style>
    <style:style style:name="P165" style:parent-style-name="Título1" style:family="paragraph">
      <style:text-properties fo:color="#666666"/>
    </style:style>
    <style:style style:name="P166" style:parent-style-name="Título1" style:family="paragraph">
      <style:paragraph-properties fo:break-before="page"/>
    </style:style>
    <style:style style:name="T167" style:parent-style-name="Fuentedepárrafopredeter." style:family="text">
      <style:text-properties fo:color="#666666"/>
    </style:style>
    <style:style style:name="P168" style:parent-style-name="Textbody" style:family="paragraph">
      <style:text-properties style:font-name="Liberation Sans" fo:color="#666666" fo:font-size="14pt" style:font-size-asian="14pt" style:font-size-complex="14pt"/>
    </style:style>
    <style:style style:name="P169" style:parent-style-name="Textbody" style:family="paragraph">
      <style:text-properties style:font-name="Liberation Sans" fo:color="#666666" fo:font-size="14pt" style:font-size-asian="14pt" style:font-size-complex="14pt"/>
    </style:style>
    <style:style style:name="P170" style:parent-style-name="Textbody" style:family="paragraph">
      <style:text-properties style:font-name="Liberation Sans" fo:color="#666666" fo:font-size="14pt" style:font-size-asian="14pt" style:font-size-complex="14pt"/>
    </style:style>
    <style:style style:name="P171" style:parent-style-name="Textbody" style:family="paragraph">
      <style:text-properties style:font-name="Liberation Sans" fo:color="#666666" fo:font-size="14pt" style:font-size-asian="14pt" style:font-size-complex="14pt"/>
    </style:style>
    <style:style style:name="P172" style:parent-style-name="Textbody" style:family="paragraph">
      <style:text-properties style:font-name="Liberation Sans" fo:color="#666666" fo:font-size="14pt" style:font-size-asian="14pt" style:font-size-complex="14pt"/>
    </style:style>
    <style:style style:name="P173" style:parent-style-name="Textbody" style:family="paragraph">
      <style:text-properties style:font-name="Liberation Sans" fo:color="#666666" fo:font-size="14pt" style:font-size-asian="14pt" style:font-size-complex="14pt"/>
    </style:style>
    <style:style style:name="P174" style:parent-style-name="Textbody" style:family="paragraph">
      <style:text-properties style:font-name="Liberation Sans" fo:color="#666666" fo:font-size="14pt" style:font-size-asian="14pt" style:font-size-complex="14pt"/>
    </style:style>
    <style:style style:name="P175" style:parent-style-name="Textbody" style:family="paragraph">
      <style:text-properties style:font-name="Liberation Sans" fo:color="#666666" fo:font-size="14pt" style:font-size-asian="14pt" style:font-size-complex="14pt"/>
    </style:style>
    <style:style style:name="P176" style:parent-style-name="Textbody" style:family="paragraph"/>
    <style:style style:name="T177" style:parent-style-name="Fuentedepárrafopredeter." style:family="text">
      <style:text-properties style:font-name="Liberation Sans" fo:color="#C9211E" fo:font-size="14pt" style:font-size-asian="14pt" style:font-size-complex="14pt"/>
    </style:style>
    <style:style style:name="T178" style:parent-style-name="Fuentedepárrafopredeter." style:family="text">
      <style:text-properties style:font-name="Liberation Sans" fo:color="#666666" fo:font-size="14pt" style:font-size-asian="14pt" style:font-size-complex="14pt"/>
    </style:style>
    <style:style style:name="P179" style:parent-style-name="Textbody" style:family="paragraph"/>
    <style:style style:name="T180" style:parent-style-name="Fuentedepárrafopredeter." style:family="text">
      <style:text-properties style:font-name="Liberation Sans" fo:color="#C9211E" fo:font-size="14pt" style:font-size-asian="14pt" style:font-size-complex="14pt"/>
    </style:style>
    <style:style style:name="T181" style:parent-style-name="Fuentedepárrafopredeter." style:family="text">
      <style:text-properties style:font-name="Liberation Sans" fo:color="#666666" fo:font-size="14pt" style:font-size-asian="14pt" style:font-size-complex="14pt"/>
    </style:style>
    <style:style style:name="T182" style:parent-style-name="Fuentedepárrafopredeter." style:family="text">
      <style:text-properties style:font-name="Liberation Sans" fo:color="#666666" fo:font-size="14pt" style:font-size-asian="14pt" style:font-size-complex="14pt"/>
    </style:style>
    <style:style style:name="P183" style:parent-style-name="Textbody" style:family="paragraph"/>
    <style:style style:name="T184" style:parent-style-name="Fuentedepárrafopredeter." style:family="text">
      <style:text-properties style:font-name="Liberation Sans" fo:color="#C9211E" fo:font-size="14pt" style:font-size-asian="14pt" style:font-size-complex="14pt"/>
    </style:style>
    <style:style style:name="T185" style:parent-style-name="Fuentedepárrafopredeter." style:family="text">
      <style:text-properties style:font-name="Liberation Sans" fo:color="#666666" fo:font-size="14pt" style:font-size-asian="14pt" style:font-size-complex="14pt"/>
    </style:style>
    <style:style style:name="P186" style:parent-style-name="Textbody" style:family="paragraph"/>
    <style:style style:name="T187" style:parent-style-name="Fuentedepárrafopredeter." style:family="text">
      <style:text-properties style:font-name="Liberation Sans" fo:color="#C9211E" fo:font-size="14pt" style:font-size-asian="14pt" style:font-size-complex="14pt"/>
    </style:style>
    <style:style style:name="T188" style:parent-style-name="Fuentedepárrafopredeter." style:family="text">
      <style:text-properties style:font-name="Liberation Sans" fo:color="#C9211E" fo:font-size="14pt" style:font-size-asian="14pt" style:font-size-complex="14pt"/>
    </style:style>
    <style:style style:name="T189" style:parent-style-name="Fuentedepárrafopredeter." style:family="text">
      <style:text-properties style:font-name="Liberation Sans" fo:color="#666666" fo:font-size="14pt" style:font-size-asian="14pt" style:font-size-complex="14pt"/>
    </style:style>
    <style:style style:name="P190" style:parent-style-name="Textbody" style:family="paragraph">
      <style:text-properties style:font-name="Liberation Sans" fo:color="#666666" fo:font-size="14pt" style:font-size-asian="14pt" style:font-size-complex="14pt"/>
    </style:style>
    <style:style style:name="T191" style:parent-style-name="Fuentedepárrafopredeter." style:family="text">
      <style:text-properties style:font-name="Liberation Sans" fo:color="#666666" fo:font-size="14pt" style:font-size-asian="14pt" style:font-size-complex="14pt"/>
    </style:style>
    <style:style style:name="P192" style:parent-style-name="Título1" style:family="paragraph">
      <style:paragraph-properties fo:break-before="page" fo:margin-top="0in" fo:margin-bottom="0in" fo:margin-left="0.5in">
        <style:tab-stops/>
      </style:paragraph-properties>
    </style:style>
    <style:style style:name="T193" style:parent-style-name="Fuentedepárrafopredeter." style:family="text">
      <style:text-properties fo:color="#666666"/>
    </style:style>
    <style:style style:name="P194" style:parent-style-name="Textbody" style:family="paragraph">
      <style:paragraph-properties fo:margin-bottom="0in" fo:margin-left="0.5in">
        <style:tab-stops/>
      </style:paragraph-properties>
      <style:text-properties fo:color="#666666" fo:font-size="14pt" style:font-size-asian="14pt" style:font-size-complex="14pt"/>
    </style:style>
    <style:style style:name="P195" style:parent-style-name="Textbody" style:family="paragraph">
      <style:paragraph-properties fo:margin-bottom="0in" fo:margin-left="0.5in">
        <style:tab-stops/>
      </style:paragraph-properties>
    </style:style>
    <style:style style:name="T196" style:parent-style-name="Fuentedepárrafopredeter." style:family="text">
      <style:text-properties style:font-name="Liberation Sans" style:font-name-asian="Microsoft YaHei" fo:font-weight="bold" style:font-weight-asian="bold" style:font-weight-complex="bold" fo:color="#666666"/>
    </style:style>
    <style:style style:name="T197" style:parent-style-name="Fuentedepárrafopredeter." style:family="text">
      <style:text-properties style:font-name="Liberation Sans" style:font-name-asian="Microsoft YaHei" fo:font-weight="bold" style:font-weight-asian="bold" style:font-weight-complex="bold" fo:font-style="italic" style:font-style-asian="italic" style:font-style-complex="italic" fo:color="#666666"/>
    </style:style>
    <style:style style:name="T198" style:parent-style-name="Fuentedepárrafopredeter." style:family="text">
      <style:text-properties style:font-name="Liberation Sans" style:font-name-asian="Microsoft YaHei" fo:font-weight="bold" style:font-weight-asian="bold" style:font-weight-complex="bold" fo:color="#666666"/>
    </style:style>
    <style:style style:name="P199" style:parent-style-name="Textbody" style:family="paragraph">
      <style:paragraph-properties fo:margin-bottom="0in" fo:margin-left="0.5in">
        <style:tab-stops/>
      </style:paragraph-properties>
      <style:text-properties style:font-name="Liberation Sans" style:font-name-asian="Microsoft YaHei" fo:font-weight="bold" style:font-weight-asian="bold" style:font-weight-complex="bold" fo:color="#666666"/>
    </style:style>
    <style:style style:name="P200" style:parent-style-name="Textbody" style:family="paragraph">
      <style:paragraph-properties fo:line-height="140%"/>
    </style:style>
    <style:style style:name="T201" style:parent-style-name="StrongEmphasis" style:family="text">
      <style:text-properties style:font-name="Liberation Sans" fo:color="#666666"/>
    </style:style>
    <style:style style:name="T202" style:parent-style-name="Fuentedepárrafopredeter." style:family="text">
      <style:text-properties style:font-name="Liberation Sans" fo:color="#666666"/>
    </style:style>
    <style:style style:name="P203" style:parent-style-name="Textbody" style:family="paragraph">
      <style:paragraph-properties fo:line-height="140%"/>
    </style:style>
    <style:style style:name="T204" style:parent-style-name="StrongEmphasis" style:family="text">
      <style:text-properties style:font-name="Liberation Sans" fo:color="#666666"/>
    </style:style>
    <style:style style:name="T205" style:parent-style-name="Fuentedepárrafopredeter." style:family="text">
      <style:text-properties style:font-name="Liberation Sans" fo:color="#666666"/>
    </style:style>
    <style:style style:name="P206" style:parent-style-name="Textbody" style:family="paragraph">
      <style:paragraph-properties fo:line-height="140%"/>
    </style:style>
    <style:style style:name="T207" style:parent-style-name="StrongEmphasis" style:family="text">
      <style:text-properties style:font-name="Liberation Sans" fo:color="#666666"/>
    </style:style>
    <style:style style:name="T208" style:parent-style-name="Fuentedepárrafopredeter." style:family="text">
      <style:text-properties style:font-name="Liberation Sans" fo:color="#666666"/>
    </style:style>
    <style:style style:name="P209" style:parent-style-name="Textbody" style:family="paragraph">
      <style:text-properties style:font-name="Liberation Sans" style:font-name-asian="Microsoft YaHei" fo:font-weight="bold" style:font-weight-asian="bold" style:font-weight-complex="bold" fo:color="#666666"/>
    </style:style>
    <style:style style:name="P210" style:parent-style-name="Textbody" style:family="paragraph">
      <style:paragraph-properties fo:line-height="140%"/>
    </style:style>
    <style:style style:name="T211" style:parent-style-name="Fuentedepárrafopredeter." style:family="text">
      <style:text-properties style:font-name="Liberation Sans" style:font-name-asian="Microsoft YaHei" fo:font-weight="bold" style:font-weight-asian="bold" style:font-weight-complex="bold" fo:color="#666666"/>
    </style:style>
    <style:style style:name="T212" style:parent-style-name="StrongEmphasis" style:family="text">
      <style:text-properties style:font-name="Liberation Sans" style:font-name-asian="Microsoft YaHei" fo:color="#666666"/>
    </style:style>
    <style:style style:name="T213" style:parent-style-name="Fuentedepárrafopredeter." style:family="text">
      <style:text-properties style:font-name="Liberation Sans" style:font-name-asian="Microsoft YaHei" fo:font-weight="bold" style:font-weight-asian="bold" style:font-weight-complex="bold" fo:color="#666666"/>
    </style:style>
    <style:style style:name="P214" style:parent-style-name="Textbody" style:family="paragraph">
      <style:paragraph-properties fo:line-height="140%"/>
    </style:style>
    <style:style style:name="T215" style:parent-style-name="Fuentedepárrafopredeter." style:family="text">
      <style:text-properties style:font-name="Liberation Sans" style:font-name-asian="Microsoft YaHei" fo:font-weight="bold" style:font-weight-asian="bold" style:font-weight-complex="bold" fo:color="#666666"/>
    </style:style>
    <style:style style:name="T216" style:parent-style-name="StrongEmphasis" style:family="text">
      <style:text-properties style:font-name="Liberation Sans" style:font-name-asian="Microsoft YaHei" fo:color="#666666"/>
    </style:style>
    <style:style style:name="T217" style:parent-style-name="Fuentedepárrafopredeter." style:family="text">
      <style:text-properties style:font-name="Liberation Sans" style:font-name-asian="Microsoft YaHei" fo:font-weight="bold" style:font-weight-asian="bold" style:font-weight-complex="bold" fo:color="#666666"/>
    </style:style>
    <style:style style:name="P218" style:parent-style-name="Textbody" style:family="paragraph">
      <style:paragraph-properties fo:line-height="140%"/>
    </style:style>
    <style:style style:name="T219" style:parent-style-name="Fuentedepárrafopredeter." style:family="text">
      <style:text-properties style:font-name="Liberation Sans" style:font-name-asian="Microsoft YaHei" fo:font-weight="bold" style:font-weight-asian="bold" style:font-weight-complex="bold" fo:color="#666666"/>
    </style:style>
    <style:style style:name="T220" style:parent-style-name="StrongEmphasis" style:family="text">
      <style:text-properties style:font-name="Liberation Sans" style:font-name-asian="Microsoft YaHei" fo:color="#666666"/>
    </style:style>
    <style:style style:name="T221" style:parent-style-name="Fuentedepárrafopredeter." style:family="text">
      <style:text-properties style:font-name="Liberation Sans" style:font-name-asian="Microsoft YaHei" fo:font-weight="bold" style:font-weight-asian="bold" style:font-weight-complex="bold" fo:color="#666666"/>
    </style:style>
    <style:style style:name="P222" style:parent-style-name="Textbody" style:family="paragraph">
      <style:paragraph-properties fo:line-height="140%"/>
    </style:style>
    <style:style style:name="T223" style:parent-style-name="Fuentedepárrafopredeter." style:family="text">
      <style:text-properties style:font-name="Liberation Sans" style:font-name-asian="Microsoft YaHei" fo:font-weight="bold" style:font-weight-asian="bold" style:font-weight-complex="bold" fo:color="#666666"/>
    </style:style>
    <style:style style:name="T224" style:parent-style-name="Fuentedepárrafopredeter." style:family="text">
      <style:text-properties style:font-name="Liberation Sans" style:font-name-asian="Microsoft YaHei" fo:font-weight="bold" style:font-weight-asian="bold" style:font-weight-complex="bold" fo:color="#666666"/>
    </style:style>
    <style:style style:name="T225" style:parent-style-name="StrongEmphasis" style:family="text">
      <style:text-properties style:font-name="Liberation Sans" style:font-name-asian="Microsoft YaHei" fo:color="#666666"/>
    </style:style>
    <style:style style:name="T226" style:parent-style-name="Fuentedepárrafopredeter." style:family="text">
      <style:text-properties style:font-name="Liberation Sans" style:font-name-asian="Microsoft YaHei" fo:font-weight="bold" style:font-weight-asian="bold" style:font-weight-complex="bold" fo:color="#666666"/>
    </style:style>
    <style:style style:name="P227" style:parent-style-name="Textbody" style:family="paragraph">
      <style:paragraph-properties fo:margin-bottom="0in" fo:margin-left="0.5in">
        <style:tab-stops/>
      </style:paragraph-properties>
      <style:text-properties style:font-name="Liberation Sans" style:font-name-asian="Microsoft YaHei" fo:font-weight="bold" style:font-weight-asian="bold" style:font-weight-complex="bold" fo:color="#333333"/>
    </style:style>
    <style:style style:name="P228" style:parent-style-name="Textbody" style:family="paragraph">
      <style:paragraph-properties fo:text-align="justify" fo:margin-bottom="0in"/>
    </style:style>
    <style:style style:name="T229" style:parent-style-name="Fuentedepárrafopredeter." style:family="text">
      <style:text-properties style:font-name="Liberation Sans" style:font-name-asian="Microsoft YaHei" fo:font-weight="bold" style:font-weight-asian="bold" style:font-weight-complex="bold" fo:color="#666666"/>
    </style:style>
    <style:style style:name="T230" style:parent-style-name="StrongEmphasis" style:family="text">
      <style:text-properties style:font-name="Liberation Sans" style:font-name-asian="Microsoft YaHei" fo:color="#666666" fo:background-color="#FFFFFF"/>
    </style:style>
    <style:style style:name="T231" style:parent-style-name="Fuentedepárrafopredeter." style:family="text">
      <style:text-properties style:font-name="Liberation Sans" style:font-name-asian="Microsoft YaHei" fo:font-weight="bold" style:font-weight-asian="bold" style:font-weight-complex="bold" fo:color="#666666"/>
    </style:style>
    <style:style style:name="T232" style:parent-style-name="Fuentedepárrafopredeter." style:family="text">
      <style:text-properties style:font-name="Liberation Sans" style:font-name-asian="Microsoft YaHei" fo:font-weight="bold" style:font-weight-asian="bold" style:font-weight-complex="bold" fo:color="#666666"/>
    </style:style>
    <style:style style:name="P233"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234" style:parent-style-name="Textbody" style:family="paragraph">
      <style:paragraph-properties fo:text-align="justify" fo:margin-bottom="0in"/>
    </style:style>
    <style:style style:name="T235" style:parent-style-name="Fuentedepárrafopredeter." style:family="text">
      <style:text-properties style:font-name="Liberation Sans" style:font-name-asian="Microsoft YaHei" fo:font-weight="bold" style:font-weight-asian="bold" style:font-weight-complex="bold" fo:color="#666666"/>
    </style:style>
    <style:style style:name="T236" style:parent-style-name="StrongEmphasis" style:family="text">
      <style:text-properties style:font-name="Liberation Sans" style:font-name-asian="Microsoft YaHei" fo:color="#666666"/>
    </style:style>
    <style:style style:name="T237" style:parent-style-name="Fuentedepárrafopredeter." style:family="text">
      <style:text-properties style:font-name="Liberation Sans" style:font-name-asian="Microsoft YaHei" fo:font-weight="bold" style:font-weight-asian="bold" style:font-weight-complex="bold" fo:color="#666666"/>
    </style:style>
    <style:style style:name="T238" style:parent-style-name="StrongEmphasis" style:family="text">
      <style:text-properties style:font-name="Liberation Sans" style:font-name-asian="Microsoft YaHei" fo:color="#666666"/>
    </style:style>
    <style:style style:name="T239" style:parent-style-name="Fuentedepárrafopredeter." style:family="text">
      <style:text-properties style:font-name="Liberation Sans" style:font-name-asian="Microsoft YaHei" fo:font-weight="bold" style:font-weight-asian="bold" style:font-weight-complex="bold" fo:color="#666666"/>
    </style:style>
    <style:style style:name="T240" style:parent-style-name="StrongEmphasis" style:family="text">
      <style:text-properties style:font-name="Liberation Sans" style:font-name-asian="Microsoft YaHei" fo:color="#666666"/>
    </style:style>
    <style:style style:name="T241" style:parent-style-name="Fuentedepárrafopredeter." style:family="text">
      <style:text-properties style:font-name="Liberation Sans" style:font-name-asian="Microsoft YaHei" fo:font-weight="bold" style:font-weight-asian="bold" style:font-weight-complex="bold" fo:color="#666666"/>
    </style:style>
    <style:style style:name="T242" style:parent-style-name="StrongEmphasis" style:family="text">
      <style:text-properties style:font-name="Liberation Sans" style:font-name-asian="Microsoft YaHei" fo:color="#666666"/>
    </style:style>
    <style:style style:name="T243" style:parent-style-name="Fuentedepárrafopredeter." style:family="text">
      <style:text-properties style:font-name="Liberation Sans" style:font-name-asian="Microsoft YaHei" fo:font-weight="bold" style:font-weight-asian="bold" style:font-weight-complex="bold" fo:color="#666666"/>
    </style:style>
    <style:style style:name="P244"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245" style:parent-style-name="Textbody" style:family="paragraph">
      <style:paragraph-properties fo:text-align="justify" fo:margin-bottom="0in"/>
    </style:style>
    <style:style style:name="T246" style:parent-style-name="Fuentedepárrafopredeter." style:family="text">
      <style:text-properties style:font-name="Liberation Sans" style:font-name-asian="Microsoft YaHei" fo:font-weight="bold" style:font-weight-asian="bold" style:font-weight-complex="bold" fo:color="#666666"/>
    </style:style>
    <style:style style:name="T247" style:parent-style-name="Énfasis" style:family="text">
      <style:text-properties style:font-name="Liberation Sans" style:font-name-asian="Microsoft YaHei" fo:font-weight="bold" style:font-weight-asian="bold" style:font-weight-complex="bold" fo:font-style="normal" style:font-style-asian="normal" fo:color="#666666"/>
    </style:style>
    <style:style style:name="T248" style:parent-style-name="Fuentedepárrafopredeter." style:family="text">
      <style:text-properties style:font-name="Liberation Sans" style:font-name-asian="Microsoft YaHei" fo:font-weight="bold" style:font-weight-asian="bold" style:font-weight-complex="bold" fo:color="#666666"/>
    </style:style>
    <style:style style:name="T249" style:parent-style-name="Fuentedepárrafopredeter." style:family="text">
      <style:text-properties style:font-name="Liberation Sans" style:font-name-asian="Microsoft YaHei" fo:font-weight="bold" style:font-weight-asian="bold" style:font-weight-complex="bold" fo:color="#666666"/>
    </style:style>
    <style:style style:name="T250" style:parent-style-name="Énfasis" style:family="text">
      <style:text-properties style:font-name="Liberation Sans" style:font-name-asian="Microsoft YaHei" fo:font-weight="bold" style:font-weight-asian="bold" style:font-weight-complex="bold" fo:font-style="normal" style:font-style-asian="normal" fo:color="#666666"/>
    </style:style>
    <style:style style:name="T251" style:parent-style-name="Fuentedepárrafopredeter." style:family="text">
      <style:text-properties style:font-name="Liberation Sans" style:font-name-asian="Microsoft YaHei" fo:font-weight="bold" style:font-weight-asian="bold" style:font-weight-complex="bold" fo:color="#666666"/>
    </style:style>
    <style:style style:name="P252"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253" style:parent-style-name="Textbody" style:family="paragraph">
      <style:paragraph-properties fo:text-align="justify" fo:margin-bottom="0in"/>
    </style:style>
    <style:style style:name="T254" style:parent-style-name="Fuentedepárrafopredeter." style:family="text">
      <style:text-properties style:font-name="Liberation Sans" style:font-name-asian="Microsoft YaHei" fo:font-weight="bold" style:font-weight-asian="bold" style:font-weight-complex="bold" fo:color="#666666"/>
    </style:style>
    <style:style style:name="T255" style:parent-style-name="Fuentedepárrafopredeter." style:family="text">
      <style:text-properties style:font-name="Liberation Sans" style:font-name-asian="Microsoft YaHei" fo:font-weight="bold" style:font-weight-asian="bold" style:font-weight-complex="bold" fo:color="#666666"/>
    </style:style>
    <style:style style:name="T256" style:parent-style-name="Fuentedepárrafopredeter." style:family="text">
      <style:text-properties style:font-name="Liberation Sans" style:font-name-asian="Microsoft YaHei" fo:font-weight="bold" style:font-weight-asian="bold" style:font-weight-complex="bold" fo:color="#666666"/>
    </style:style>
    <style:style style:name="T257" style:parent-style-name="Fuentedepárrafopredeter." style:family="text">
      <style:text-properties style:font-name="Liberation Sans" style:font-name-asian="Microsoft YaHei" fo:font-weight="bold" style:font-weight-asian="bold" style:font-weight-complex="bold" fo:color="#666666"/>
    </style:style>
    <style:style style:name="T258" style:parent-style-name="Énfasis" style:family="text">
      <style:text-properties style:font-name="Liberation Sans" style:font-name-asian="Microsoft YaHei" fo:font-weight="bold" style:font-weight-asian="bold" style:font-weight-complex="bold" fo:font-style="normal" style:font-style-asian="normal" fo:color="#666666"/>
    </style:style>
    <style:style style:name="T259" style:parent-style-name="Fuentedepárrafopredeter." style:family="text">
      <style:text-properties style:font-name="Liberation Sans" style:font-name-asian="Microsoft YaHei" fo:font-weight="bold" style:font-weight-asian="bold" style:font-weight-complex="bold" fo:color="#666666"/>
    </style:style>
    <style:style style:name="P260" style:parent-style-name="Textbody" style:family="paragraph">
      <style:paragraph-properties fo:text-align="justify" fo:margin-bottom="0in"/>
      <style:text-properties style:font-name="Liberation Sans" fo:color="#292B2C"/>
    </style:style>
    <style:style style:name="P261" style:parent-style-name="Textbody" style:family="paragraph">
      <style:paragraph-properties fo:line-height="140%"/>
    </style:style>
    <style:style style:name="T262" style:parent-style-name="StrongEmphasis" style:family="text">
      <style:text-properties style:font-name="Liberation Sans" fo:color="#292B2C"/>
    </style:style>
    <style:style style:name="T263" style:parent-style-name="Fuentedepárrafopredeter." style:family="text">
      <style:text-properties style:font-name="Liberation Sans" fo:color="#292B2C"/>
    </style:style>
    <style:style style:name="P264" style:parent-style-name="Textbody" style:family="paragraph">
      <style:paragraph-properties fo:line-height="140%"/>
    </style:style>
    <style:style style:name="T265" style:parent-style-name="StrongEmphasis" style:family="text">
      <style:text-properties style:font-name="Liberation Sans" fo:color="#292B2C"/>
    </style:style>
    <style:style style:name="T266" style:parent-style-name="Fuentedepárrafopredeter." style:family="text">
      <style:text-properties style:font-name="Liberation Sans" fo:color="#292B2C"/>
    </style:style>
    <style:style style:name="P267" style:parent-style-name="Textbody" style:family="paragraph">
      <style:paragraph-properties fo:line-height="140%"/>
    </style:style>
    <style:style style:name="T268" style:parent-style-name="StrongEmphasis" style:family="text">
      <style:text-properties style:font-name="Liberation Sans" fo:color="#292B2C"/>
    </style:style>
    <style:style style:name="T269" style:parent-style-name="Fuentedepárrafopredeter." style:family="text">
      <style:text-properties style:font-name="Liberation Sans" fo:color="#292B2C"/>
    </style:style>
    <style:style style:name="P270" style:parent-style-name="Textbody" style:family="paragraph">
      <style:paragraph-properties fo:line-height="140%"/>
    </style:style>
    <style:style style:name="T271" style:parent-style-name="StrongEmphasis" style:family="text">
      <style:text-properties style:font-name="Liberation Sans" fo:color="#292B2C"/>
    </style:style>
    <style:style style:name="T272" style:parent-style-name="Fuentedepárrafopredeter." style:family="text">
      <style:text-properties style:font-name="Liberation Sans" fo:color="#292B2C"/>
    </style:style>
    <style:style style:name="T273" style:parent-style-name="Fuentedepárrafopredeter." style:family="text">
      <style:text-properties style:font-name="Liberation Sans" fo:color="#292B2C"/>
    </style:style>
    <style:style style:name="P274" style:parent-style-name="Textbody" style:family="paragraph">
      <style:paragraph-properties fo:line-height="140%"/>
    </style:style>
    <style:style style:name="T275" style:parent-style-name="StrongEmphasis" style:family="text">
      <style:text-properties style:font-name="Liberation Sans" fo:color="#292B2C"/>
    </style:style>
    <style:style style:name="T276" style:parent-style-name="Fuentedepárrafopredeter." style:family="text">
      <style:text-properties style:font-name="Liberation Sans" fo:color="#292B2C"/>
    </style:style>
    <style:style style:name="P277" style:parent-style-name="Textbody" style:family="paragraph">
      <style:paragraph-properties fo:line-height="140%"/>
    </style:style>
    <style:style style:name="T278" style:parent-style-name="StrongEmphasis" style:family="text">
      <style:text-properties style:font-name="Liberation Sans" fo:color="#292B2C"/>
    </style:style>
    <style:style style:name="T279" style:parent-style-name="Fuentedepárrafopredeter." style:family="text">
      <style:text-properties style:font-name="Liberation Sans" fo:color="#292B2C"/>
    </style:style>
    <style:style style:name="T280" style:parent-style-name="Fuentedepárrafopredeter." style:family="text">
      <style:text-properties style:font-name="Liberation Sans" fo:color="#3388CC" fo:font-size="9pt" style:font-size-asian="9pt"/>
    </style:style>
    <style:style style:name="P281" style:parent-style-name="Textbody" style:family="paragraph">
      <style:paragraph-properties fo:line-height="140%"/>
    </style:style>
    <style:style style:name="T282" style:parent-style-name="StrongEmphasis" style:family="text">
      <style:text-properties style:font-name="Liberation Sans" fo:color="#292B2C"/>
    </style:style>
    <style:style style:name="T283" style:parent-style-name="Fuentedepárrafopredeter." style:family="text">
      <style:text-properties style:font-name="Liberation Sans" fo:color="#292B2C"/>
    </style:style>
    <style:style style:name="P284" style:parent-style-name="Textbody" style:family="paragraph">
      <style:paragraph-properties fo:line-height="140%"/>
    </style:style>
    <style:style style:name="T285" style:parent-style-name="StrongEmphasis" style:family="text">
      <style:text-properties style:font-name="Liberation Sans" fo:color="#292B2C"/>
    </style:style>
    <style:style style:name="T286" style:parent-style-name="Fuentedepárrafopredeter." style:family="text">
      <style:text-properties style:font-name="Liberation Sans" fo:color="#292B2C"/>
    </style:style>
    <style:style style:name="P287" style:parent-style-name="Textbody" style:family="paragraph">
      <style:paragraph-properties fo:line-height="140%"/>
    </style:style>
    <style:style style:name="T288" style:parent-style-name="StrongEmphasis" style:family="text">
      <style:text-properties style:font-name="Liberation Sans" fo:color="#292B2C"/>
    </style:style>
    <style:style style:name="T289" style:parent-style-name="Fuentedepárrafopredeter." style:family="text">
      <style:text-properties style:font-name="Liberation Sans" fo:color="#292B2C"/>
    </style:style>
    <style:style style:name="T290" style:parent-style-name="Fuentedepárrafopredeter." style:family="text">
      <style:text-properties style:font-name="Liberation Sans" fo:color="#292B2C"/>
    </style:style>
    <style:style style:name="P291" style:parent-style-name="Textbody" style:family="paragraph">
      <style:paragraph-properties fo:line-height="140%"/>
    </style:style>
    <style:style style:name="T292" style:parent-style-name="StrongEmphasis" style:family="text">
      <style:text-properties style:font-name="Liberation Sans" fo:color="#292B2C"/>
    </style:style>
    <style:style style:name="T293" style:parent-style-name="Fuentedepárrafopredeter." style:family="text">
      <style:text-properties style:font-name="Liberation Sans" fo:color="#292B2C"/>
    </style:style>
    <style:style style:name="P294" style:parent-style-name="Textbody" style:family="paragraph">
      <style:paragraph-properties fo:line-height="140%"/>
    </style:style>
    <style:style style:name="T295" style:parent-style-name="StrongEmphasis" style:family="text">
      <style:text-properties style:font-name="Liberation Sans" fo:color="#292B2C"/>
    </style:style>
    <style:style style:name="T296" style:parent-style-name="Fuentedepárrafopredeter." style:family="text">
      <style:text-properties style:font-name="Liberation Sans" fo:color="#292B2C"/>
    </style:style>
    <style:style style:name="P297" style:parent-style-name="Textbody" style:family="paragraph">
      <style:paragraph-properties fo:line-height="140%"/>
    </style:style>
    <style:style style:name="T298" style:parent-style-name="StrongEmphasis" style:family="text">
      <style:text-properties style:font-name="Liberation Sans" fo:color="#292B2C"/>
    </style:style>
    <style:style style:name="T299" style:parent-style-name="Fuentedepárrafopredeter." style:family="text">
      <style:text-properties style:font-name="Liberation Sans" fo:color="#292B2C"/>
    </style:style>
    <style:style style:name="P300" style:parent-style-name="Textbody" style:family="paragraph">
      <style:paragraph-properties fo:line-height="140%"/>
    </style:style>
    <style:style style:name="T301" style:parent-style-name="StrongEmphasis" style:family="text">
      <style:text-properties style:font-name="Liberation Sans" fo:color="#292B2C"/>
    </style:style>
    <style:style style:name="T302" style:parent-style-name="Fuentedepárrafopredeter." style:family="text">
      <style:text-properties style:font-name="Liberation Sans" fo:color="#292B2C"/>
    </style:style>
    <style:style style:name="P303" style:parent-style-name="Textbody" style:family="paragraph">
      <style:paragraph-properties fo:line-height="140%"/>
    </style:style>
    <style:style style:name="T304" style:parent-style-name="StrongEmphasis" style:family="text">
      <style:text-properties style:font-name="Liberation Sans" fo:color="#292B2C"/>
    </style:style>
    <style:style style:name="T305" style:parent-style-name="Fuentedepárrafopredeter." style:family="text">
      <style:text-properties style:font-name="Liberation Sans" fo:color="#292B2C"/>
    </style:style>
    <style:style style:name="P306" style:parent-style-name="Textbody" style:family="paragraph">
      <style:paragraph-properties fo:text-align="justify" fo:margin-bottom="0in"/>
      <style:text-properties style:font-name="Liberation Sans"/>
    </style:style>
    <style:style style:name="P307" style:parent-style-name="Textbody" style:family="paragraph">
      <style:paragraph-properties fo:text-align="justify" fo:margin-bottom="0in"/>
    </style:style>
    <style:style style:name="T308" style:parent-style-name="Fuentedepárrafopredeter." style:family="text">
      <style:text-properties style:font-name="Liberation Sans" style:font-name-asian="Microsoft YaHei" fo:font-weight="bold" style:font-weight-asian="bold" style:font-weight-complex="bold" fo:color="#666666"/>
    </style:style>
    <style:style style:name="T309" style:parent-style-name="Énfasis" style:family="text">
      <style:text-properties style:font-name="Liberation Sans" style:font-name-asian="Microsoft YaHei" fo:font-weight="bold" style:font-weight-asian="bold" style:font-weight-complex="bold" fo:font-style="normal" style:font-style-asian="normal" fo:color="#666666"/>
    </style:style>
    <style:style style:name="T310" style:parent-style-name="Énfasis" style:family="text">
      <style:text-properties style:font-name="Liberation Sans" style:font-name-asian="Microsoft YaHei" fo:font-weight="bold" style:font-weight-asian="bold" style:font-weight-complex="bold" fo:font-style="normal" style:font-style-asian="normal" fo:color="#666666"/>
    </style:style>
    <style:style style:name="T311" style:parent-style-name="Fuentedepárrafopredeter." style:family="text">
      <style:text-properties style:font-name="Liberation Sans" style:font-name-asian="Microsoft YaHei" fo:font-weight="bold" style:font-weight-asian="bold" style:font-weight-complex="bold" fo:color="#666666"/>
    </style:style>
    <style:style style:name="P312"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13"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14"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15"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16"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17"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18"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19"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20"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21"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22"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23"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24"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25" style:parent-style-name="Textbody" style:family="paragraph">
      <style:paragraph-properties fo:break-before="page" fo:text-align="justify" fo:margin-bottom="0in"/>
      <style:text-properties style:font-name="Liberation Sans" style:font-name-asian="Microsoft YaHei" fo:font-weight="bold" style:font-weight-asian="bold" style:font-weight-complex="bold" fo:color="#666666"/>
    </style:style>
    <style:style style:name="P326"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27"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28"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29"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30" style:parent-style-name="Textbody" style:family="paragraph">
      <style:paragraph-properties fo:text-align="justify" fo:margin-bottom="0in"/>
      <style:text-properties style:font-name="Liberation Sans"/>
    </style:style>
    <style:style style:name="P331" style:parent-style-name="Textbody" style:family="paragraph">
      <style:paragraph-properties fo:text-align="justify" fo:margin-bottom="0in"/>
      <style:text-properties style:font-name="Liberation Sans"/>
    </style:style>
    <style:style style:name="P332" style:parent-style-name="Textbody" style:family="paragraph">
      <style:paragraph-properties fo:text-align="justify" fo:margin-bottom="0in"/>
      <style:text-properties style:font-name="Liberation Sans" fo:font-weight="bold" style:font-weight-asian="bold" style:font-weight-complex="bold"/>
    </style:style>
    <style:style style:name="P333"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34"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35"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36"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37"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38" style:parent-style-name="Textbody" style:family="paragraph">
      <style:paragraph-properties fo:text-align="justify" fo:margin-bottom="0in"/>
      <style:text-properties style:font-name="Liberation Sans"/>
    </style:style>
    <style:style style:name="P339" style:parent-style-name="Textbody" style:family="paragraph">
      <style:paragraph-properties fo:text-align="justify" fo:margin-bottom="0in"/>
      <style:text-properties style:font-name="Liberation Sans" fo:font-weight="bold" style:font-weight-asian="bold" style:font-weight-complex="bold"/>
    </style:style>
    <style:style style:name="P340"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41"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42"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43" style:parent-style-name="Textbody" style:family="paragraph">
      <style:paragraph-properties fo:text-align="justify" fo:margin-bottom="0in"/>
      <style:text-properties style:font-name="Liberation Sans"/>
    </style:style>
    <style:style style:name="P344" style:parent-style-name="Textbody" style:family="paragraph">
      <style:paragraph-properties fo:text-align="justify" fo:margin-bottom="0in"/>
      <style:text-properties style:font-name="Liberation Sans" fo:font-weight="bold" style:font-weight-asian="bold" style:font-weight-complex="bold"/>
    </style:style>
    <style:style style:name="P345" style:parent-style-name="Textbody" style:family="paragraph">
      <style:paragraph-properties fo:break-before="page" fo:text-align="justify" fo:margin-bottom="0in"/>
      <style:text-properties style:font-name="Liberation Sans" fo:font-weight="bold" style:font-weight-asian="bold" style:font-weight-complex="bold"/>
    </style:style>
    <style:style style:name="P346"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47"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48"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49"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50"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51"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52" style:parent-style-name="Textbody" style:family="paragraph">
      <style:paragraph-properties fo:text-align="justify" fo:margin-bottom="0in"/>
      <style:text-properties style:font-name="Liberation Sans"/>
    </style:style>
    <style:style style:name="P353" style:parent-style-name="Textbody" style:family="paragraph">
      <style:paragraph-properties fo:text-align="justify" fo:margin-bottom="0in"/>
      <style:text-properties style:font-name="Liberation Sans" fo:font-weight="bold" style:font-weight-asian="bold" style:font-weight-complex="bold"/>
    </style:style>
    <style:style style:name="P354"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55"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56"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57"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58"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59"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60"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61"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62"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63" style:parent-style-name="Textbody" style:family="paragraph">
      <style:paragraph-properties fo:text-align="justify" fo:margin-bottom="0in"/>
      <style:text-properties style:font-name="Liberation Sans"/>
    </style:style>
    <style:style style:name="P364" style:parent-style-name="Textbody" style:family="paragraph">
      <style:paragraph-properties fo:text-align="justify" fo:margin-bottom="0in"/>
      <style:text-properties style:font-name="Liberation Sans"/>
    </style:style>
    <style:style style:name="P365" style:parent-style-name="Textbody" style:family="paragraph">
      <style:paragraph-properties fo:text-align="justify" fo:margin-bottom="0in"/>
      <style:text-properties style:font-name="Liberation Sans"/>
    </style:style>
    <style:style style:name="P366" style:parent-style-name="Textbody" style:family="paragraph">
      <style:paragraph-properties fo:text-align="justify" fo:margin-bottom="0in"/>
      <style:text-properties style:font-name="Liberation Sans"/>
    </style:style>
    <style:style style:name="P367" style:parent-style-name="Textbody" style:family="paragraph">
      <style:paragraph-properties fo:text-align="justify" fo:margin-bottom="0in"/>
      <style:text-properties style:font-name="Liberation Sans"/>
    </style:style>
    <style:style style:name="P368" style:parent-style-name="Textbody" style:family="paragraph">
      <style:paragraph-properties fo:text-align="justify" fo:margin-bottom="0in"/>
      <style:text-properties style:font-name="Liberation Sans"/>
    </style:style>
    <style:style style:name="P369" style:parent-style-name="Textbody" style:family="paragraph">
      <style:paragraph-properties fo:text-align="justify" fo:margin-bottom="0in"/>
      <style:text-properties style:font-name="Liberation Sans"/>
    </style:style>
    <style:style style:name="P370" style:parent-style-name="Textbody" style:family="paragraph">
      <style:paragraph-properties fo:text-align="justify" fo:margin-bottom="0in"/>
      <style:text-properties style:font-name="Liberation Sans"/>
    </style:style>
    <style:style style:name="P371" style:parent-style-name="Textbody" style:family="paragraph">
      <style:paragraph-properties fo:text-align="justify" fo:margin-bottom="0in"/>
      <style:text-properties style:font-name="Liberation Sans"/>
    </style:style>
    <style:style style:name="P372" style:parent-style-name="Textbody" style:family="paragraph">
      <style:paragraph-properties fo:text-align="justify" fo:margin-bottom="0in"/>
      <style:text-properties style:font-name="Liberation Sans"/>
    </style:style>
    <style:style style:name="P373" style:parent-style-name="Textbody" style:family="paragraph">
      <style:paragraph-properties fo:text-align="justify" fo:margin-bottom="0in"/>
      <style:text-properties style:font-name="Liberation Sans"/>
    </style:style>
    <style:style style:name="P374" style:parent-style-name="Textbody" style:family="paragraph">
      <style:paragraph-properties fo:text-align="justify" fo:margin-bottom="0in"/>
      <style:text-properties style:font-name="Liberation Sans"/>
    </style:style>
    <style:style style:name="P375" style:parent-style-name="Textbody" style:family="paragraph">
      <style:paragraph-properties fo:text-align="justify" fo:margin-bottom="0in"/>
      <style:text-properties style:font-name="Liberation Sans"/>
    </style:style>
    <style:style style:name="P376"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77"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78"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79"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80"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81"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82"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83"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84" style:parent-style-name="Textbody" style:family="paragraph">
      <style:paragraph-properties fo:text-align="justify" fo:margin-bottom="0in"/>
      <style:text-properties style:font-name="Liberation Sans"/>
    </style:style>
    <style:style style:name="P385"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86"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87"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88"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89"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90"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91" style:parent-style-name="Textbody" style:family="paragraph">
      <style:paragraph-properties fo:text-align="justify" fo:margin-bottom="0in"/>
    </style:style>
    <style:style style:name="T392" style:parent-style-name="Fuentedepárrafopredeter." style:family="text">
      <style:text-properties style:font-name="Liberation Sans" fo:font-weight="bold" style:font-weight-asian="bold" style:font-weight-complex="bold"/>
    </style:style>
    <style:style style:name="T393" style:parent-style-name="Fuentedepárrafopredeter." style:family="text">
      <style:text-properties style:font-name="Liberation Sans" fo:font-weight="bold" style:font-weight-asian="bold" style:font-weight-complex="bold" fo:color="#C9211E"/>
    </style:style>
    <style:style style:name="T394" style:parent-style-name="Fuentedepárrafopredeter." style:family="text">
      <style:text-properties style:font-name="Liberation Sans" fo:font-weight="bold" style:font-weight-asian="bold" style:font-weight-complex="bold"/>
    </style:style>
    <style:style style:name="P395" style:parent-style-name="Textbody" style:family="paragraph">
      <style:paragraph-properties fo:text-align="justify" fo:margin-bottom="0in"/>
      <style:text-properties style:font-name="Liberation Sans" fo:font-weight="bold" style:font-weight-asian="bold" style:font-weight-complex="bold"/>
    </style:style>
    <style:style style:name="P396" style:parent-style-name="Textbody" style:family="paragraph">
      <style:paragraph-properties fo:text-align="justify" fo:margin-bottom="0in"/>
    </style:style>
    <style:style style:name="T397" style:parent-style-name="Fuentedepárrafopredeter." style:family="text">
      <style:text-properties style:font-name="Liberation Sans" fo:font-weight="bold" style:font-weight-asian="bold" style:font-weight-complex="bold"/>
    </style:style>
    <style:style style:name="T398" style:parent-style-name="Fuentedepárrafopredeter." style:family="text">
      <style:text-properties style:font-name="Liberation Sans" fo:font-weight="bold" style:font-weight-asian="bold" style:font-weight-complex="bold" fo:color="#C9211E"/>
    </style:style>
    <style:style style:name="T399" style:parent-style-name="Fuentedepárrafopredeter." style:family="text">
      <style:text-properties style:font-name="Liberation Sans" fo:font-weight="bold" style:font-weight-asian="bold" style:font-weight-complex="bold"/>
    </style:style>
    <style:style style:name="T400" style:parent-style-name="Fuentedepárrafopredeter." style:family="text">
      <style:text-properties style:font-name="Liberation Sans" fo:font-weight="bold" style:font-weight-asian="bold" style:font-weight-complex="bold"/>
    </style:style>
    <style:style style:name="P401" style:parent-style-name="Textbody" style:family="paragraph">
      <style:paragraph-properties fo:text-align="justify" fo:margin-bottom="0in"/>
      <style:text-properties style:font-name="Liberation Sans"/>
    </style:style>
    <style:style style:name="P402" style:parent-style-name="Textbody" style:family="paragraph">
      <style:paragraph-properties fo:break-before="page" fo:text-align="justify" fo:margin-bottom="0in"/>
      <style:text-properties style:font-name="Liberation Sans" fo:font-weight="bold" style:font-weight-asian="bold" style:font-weight-complex="bold"/>
    </style:style>
    <style:style style:name="P403"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404"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405"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406"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407"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408"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409"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410" style:parent-style-name="Textbody" style:family="paragraph">
      <style:paragraph-properties fo:text-align="justify" fo:margin-bottom="0in"/>
    </style:style>
    <style:style style:name="T411" style:parent-style-name="Fuentedepárrafopredeter." style:family="text">
      <style:text-properties style:font-name="Liberation Sans" fo:font-weight="bold" style:font-weight-asian="bold" style:font-weight-complex="bold"/>
    </style:style>
    <style:style style:name="T412" style:parent-style-name="Fuentedepárrafopredeter." style:family="text">
      <style:text-properties style:font-name="Liberation Sans" fo:font-weight="bold" style:font-weight-asian="bold" style:font-weight-complex="bold" fo:color="#C9211E"/>
    </style:style>
    <style:style style:name="T413" style:parent-style-name="Fuentedepárrafopredeter." style:family="text">
      <style:text-properties style:font-name="Liberation Sans" fo:font-weight="bold" style:font-weight-asian="bold" style:font-weight-complex="bold" fo:color="#C9211E"/>
    </style:style>
    <style:style style:name="T414" style:parent-style-name="Fuentedepárrafopredeter." style:family="text">
      <style:text-properties style:font-name="Liberation Sans" fo:font-weight="bold" style:font-weight-asian="bold" style:font-weight-complex="bold"/>
    </style:style>
    <style:style style:name="T415" style:parent-style-name="Fuentedepárrafopredeter." style:family="text">
      <style:text-properties style:font-name="Liberation Sans" fo:font-weight="bold" style:font-weight-asian="bold" style:font-weight-complex="bold" fo:color="#292B2C"/>
    </style:style>
    <style:style style:name="P416" style:parent-style-name="Textbody" style:family="paragraph">
      <style:paragraph-properties fo:text-align="justify" fo:margin-bottom="0in"/>
      <style:text-properties style:font-name="Liberation Sans" fo:font-weight="bold" style:font-weight-asian="bold" style:font-weight-complex="bold"/>
    </style:style>
    <style:style style:name="P417" style:parent-style-name="Textbody" style:family="paragraph">
      <style:paragraph-properties fo:text-align="justify" fo:margin-bottom="0in"/>
      <style:text-properties style:font-name="Liberation Sans" fo:font-weight="bold" style:font-weight-asian="bold" style:font-weight-complex="bold"/>
    </style:style>
    <style:style style:name="P418"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419"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420"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421"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422"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423"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424"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425" style:parent-style-name="Textbody" style:family="paragraph">
      <style:paragraph-properties fo:text-align="justify" fo:margin-bottom="0in"/>
      <style:text-properties style:font-name="Liberation Sans"/>
    </style:style>
    <style:style style:name="P426" style:parent-style-name="Textbody" style:family="paragraph">
      <style:paragraph-properties fo:text-align="justify" fo:margin-bottom="0in"/>
      <style:text-properties style:font-name="Liberation Sans"/>
    </style:style>
    <style:style style:name="P427"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428"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429" style:parent-style-name="Textbody" style:family="paragraph">
      <style:paragraph-properties fo:text-align="justify" fo:margin-bottom="0in"/>
    </style:style>
    <style:style style:name="T430" style:parent-style-name="Fuentedepárrafopredeter." style:family="text">
      <style:text-properties style:font-name="Liberation Sans" fo:font-weight="bold" style:font-weight-asian="bold" style:font-weight-complex="bold" fo:color="#292B2C"/>
    </style:style>
    <style:style style:name="T431" style:parent-style-name="Fuentedepárrafopredeter." style:family="text">
      <style:text-properties style:font-name="Liberation Sans" fo:font-weight="bold" style:font-weight-asian="bold" style:font-weight-complex="bold" fo:color="#C9211E"/>
    </style:style>
    <style:style style:name="T432" style:parent-style-name="Fuentedepárrafopredeter." style:family="text">
      <style:text-properties style:font-name="Liberation Sans" fo:font-weight="bold" style:font-weight-asian="bold" style:font-weight-complex="bold" fo:color="#292B2C"/>
    </style:style>
    <style:style style:name="T433" style:parent-style-name="SourceText" style:family="text">
      <style:text-properties style:font-name="Liberation Sans" fo:font-weight="bold" style:font-weight-asian="bold" style:font-weight-complex="bold" fo:color="#BD4147" fo:background-color="#F7F7F9"/>
    </style:style>
    <style:style style:name="T434" style:parent-style-name="Fuentedepárrafopredeter." style:family="text">
      <style:text-properties style:font-name="Liberation Sans" fo:font-weight="bold" style:font-weight-asian="bold" style:font-weight-complex="bold" fo:color="#292B2C"/>
    </style:style>
    <style:style style:name="T435" style:parent-style-name="Fuentedepárrafopredeter." style:family="text">
      <style:text-properties style:font-name="Liberation Sans" fo:font-weight="bold" style:font-weight-asian="bold" style:font-weight-complex="bold" fo:color="#292B2C"/>
    </style:style>
    <style:style style:name="T436" style:parent-style-name="Énfasis" style:family="text">
      <style:text-properties fo:font-weight="bold" style:font-weight-asian="bold" style:font-weight-complex="bold" fo:color="#292B2C"/>
    </style:style>
    <style:style style:name="T437" style:parent-style-name="Fuentedepárrafopredeter." style:family="text">
      <style:text-properties style:font-name="Liberation Sans" fo:font-weight="bold" style:font-weight-asian="bold" style:font-weight-complex="bold" fo:color="#292B2C"/>
    </style:style>
    <style:style style:name="P438" style:parent-style-name="Textbody" style:family="paragraph">
      <style:paragraph-properties fo:break-before="page" fo:text-align="justify" fo:margin-bottom="0in"/>
      <style:text-properties style:font-name="Liberation Sans" fo:font-weight="bold" style:font-weight-asian="bold" style:font-weight-complex="bold"/>
    </style:style>
    <style:style style:name="P439"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440"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441"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442" style:parent-style-name="Textbody" style:family="paragraph">
      <style:paragraph-properties fo:text-align="justify" fo:margin-bottom="0in"/>
      <style:text-properties style:font-name="Liberation Sans"/>
    </style:style>
    <style:style style:name="P443" style:parent-style-name="Textbody" style:family="paragraph">
      <style:paragraph-properties fo:text-align="justify" fo:margin-bottom="0in"/>
      <style:text-properties style:font-name="Liberation Sans"/>
    </style:style>
    <style:style style:name="P444" style:parent-style-name="Textbody" style:family="paragraph">
      <style:paragraph-properties fo:text-align="justify" fo:margin-bottom="0in"/>
      <style:text-properties style:font-name="Liberation Sans"/>
    </style:style>
    <style:style style:name="P445" style:parent-style-name="Textbody" style:family="paragraph">
      <style:paragraph-properties fo:text-align="justify" fo:margin-bottom="0in"/>
      <style:text-properties style:font-name="Liberation Sans"/>
    </style:style>
    <style:style style:name="P446" style:parent-style-name="Textbody" style:family="paragraph">
      <style:paragraph-properties fo:text-align="justify" fo:margin-bottom="0in"/>
      <style:text-properties style:font-name="Liberation Sans"/>
    </style:style>
    <style:style style:name="P447" style:parent-style-name="Textbody" style:family="paragraph">
      <style:paragraph-properties fo:text-align="justify" fo:margin-bottom="0in"/>
      <style:text-properties style:font-name="Liberation Sans"/>
    </style:style>
    <style:style style:name="P448" style:parent-style-name="Textbody" style:family="paragraph">
      <style:paragraph-properties fo:text-align="justify" fo:margin-bottom="0in"/>
      <style:text-properties style:font-name="Liberation Sans"/>
    </style:style>
    <style:style style:name="P449" style:parent-style-name="Textbody" style:family="paragraph">
      <style:paragraph-properties fo:text-align="justify" fo:margin-bottom="0in"/>
      <style:text-properties style:font-name="Liberation Sans"/>
    </style:style>
    <style:style style:name="P450" style:parent-style-name="Textbody" style:family="paragraph">
      <style:paragraph-properties fo:text-align="justify" fo:margin-bottom="0in"/>
      <style:text-properties style:font-name="Liberation Sans"/>
    </style:style>
    <style:style style:name="P451" style:parent-style-name="Textbody" style:family="paragraph">
      <style:paragraph-properties fo:text-align="justify" fo:margin-bottom="0in"/>
      <style:text-properties style:font-name="Liberation Sans"/>
    </style:style>
    <style:style style:name="P452" style:parent-style-name="Textbody" style:family="paragraph">
      <style:paragraph-properties fo:text-align="justify" fo:margin-bottom="0in"/>
      <style:text-properties style:font-name="Liberation Sans"/>
    </style:style>
    <style:style style:name="P453" style:parent-style-name="Textbody" style:family="paragraph">
      <style:paragraph-properties fo:text-align="justify" fo:margin-bottom="0in"/>
      <style:text-properties style:font-name="Liberation Sans"/>
    </style:style>
    <style:style style:name="P454" style:parent-style-name="Textbody" style:family="paragraph">
      <style:paragraph-properties fo:text-align="justify" fo:margin-bottom="0in"/>
      <style:text-properties style:font-name="Liberation Sans"/>
    </style:style>
    <style:style style:name="P455" style:parent-style-name="Textbody" style:family="paragraph">
      <style:paragraph-properties fo:text-align="justify" fo:margin-bottom="0in"/>
      <style:text-properties style:font-name="Liberation Sans"/>
    </style:style>
    <style:style style:name="P456"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457"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458" style:parent-style-name="Textbody" style:family="paragraph">
      <style:paragraph-properties fo:text-align="justify" fo:margin-bottom="0in"/>
      <style:text-properties style:font-name="Liberation Sans"/>
    </style:style>
    <style:style style:name="P459" style:parent-style-name="Textbody" style:family="paragraph">
      <style:paragraph-properties fo:text-align="justify" fo:margin-bottom="0in"/>
    </style:style>
    <style:style style:name="T460" style:parent-style-name="Fuentedepárrafopredeter." style:family="text">
      <style:text-properties style:font-name="Liberation Sans" fo:font-weight="bold" style:font-weight-asian="bold" style:font-weight-complex="bold"/>
    </style:style>
    <style:style style:name="T461" style:parent-style-name="Fuentedepárrafopredeter." style:family="text">
      <style:text-properties style:font-name="Liberation Sans" fo:font-weight="bold" style:font-weight-asian="bold" style:font-weight-complex="bold" fo:color="#C9211E"/>
    </style:style>
    <style:style style:name="T462" style:parent-style-name="Fuentedepárrafopredeter." style:family="text">
      <style:text-properties style:font-name="Liberation Sans" fo:font-weight="bold" style:font-weight-asian="bold" style:font-weight-complex="bold"/>
    </style:style>
    <style:style style:name="T463" style:parent-style-name="Fuentedepárrafopredeter." style:family="text">
      <style:text-properties style:font-name="Liberation Sans" fo:font-weight="bold" style:font-weight-asian="bold" style:font-weight-complex="bold"/>
    </style:style>
    <style:style style:name="P464" style:parent-style-name="Textbody" style:family="paragraph">
      <style:paragraph-properties fo:text-align="justify" fo:margin-bottom="0in"/>
      <style:text-properties style:font-name="Liberation Sans" fo:font-weight="bold" style:font-weight-asian="bold" style:font-weight-complex="bold"/>
    </style:style>
    <style:style style:name="P465" style:parent-style-name="Textbody" style:family="paragraph">
      <style:paragraph-properties fo:text-align="justify" fo:margin-bottom="0in"/>
      <style:text-properties style:font-name="Liberation Sans"/>
    </style:style>
    <style:style style:name="P466" style:parent-style-name="Título1" style:family="paragraph">
      <style:paragraph-properties fo:break-before="page" fo:text-align="justify" fo:margin-top="0in" fo:margin-bottom="0in" fo:margin-left="0.5in">
        <style:tab-stops/>
      </style:paragraph-properties>
    </style:style>
    <style:style style:name="T467" style:parent-style-name="Fuentedepárrafopredeter." style:family="text">
      <style:text-properties style:font-name="Liberation Sans" fo:font-weight="normal" style:font-weight-asian="normal" style:font-weight-complex="normal" fo:color="#666666"/>
    </style:style>
    <style:style style:name="P468" style:parent-style-name="Textbody" style:family="paragraph">
      <style:paragraph-properties fo:text-align="justify" fo:margin-bottom="0in" fo:margin-left="0.5in">
        <style:tab-stops/>
      </style:paragraph-properties>
      <style:text-properties style:font-name="Liberation Sans"/>
    </style:style>
    <style:style style:name="P469" style:parent-style-name="Standard" style:family="paragraph">
      <style:paragraph-properties fo:text-align="justify"/>
    </style:style>
    <style:style style:name="T470" style:parent-style-name="Fuentedepárrafopredeter." style:family="text">
      <style:text-properties style:font-name="Consolas, 'Courier New', monosp" fo:color="#800000" fo:font-size="14pt" style:font-size-asian="14pt" style:font-size-complex="14pt" fo:background-color="#FFFFFF"/>
    </style:style>
    <style:style style:name="P471" style:parent-style-name="Standard" style:family="paragraph">
      <style:paragraph-properties style:line-height-at-least="0.1979in"/>
    </style:style>
    <style:style style:name="T472" style:parent-style-name="Fuentedepárrafopredeter." style:family="text">
      <style:text-properties style:font-name="Consolas, 'Courier New', monosp" fo:color="#800000" fo:font-size="10.5pt" style:font-size-asian="10.5pt" fo:background-color="#FFFFFF"/>
    </style:style>
    <style:style style:name="T473" style:parent-style-name="Fuentedepárrafopredeter." style:family="text">
      <style:text-properties style:font-name="Consolas, 'Courier New', monosp" fo:color="#0000FF" fo:font-size="10.5pt" style:font-size-asian="10.5pt" fo:background-color="#FFFFFF"/>
    </style:style>
    <style:style style:name="T474" style:parent-style-name="Fuentedepárrafopredeter." style:family="text">
      <style:text-properties style:font-name="Consolas, 'Courier New', monosp" fo:color="#000000" fo:font-size="10.5pt" style:font-size-asian="10.5pt" fo:background-color="#FFFFFF"/>
    </style:style>
    <style:style style:name="T475" style:parent-style-name="Fuentedepárrafopredeter." style:family="text">
      <style:text-properties style:font-name="Consolas, 'Courier New', monosp" fo:color="#0000FF" fo:font-size="10.5pt" style:font-size-asian="10.5pt" fo:background-color="#FFFFFF"/>
    </style:style>
    <style:style style:name="T476" style:parent-style-name="Fuentedepárrafopredeter." style:family="text">
      <style:text-properties style:font-name="Consolas, 'Courier New', monosp" fo:color="#800000" fo:font-size="10.5pt" style:font-size-asian="10.5pt" fo:background-color="#FFFFFF"/>
    </style:style>
    <style:style style:name="P477" style:parent-style-name="Standard" style:family="paragraph">
      <style:paragraph-properties style:line-height-at-least="0.1979in"/>
    </style:style>
    <style:style style:name="T478" style:parent-style-name="Fuentedepárrafopredeter." style:family="text">
      <style:text-properties style:font-name="Consolas, 'Courier New', monosp" fo:color="#800000" fo:font-size="10.5pt" style:font-size-asian="10.5pt" fo:background-color="#FFFFFF"/>
    </style:style>
    <style:style style:name="T479" style:parent-style-name="Fuentedepárrafopredeter." style:family="text">
      <style:text-properties style:font-name="Consolas, 'Courier New', monosp" fo:color="#FF0000" fo:font-size="10.5pt" style:font-size-asian="10.5pt" fo:background-color="#FFFFFF"/>
    </style:style>
    <style:style style:name="T480" style:parent-style-name="Fuentedepárrafopredeter." style:family="text">
      <style:text-properties style:font-name="Consolas, 'Courier New', monosp" fo:color="#000000" fo:font-size="10.5pt" style:font-size-asian="10.5pt" fo:background-color="#FFFFFF"/>
    </style:style>
    <style:style style:name="T481" style:parent-style-name="Fuentedepárrafopredeter." style:family="text">
      <style:text-properties style:font-name="Consolas, 'Courier New', monosp" fo:color="#0000FF" fo:font-size="10.5pt" style:font-size-asian="10.5pt" fo:background-color="#FFFFFF"/>
    </style:style>
    <style:style style:name="T482" style:parent-style-name="Fuentedepárrafopredeter." style:family="text">
      <style:text-properties style:font-name="Consolas, 'Courier New', monosp" fo:color="#FF0000" fo:font-size="10.5pt" style:font-size-asian="10.5pt" fo:background-color="#FFFFFF"/>
    </style:style>
    <style:style style:name="T483" style:parent-style-name="Fuentedepárrafopredeter." style:family="text">
      <style:text-properties style:font-name="Consolas, 'Courier New', monosp" fo:color="#000000" fo:font-size="10.5pt" style:font-size-asian="10.5pt" fo:background-color="#FFFFFF"/>
    </style:style>
    <style:style style:name="T484" style:parent-style-name="Fuentedepárrafopredeter." style:family="text">
      <style:text-properties style:font-name="Consolas, 'Courier New', monosp" fo:color="#0000FF" fo:font-size="10.5pt" style:font-size-asian="10.5pt" fo:background-color="#FFFFFF"/>
    </style:style>
    <style:style style:name="T485" style:parent-style-name="Fuentedepárrafopredeter." style:family="text">
      <style:text-properties style:font-name="Consolas, 'Courier New', monosp" fo:color="#800000" fo:font-size="10.5pt" style:font-size-asian="10.5pt" fo:background-color="#FFFFFF"/>
    </style:style>
    <style:style style:name="P486" style:parent-style-name="Standard" style:family="paragraph">
      <style:paragraph-properties style:line-height-at-least="0.1979in"/>
      <style:text-properties style:font-name="Consolas, 'Courier New', monosp" fo:color="#800000" fo:font-size="10.5pt" style:font-size-asian="10.5pt" fo:background-color="#FFFFFF"/>
    </style:style>
    <style:style style:name="P487" style:parent-style-name="Standard" style:family="paragraph">
      <style:paragraph-properties style:line-height-at-least="0.1979in"/>
    </style:style>
    <style:style style:name="T488" style:parent-style-name="Fuentedepárrafopredeter." style:family="text">
      <style:text-properties fo:color="#000000" fo:background-color="#FFFFFF"/>
    </style:style>
    <style:style style:name="T489" style:parent-style-name="Fuentedepárrafopredeter." style:family="text">
      <style:text-properties style:font-name="Consolas, 'Courier New', monosp" fo:color="#800000" fo:font-size="10.5pt" style:font-size-asian="10.5pt" fo:background-color="#FFFFFF"/>
    </style:style>
    <style:style style:name="T490" style:parent-style-name="Fuentedepárrafopredeter." style:family="text">
      <style:text-properties style:font-name="Consolas, 'Courier New', monosp" fo:color="#000000" fo:font-size="10.5pt" style:font-size-asian="10.5pt" fo:background-color="#FFFFFF"/>
    </style:style>
    <style:style style:name="T491" style:parent-style-name="Fuentedepárrafopredeter." style:family="text">
      <style:text-properties style:font-name="Consolas, 'Courier New', monosp" fo:color="#FF0000" fo:font-size="10.5pt" style:font-size-asian="10.5pt" fo:background-color="#FFFFFF"/>
    </style:style>
    <style:style style:name="T492" style:parent-style-name="Fuentedepárrafopredeter." style:family="text">
      <style:text-properties style:font-name="Consolas, 'Courier New', monosp" fo:color="#000000" fo:font-size="10.5pt" style:font-size-asian="10.5pt" fo:background-color="#FFFFFF"/>
    </style:style>
    <style:style style:name="T493" style:parent-style-name="Fuentedepárrafopredeter." style:family="text">
      <style:text-properties style:font-name="Consolas, 'Courier New', monosp" fo:color="#0000FF" fo:font-size="10.5pt" style:font-size-asian="10.5pt" fo:background-color="#FFFFFF"/>
    </style:style>
    <style:style style:name="T494" style:parent-style-name="Fuentedepárrafopredeter." style:family="text">
      <style:text-properties style:font-name="Consolas, 'Courier New', monosp" fo:color="#800000" fo:font-size="10.5pt" style:font-size-asian="10.5pt" fo:background-color="#FFFFFF"/>
    </style:style>
    <style:style style:name="P495" style:parent-style-name="Standard" style:family="paragraph">
      <style:paragraph-properties style:line-height-at-least="0.1979in"/>
    </style:style>
    <style:style style:name="T496" style:parent-style-name="Fuentedepárrafopredeter." style:family="text">
      <style:text-properties fo:color="#000000" fo:background-color="#FFFFFF"/>
    </style:style>
    <style:style style:name="T497" style:parent-style-name="Fuentedepárrafopredeter." style:family="text">
      <style:text-properties style:font-name="Consolas, 'Courier New', monosp" fo:color="#800000" fo:font-size="10.5pt" style:font-size-asian="10.5pt" fo:background-color="#FFFFFF"/>
    </style:style>
    <style:style style:name="T498" style:parent-style-name="Fuentedepárrafopredeter." style:family="text">
      <style:text-properties style:font-name="Consolas, 'Courier New', monosp" fo:color="#000000" fo:font-size="10.5pt" style:font-size-asian="10.5pt" fo:background-color="#FFFFFF"/>
    </style:style>
    <style:style style:name="T499" style:parent-style-name="Fuentedepárrafopredeter." style:family="text">
      <style:text-properties style:font-name="Consolas, 'Courier New', monosp" fo:color="#800000" fo:font-size="10.5pt" style:font-size-asian="10.5pt" fo:background-color="#FFFFFF"/>
    </style:style>
    <style:style style:name="P500" style:parent-style-name="Standard" style:family="paragraph">
      <style:paragraph-properties style:line-height-at-least="0.1979in"/>
    </style:style>
    <style:style style:name="T501" style:parent-style-name="Fuentedepárrafopredeter." style:family="text">
      <style:text-properties fo:color="#000000" fo:background-color="#FFFFFF"/>
    </style:style>
    <style:style style:name="T502" style:parent-style-name="Fuentedepárrafopredeter." style:family="text">
      <style:text-properties style:font-name="Consolas, 'Courier New', monosp" fo:color="#800000" fo:font-size="10.5pt" style:font-size-asian="10.5pt" fo:background-color="#FFFFFF"/>
    </style:style>
    <style:style style:name="T503" style:parent-style-name="Fuentedepárrafopredeter." style:family="text">
      <style:text-properties style:font-name="Consolas, 'Courier New', monosp" fo:color="#000000" fo:font-size="10.5pt" style:font-size-asian="10.5pt" fo:background-color="#FFFFFF"/>
    </style:style>
    <style:style style:name="T504" style:parent-style-name="Fuentedepárrafopredeter." style:family="text">
      <style:text-properties style:font-name="Consolas, 'Courier New', monosp" fo:color="#800000" fo:font-size="10.5pt" style:font-size-asian="10.5pt" fo:background-color="#FFFFFF"/>
    </style:style>
    <style:style style:name="P505" style:parent-style-name="Standard" style:family="paragraph">
      <style:paragraph-properties style:line-height-at-least="0.1979in"/>
    </style:style>
    <style:style style:name="T506" style:parent-style-name="Fuentedepárrafopredeter." style:family="text">
      <style:text-properties fo:color="#000000" fo:background-color="#FFFFFF"/>
    </style:style>
    <style:style style:name="T507" style:parent-style-name="Fuentedepárrafopredeter." style:family="text">
      <style:text-properties style:font-name="Consolas, 'Courier New', monosp" fo:color="#800000" fo:font-size="10.5pt" style:font-size-asian="10.5pt" fo:background-color="#FFFFFF"/>
    </style:style>
    <style:style style:name="T508" style:parent-style-name="Fuentedepárrafopredeter." style:family="text">
      <style:text-properties style:font-name="Consolas, 'Courier New', monosp" fo:color="#000000" fo:font-size="10.5pt" style:font-size-asian="10.5pt" fo:background-color="#FFFFFF"/>
    </style:style>
    <style:style style:name="T509" style:parent-style-name="Fuentedepárrafopredeter." style:family="text">
      <style:text-properties style:font-name="Consolas, 'Courier New', monosp" fo:color="#800000" fo:font-size="10.5pt" style:font-size-asian="10.5pt" fo:background-color="#FFFFFF"/>
    </style:style>
    <style:style style:name="P510" style:parent-style-name="Standard" style:family="paragraph">
      <style:paragraph-properties style:line-height-at-least="0.1979in"/>
    </style:style>
    <style:style style:name="T511" style:parent-style-name="Fuentedepárrafopredeter." style:family="text">
      <style:text-properties fo:color="#000000" fo:background-color="#FFFFFF"/>
    </style:style>
    <style:style style:name="T512" style:parent-style-name="Fuentedepárrafopredeter." style:family="text">
      <style:text-properties style:font-name="Consolas, 'Courier New', monosp" fo:color="#800000" fo:font-size="10.5pt" style:font-size-asian="10.5pt" fo:background-color="#FFFFFF"/>
    </style:style>
    <style:style style:name="T513" style:parent-style-name="Fuentedepárrafopredeter." style:family="text">
      <style:text-properties style:font-name="Consolas, 'Courier New', monosp" fo:color="#000000" fo:font-size="10.5pt" style:font-size-asian="10.5pt" fo:background-color="#FFFFFF"/>
    </style:style>
    <style:style style:name="T514" style:parent-style-name="Fuentedepárrafopredeter." style:family="text">
      <style:text-properties style:font-name="Consolas, 'Courier New', monosp" fo:color="#800000" fo:font-size="10.5pt" style:font-size-asian="10.5pt" fo:background-color="#FFFFFF"/>
    </style:style>
    <style:style style:name="P515" style:parent-style-name="Standard" style:family="paragraph">
      <style:paragraph-properties style:line-height-at-least="0.1979in"/>
    </style:style>
    <style:style style:name="T516" style:parent-style-name="Fuentedepárrafopredeter." style:family="text">
      <style:text-properties fo:color="#000000" fo:background-color="#FFFFFF"/>
    </style:style>
    <style:style style:name="T517" style:parent-style-name="Fuentedepárrafopredeter." style:family="text">
      <style:text-properties style:font-name="Consolas, 'Courier New', monosp" fo:color="#800000" fo:font-size="10.5pt" style:font-size-asian="10.5pt" fo:background-color="#FFFFFF"/>
    </style:style>
    <style:style style:name="T518" style:parent-style-name="Fuentedepárrafopredeter." style:family="text">
      <style:text-properties style:font-name="Consolas, 'Courier New', monosp" fo:color="#000000" fo:font-size="10.5pt" style:font-size-asian="10.5pt" fo:background-color="#FFFFFF"/>
    </style:style>
    <style:style style:name="T519" style:parent-style-name="Fuentedepárrafopredeter." style:family="text">
      <style:text-properties style:font-name="Consolas, 'Courier New', monosp" fo:color="#800000" fo:font-size="10.5pt" style:font-size-asian="10.5pt" fo:background-color="#FFFFFF"/>
    </style:style>
    <style:style style:name="P520" style:parent-style-name="Standard" style:family="paragraph">
      <style:paragraph-properties style:line-height-at-least="0.1979in"/>
    </style:style>
    <style:style style:name="T521" style:parent-style-name="Fuentedepárrafopredeter." style:family="text">
      <style:text-properties fo:color="#000000" fo:background-color="#FFFFFF"/>
    </style:style>
    <style:style style:name="T522" style:parent-style-name="Fuentedepárrafopredeter." style:family="text">
      <style:text-properties style:font-name="Consolas, 'Courier New', monosp" fo:color="#800000" fo:font-size="10.5pt" style:font-size-asian="10.5pt" fo:background-color="#FFFFFF"/>
    </style:style>
    <style:style style:name="T523" style:parent-style-name="Fuentedepárrafopredeter." style:family="text">
      <style:text-properties style:font-name="Consolas, 'Courier New', monosp" fo:color="#000000" fo:font-size="10.5pt" style:font-size-asian="10.5pt" fo:background-color="#FFFFFF"/>
    </style:style>
    <style:style style:name="T524" style:parent-style-name="Fuentedepárrafopredeter." style:family="text">
      <style:text-properties style:font-name="Consolas, 'Courier New', monosp" fo:color="#800000" fo:font-size="10.5pt" style:font-size-asian="10.5pt" fo:background-color="#FFFFFF"/>
    </style:style>
    <style:style style:name="P525" style:parent-style-name="Standard" style:family="paragraph">
      <style:paragraph-properties style:line-height-at-least="0.1979in"/>
    </style:style>
    <style:style style:name="T526" style:parent-style-name="Fuentedepárrafopredeter." style:family="text">
      <style:text-properties fo:color="#000000" fo:background-color="#FFFFFF"/>
    </style:style>
    <style:style style:name="T527" style:parent-style-name="Fuentedepárrafopredeter." style:family="text">
      <style:text-properties style:font-name="Consolas, 'Courier New', monosp" fo:color="#800000" fo:font-size="10.5pt" style:font-size-asian="10.5pt" fo:background-color="#FFFFFF"/>
    </style:style>
    <style:style style:name="T528" style:parent-style-name="Fuentedepárrafopredeter." style:family="text">
      <style:text-properties style:font-name="Consolas, 'Courier New', monosp" fo:color="#000000" fo:font-size="10.5pt" style:font-size-asian="10.5pt" fo:background-color="#FFFFFF"/>
    </style:style>
    <style:style style:name="T529" style:parent-style-name="Fuentedepárrafopredeter." style:family="text">
      <style:text-properties style:font-name="Consolas, 'Courier New', monosp" fo:color="#800000" fo:font-size="10.5pt" style:font-size-asian="10.5pt" fo:background-color="#FFFFFF"/>
    </style:style>
    <style:style style:name="P530" style:parent-style-name="Standard" style:family="paragraph">
      <style:paragraph-properties style:line-height-at-least="0.1979in"/>
    </style:style>
    <style:style style:name="T531" style:parent-style-name="Fuentedepárrafopredeter." style:family="text">
      <style:text-properties fo:color="#000000" fo:background-color="#FFFFFF"/>
    </style:style>
    <style:style style:name="T532" style:parent-style-name="Fuentedepárrafopredeter." style:family="text">
      <style:text-properties style:font-name="Consolas, 'Courier New', monosp" fo:color="#800000" fo:font-size="10.5pt" style:font-size-asian="10.5pt" fo:background-color="#FFFFFF"/>
    </style:style>
    <style:style style:name="P533" style:parent-style-name="Standard" style:family="paragraph">
      <style:paragraph-properties style:line-height-at-least="0.1979in"/>
    </style:style>
    <style:style style:name="T534" style:parent-style-name="Fuentedepárrafopredeter." style:family="text">
      <style:text-properties fo:color="#000000" fo:background-color="#FFFFFF"/>
    </style:style>
    <style:style style:name="T535" style:parent-style-name="Fuentedepárrafopredeter." style:family="text">
      <style:text-properties style:font-name="Consolas, 'Courier New', monosp" fo:color="#800000" fo:font-size="10.5pt" style:font-size-asian="10.5pt" fo:background-color="#FFFFFF"/>
    </style:style>
    <style:style style:name="T536" style:parent-style-name="Fuentedepárrafopredeter." style:family="text">
      <style:text-properties style:font-name="Consolas, 'Courier New', monosp" fo:color="#000000" fo:font-size="10.5pt" style:font-size-asian="10.5pt" fo:background-color="#FFFFFF"/>
    </style:style>
    <style:style style:name="T537" style:parent-style-name="Fuentedepárrafopredeter." style:family="text">
      <style:text-properties style:font-name="Consolas, 'Courier New', monosp" fo:color="#FF0000" fo:font-size="10.5pt" style:font-size-asian="10.5pt" fo:background-color="#FFFFFF"/>
    </style:style>
    <style:style style:name="T538" style:parent-style-name="Fuentedepárrafopredeter." style:family="text">
      <style:text-properties style:font-name="Consolas, 'Courier New', monosp" fo:color="#000000" fo:font-size="10.5pt" style:font-size-asian="10.5pt" fo:background-color="#FFFFFF"/>
    </style:style>
    <style:style style:name="T539" style:parent-style-name="Fuentedepárrafopredeter." style:family="text">
      <style:text-properties style:font-name="Consolas, 'Courier New', monosp" fo:color="#0000FF" fo:font-size="10.5pt" style:font-size-asian="10.5pt" fo:background-color="#FFFFFF"/>
    </style:style>
    <style:style style:name="T540" style:parent-style-name="Fuentedepárrafopredeter." style:family="text">
      <style:text-properties style:font-name="Consolas, 'Courier New', monosp" fo:color="#800000" fo:font-size="10.5pt" style:font-size-asian="10.5pt" fo:background-color="#FFFFFF"/>
    </style:style>
    <style:style style:name="P541" style:parent-style-name="Standard" style:family="paragraph">
      <style:paragraph-properties style:line-height-at-least="0.1979in"/>
    </style:style>
    <style:style style:name="T542" style:parent-style-name="Fuentedepárrafopredeter." style:family="text">
      <style:text-properties fo:color="#000000" fo:background-color="#FFFFFF"/>
    </style:style>
    <style:style style:name="T543" style:parent-style-name="Fuentedepárrafopredeter." style:family="text">
      <style:text-properties style:font-name="Consolas, 'Courier New', monosp" fo:color="#800000" fo:font-size="10.5pt" style:font-size-asian="10.5pt" fo:background-color="#FFFFFF"/>
    </style:style>
    <style:style style:name="T544" style:parent-style-name="Fuentedepárrafopredeter." style:family="text">
      <style:text-properties style:font-name="Consolas, 'Courier New', monosp" fo:color="#000000" fo:font-size="10.5pt" style:font-size-asian="10.5pt" fo:background-color="#FFFFFF"/>
    </style:style>
    <style:style style:name="T545" style:parent-style-name="Fuentedepárrafopredeter." style:family="text">
      <style:text-properties style:font-name="Consolas, 'Courier New', monosp" fo:color="#800000" fo:font-size="10.5pt" style:font-size-asian="10.5pt" fo:background-color="#FFFFFF"/>
    </style:style>
    <style:style style:name="P546" style:parent-style-name="Standard" style:family="paragraph">
      <style:paragraph-properties style:line-height-at-least="0.1979in"/>
    </style:style>
    <style:style style:name="T547" style:parent-style-name="Fuentedepárrafopredeter." style:family="text">
      <style:text-properties fo:color="#000000" fo:background-color="#FFFFFF"/>
    </style:style>
    <style:style style:name="T548" style:parent-style-name="Fuentedepárrafopredeter." style:family="text">
      <style:text-properties style:font-name="Consolas, 'Courier New', monosp" fo:color="#800000" fo:font-size="10.5pt" style:font-size-asian="10.5pt" fo:background-color="#FFFFFF"/>
    </style:style>
    <style:style style:name="T549" style:parent-style-name="Fuentedepárrafopredeter." style:family="text">
      <style:text-properties style:font-name="Consolas, 'Courier New', monosp" fo:color="#000000" fo:font-size="10.5pt" style:font-size-asian="10.5pt" fo:background-color="#FFFFFF"/>
    </style:style>
    <style:style style:name="T550" style:parent-style-name="Fuentedepárrafopredeter." style:family="text">
      <style:text-properties style:font-name="Consolas, 'Courier New', monosp" fo:color="#800000" fo:font-size="10.5pt" style:font-size-asian="10.5pt" fo:background-color="#FFFFFF"/>
    </style:style>
    <style:style style:name="P551" style:parent-style-name="Standard" style:family="paragraph">
      <style:paragraph-properties style:line-height-at-least="0.1979in"/>
    </style:style>
    <style:style style:name="T552" style:parent-style-name="Fuentedepárrafopredeter." style:family="text">
      <style:text-properties fo:color="#000000" fo:background-color="#FFFFFF"/>
    </style:style>
    <style:style style:name="T553" style:parent-style-name="Fuentedepárrafopredeter." style:family="text">
      <style:text-properties style:font-name="Consolas, 'Courier New', monosp" fo:color="#800000" fo:font-size="10.5pt" style:font-size-asian="10.5pt" fo:background-color="#FFFFFF"/>
    </style:style>
    <style:style style:name="T554" style:parent-style-name="Fuentedepárrafopredeter." style:family="text">
      <style:text-properties style:font-name="Consolas, 'Courier New', monosp" fo:color="#000000" fo:font-size="10.5pt" style:font-size-asian="10.5pt" fo:background-color="#FFFFFF"/>
    </style:style>
    <style:style style:name="T555" style:parent-style-name="Fuentedepárrafopredeter." style:family="text">
      <style:text-properties style:font-name="Consolas, 'Courier New', monosp" fo:color="#800000" fo:font-size="10.5pt" style:font-size-asian="10.5pt" fo:background-color="#FFFFFF"/>
    </style:style>
    <style:style style:name="P556" style:parent-style-name="Standard" style:family="paragraph">
      <style:paragraph-properties style:line-height-at-least="0.1979in"/>
    </style:style>
    <style:style style:name="T557" style:parent-style-name="Fuentedepárrafopredeter." style:family="text">
      <style:text-properties fo:color="#000000" fo:background-color="#FFFFFF"/>
    </style:style>
    <style:style style:name="T558" style:parent-style-name="Fuentedepárrafopredeter." style:family="text">
      <style:text-properties style:font-name="Consolas, 'Courier New', monosp" fo:color="#800000" fo:font-size="10.5pt" style:font-size-asian="10.5pt" fo:background-color="#FFFFFF"/>
    </style:style>
    <style:style style:name="T559" style:parent-style-name="Fuentedepárrafopredeter." style:family="text">
      <style:text-properties style:font-name="Consolas, 'Courier New', monosp" fo:color="#000000" fo:font-size="10.5pt" style:font-size-asian="10.5pt" fo:background-color="#FFFFFF"/>
    </style:style>
    <style:style style:name="T560" style:parent-style-name="Fuentedepárrafopredeter." style:family="text">
      <style:text-properties style:font-name="Consolas, 'Courier New', monosp" fo:color="#800000" fo:font-size="10.5pt" style:font-size-asian="10.5pt" fo:background-color="#FFFFFF"/>
    </style:style>
    <style:style style:name="P561" style:parent-style-name="Standard" style:family="paragraph">
      <style:paragraph-properties style:line-height-at-least="0.1979in"/>
    </style:style>
    <style:style style:name="T562" style:parent-style-name="Fuentedepárrafopredeter." style:family="text">
      <style:text-properties fo:color="#000000" fo:background-color="#FFFFFF"/>
    </style:style>
    <style:style style:name="T563" style:parent-style-name="Fuentedepárrafopredeter." style:family="text">
      <style:text-properties style:font-name="Consolas, 'Courier New', monosp" fo:color="#800000" fo:font-size="10.5pt" style:font-size-asian="10.5pt" fo:background-color="#FFFFFF"/>
    </style:style>
    <style:style style:name="T564" style:parent-style-name="Fuentedepárrafopredeter." style:family="text">
      <style:text-properties style:font-name="Consolas, 'Courier New', monosp" fo:color="#000000" fo:font-size="10.5pt" style:font-size-asian="10.5pt" fo:background-color="#FFFFFF"/>
    </style:style>
    <style:style style:name="T565" style:parent-style-name="Fuentedepárrafopredeter." style:family="text">
      <style:text-properties style:font-name="Consolas, 'Courier New', monosp" fo:color="#800000" fo:font-size="10.5pt" style:font-size-asian="10.5pt" fo:background-color="#FFFFFF"/>
    </style:style>
    <style:style style:name="P566" style:parent-style-name="Standard" style:family="paragraph">
      <style:paragraph-properties style:line-height-at-least="0.1979in"/>
    </style:style>
    <style:style style:name="T567" style:parent-style-name="Fuentedepárrafopredeter." style:family="text">
      <style:text-properties fo:color="#000000" fo:background-color="#FFFFFF"/>
    </style:style>
    <style:style style:name="T568" style:parent-style-name="Fuentedepárrafopredeter." style:family="text">
      <style:text-properties style:font-name="Consolas, 'Courier New', monosp" fo:color="#800000" fo:font-size="10.5pt" style:font-size-asian="10.5pt" fo:background-color="#FFFFFF"/>
    </style:style>
    <style:style style:name="T569" style:parent-style-name="Fuentedepárrafopredeter." style:family="text">
      <style:text-properties style:font-name="Consolas, 'Courier New', monosp" fo:color="#000000" fo:font-size="10.5pt" style:font-size-asian="10.5pt" fo:background-color="#FFFFFF"/>
    </style:style>
    <style:style style:name="T570" style:parent-style-name="Fuentedepárrafopredeter." style:family="text">
      <style:text-properties style:font-name="Consolas, 'Courier New', monosp" fo:color="#800000" fo:font-size="10.5pt" style:font-size-asian="10.5pt" fo:background-color="#FFFFFF"/>
    </style:style>
    <style:style style:name="P571" style:parent-style-name="Standard" style:family="paragraph">
      <style:paragraph-properties style:line-height-at-least="0.1979in"/>
    </style:style>
    <style:style style:name="T572" style:parent-style-name="Fuentedepárrafopredeter." style:family="text">
      <style:text-properties fo:color="#000000" fo:background-color="#FFFFFF"/>
    </style:style>
    <style:style style:name="T573" style:parent-style-name="Fuentedepárrafopredeter." style:family="text">
      <style:text-properties style:font-name="Consolas, 'Courier New', monosp" fo:color="#800000" fo:font-size="10.5pt" style:font-size-asian="10.5pt" fo:background-color="#FFFFFF"/>
    </style:style>
    <style:style style:name="T574" style:parent-style-name="Fuentedepárrafopredeter." style:family="text">
      <style:text-properties style:font-name="Consolas, 'Courier New', monosp" fo:color="#000000" fo:font-size="10.5pt" style:font-size-asian="10.5pt" fo:background-color="#FFFFFF"/>
    </style:style>
    <style:style style:name="T575" style:parent-style-name="Fuentedepárrafopredeter." style:family="text">
      <style:text-properties style:font-name="Consolas, 'Courier New', monosp" fo:color="#800000" fo:font-size="10.5pt" style:font-size-asian="10.5pt" fo:background-color="#FFFFFF"/>
    </style:style>
    <style:style style:name="P576" style:parent-style-name="Standard" style:family="paragraph">
      <style:paragraph-properties style:line-height-at-least="0.1979in"/>
    </style:style>
    <style:style style:name="T577" style:parent-style-name="Fuentedepárrafopredeter." style:family="text">
      <style:text-properties fo:color="#000000" fo:background-color="#FFFFFF"/>
    </style:style>
    <style:style style:name="T578" style:parent-style-name="Fuentedepárrafopredeter." style:family="text">
      <style:text-properties style:font-name="Consolas, 'Courier New', monosp" fo:color="#800000" fo:font-size="10.5pt" style:font-size-asian="10.5pt" fo:background-color="#FFFFFF"/>
    </style:style>
    <style:style style:name="P579" style:parent-style-name="Standard" style:family="paragraph">
      <style:paragraph-properties style:line-height-at-least="0.1979in"/>
    </style:style>
    <style:style style:name="T580" style:parent-style-name="Fuentedepárrafopredeter." style:family="text">
      <style:text-properties fo:color="#000000" fo:background-color="#FFFFFF"/>
    </style:style>
    <style:style style:name="T581" style:parent-style-name="Fuentedepárrafopredeter." style:family="text">
      <style:text-properties style:font-name="Consolas, 'Courier New', monosp" fo:color="#800000" fo:font-size="10.5pt" style:font-size-asian="10.5pt" fo:background-color="#FFFFFF"/>
    </style:style>
    <style:style style:name="T582" style:parent-style-name="Fuentedepárrafopredeter." style:family="text">
      <style:text-properties style:font-name="Consolas, 'Courier New', monosp" fo:color="#000000" fo:font-size="10.5pt" style:font-size-asian="10.5pt" fo:background-color="#FFFFFF"/>
    </style:style>
    <style:style style:name="T583" style:parent-style-name="Fuentedepárrafopredeter." style:family="text">
      <style:text-properties style:font-name="Consolas, 'Courier New', monosp" fo:color="#FF0000" fo:font-size="10.5pt" style:font-size-asian="10.5pt" fo:background-color="#FFFFFF"/>
    </style:style>
    <style:style style:name="T584" style:parent-style-name="Fuentedepárrafopredeter." style:family="text">
      <style:text-properties style:font-name="Consolas, 'Courier New', monosp" fo:color="#000000" fo:font-size="10.5pt" style:font-size-asian="10.5pt" fo:background-color="#FFFFFF"/>
    </style:style>
    <style:style style:name="T585" style:parent-style-name="Fuentedepárrafopredeter." style:family="text">
      <style:text-properties style:font-name="Consolas, 'Courier New', monosp" fo:color="#0000FF" fo:font-size="10.5pt" style:font-size-asian="10.5pt" fo:background-color="#FFFFFF"/>
    </style:style>
    <style:style style:name="T586" style:parent-style-name="Fuentedepárrafopredeter." style:family="text">
      <style:text-properties style:font-name="Consolas, 'Courier New', monosp" fo:color="#800000" fo:font-size="10.5pt" style:font-size-asian="10.5pt" fo:background-color="#FFFFFF"/>
    </style:style>
    <style:style style:name="P587" style:parent-style-name="Standard" style:family="paragraph">
      <style:paragraph-properties style:line-height-at-least="0.1979in"/>
    </style:style>
    <style:style style:name="T588" style:parent-style-name="Fuentedepárrafopredeter." style:family="text">
      <style:text-properties fo:color="#000000" fo:background-color="#FFFFFF"/>
    </style:style>
    <style:style style:name="T589" style:parent-style-name="Fuentedepárrafopredeter." style:family="text">
      <style:text-properties style:font-name="Consolas, 'Courier New', monosp" fo:color="#800000" fo:font-size="10.5pt" style:font-size-asian="10.5pt" fo:background-color="#FFFFFF"/>
    </style:style>
    <style:style style:name="T590" style:parent-style-name="Fuentedepárrafopredeter." style:family="text">
      <style:text-properties style:font-name="Consolas, 'Courier New', monosp" fo:color="#000000" fo:font-size="10.5pt" style:font-size-asian="10.5pt" fo:background-color="#FFFFFF"/>
    </style:style>
    <style:style style:name="T591" style:parent-style-name="Fuentedepárrafopredeter." style:family="text">
      <style:text-properties style:font-name="Consolas, 'Courier New', monosp" fo:color="#800000" fo:font-size="10.5pt" style:font-size-asian="10.5pt" fo:background-color="#FFFFFF"/>
    </style:style>
    <style:style style:name="P592" style:parent-style-name="Standard" style:family="paragraph">
      <style:paragraph-properties style:line-height-at-least="0.1979in"/>
    </style:style>
    <style:style style:name="T593" style:parent-style-name="Fuentedepárrafopredeter." style:family="text">
      <style:text-properties fo:color="#000000" fo:background-color="#FFFFFF"/>
    </style:style>
    <style:style style:name="T594" style:parent-style-name="Fuentedepárrafopredeter." style:family="text">
      <style:text-properties style:font-name="Consolas, 'Courier New', monosp" fo:color="#800000" fo:font-size="10.5pt" style:font-size-asian="10.5pt" fo:background-color="#FFFFFF"/>
    </style:style>
    <style:style style:name="T595" style:parent-style-name="Fuentedepárrafopredeter." style:family="text">
      <style:text-properties style:font-name="Consolas, 'Courier New', monosp" fo:color="#000000" fo:font-size="10.5pt" style:font-size-asian="10.5pt" fo:background-color="#FFFFFF"/>
    </style:style>
    <style:style style:name="T596" style:parent-style-name="Fuentedepárrafopredeter." style:family="text">
      <style:text-properties style:font-name="Consolas, 'Courier New', monosp" fo:color="#800000" fo:font-size="10.5pt" style:font-size-asian="10.5pt" fo:background-color="#FFFFFF"/>
    </style:style>
    <style:style style:name="P597" style:parent-style-name="Standard" style:family="paragraph">
      <style:paragraph-properties style:line-height-at-least="0.1979in"/>
    </style:style>
    <style:style style:name="T598" style:parent-style-name="Fuentedepárrafopredeter." style:family="text">
      <style:text-properties fo:color="#000000" fo:background-color="#FFFFFF"/>
    </style:style>
    <style:style style:name="T599" style:parent-style-name="Fuentedepárrafopredeter." style:family="text">
      <style:text-properties style:font-name="Consolas, 'Courier New', monosp" fo:color="#800000" fo:font-size="10.5pt" style:font-size-asian="10.5pt" fo:background-color="#FFFFFF"/>
    </style:style>
    <style:style style:name="T600" style:parent-style-name="Fuentedepárrafopredeter." style:family="text">
      <style:text-properties style:font-name="Consolas, 'Courier New', monosp" fo:color="#000000" fo:font-size="10.5pt" style:font-size-asian="10.5pt" fo:background-color="#FFFFFF"/>
    </style:style>
    <style:style style:name="T601" style:parent-style-name="Fuentedepárrafopredeter." style:family="text">
      <style:text-properties style:font-name="Consolas, 'Courier New', monosp" fo:color="#800000" fo:font-size="10.5pt" style:font-size-asian="10.5pt" fo:background-color="#FFFFFF"/>
    </style:style>
    <style:style style:name="P602" style:parent-style-name="Standard" style:family="paragraph">
      <style:paragraph-properties style:line-height-at-least="0.1979in"/>
    </style:style>
    <style:style style:name="T603" style:parent-style-name="Fuentedepárrafopredeter." style:family="text">
      <style:text-properties fo:color="#000000" fo:background-color="#FFFFFF"/>
    </style:style>
    <style:style style:name="T604" style:parent-style-name="Fuentedepárrafopredeter." style:family="text">
      <style:text-properties style:font-name="Consolas, 'Courier New', monosp" fo:color="#800000" fo:font-size="10.5pt" style:font-size-asian="10.5pt" fo:background-color="#FFFFFF"/>
    </style:style>
    <style:style style:name="T605" style:parent-style-name="Fuentedepárrafopredeter." style:family="text">
      <style:text-properties style:font-name="Consolas, 'Courier New', monosp" fo:color="#000000" fo:font-size="10.5pt" style:font-size-asian="10.5pt" fo:background-color="#FFFFFF"/>
    </style:style>
    <style:style style:name="T606" style:parent-style-name="Fuentedepárrafopredeter." style:family="text">
      <style:text-properties style:font-name="Consolas, 'Courier New', monosp" fo:color="#800000" fo:font-size="10.5pt" style:font-size-asian="10.5pt" fo:background-color="#FFFFFF"/>
    </style:style>
    <style:style style:name="P607" style:parent-style-name="Standard" style:family="paragraph">
      <style:paragraph-properties style:line-height-at-least="0.1979in"/>
    </style:style>
    <style:style style:name="T608" style:parent-style-name="Fuentedepárrafopredeter." style:family="text">
      <style:text-properties fo:color="#000000" fo:background-color="#FFFFFF"/>
    </style:style>
    <style:style style:name="T609" style:parent-style-name="Fuentedepárrafopredeter." style:family="text">
      <style:text-properties style:font-name="Consolas, 'Courier New', monosp" fo:color="#800000" fo:font-size="10.5pt" style:font-size-asian="10.5pt" fo:background-color="#FFFFFF"/>
    </style:style>
    <style:style style:name="T610" style:parent-style-name="Fuentedepárrafopredeter." style:family="text">
      <style:text-properties style:font-name="Consolas, 'Courier New', monosp" fo:color="#000000" fo:font-size="10.5pt" style:font-size-asian="10.5pt" fo:background-color="#FFFFFF"/>
    </style:style>
    <style:style style:name="T611" style:parent-style-name="Fuentedepárrafopredeter." style:family="text">
      <style:text-properties style:font-name="Consolas, 'Courier New', monosp" fo:color="#800000" fo:font-size="10.5pt" style:font-size-asian="10.5pt" fo:background-color="#FFFFFF"/>
    </style:style>
    <style:style style:name="P612" style:parent-style-name="Standard" style:family="paragraph">
      <style:paragraph-properties style:line-height-at-least="0.1979in"/>
    </style:style>
    <style:style style:name="T613" style:parent-style-name="Fuentedepárrafopredeter." style:family="text">
      <style:text-properties fo:color="#000000" fo:background-color="#FFFFFF"/>
    </style:style>
    <style:style style:name="T614" style:parent-style-name="Fuentedepárrafopredeter." style:family="text">
      <style:text-properties style:font-name="Consolas, 'Courier New', monosp" fo:color="#800000" fo:font-size="10.5pt" style:font-size-asian="10.5pt" fo:background-color="#FFFFFF"/>
    </style:style>
    <style:style style:name="T615" style:parent-style-name="Fuentedepárrafopredeter." style:family="text">
      <style:text-properties style:font-name="Consolas, 'Courier New', monosp" fo:color="#000000" fo:font-size="10.5pt" style:font-size-asian="10.5pt" fo:background-color="#FFFFFF"/>
    </style:style>
    <style:style style:name="T616" style:parent-style-name="Fuentedepárrafopredeter." style:family="text">
      <style:text-properties style:font-name="Consolas, 'Courier New', monosp" fo:color="#800000" fo:font-size="10.5pt" style:font-size-asian="10.5pt" fo:background-color="#FFFFFF"/>
    </style:style>
    <style:style style:name="P617" style:parent-style-name="Standard" style:family="paragraph">
      <style:paragraph-properties style:line-height-at-least="0.1979in"/>
    </style:style>
    <style:style style:name="T618" style:parent-style-name="Fuentedepárrafopredeter." style:family="text">
      <style:text-properties fo:color="#000000" fo:background-color="#FFFFFF"/>
    </style:style>
    <style:style style:name="T619" style:parent-style-name="Fuentedepárrafopredeter." style:family="text">
      <style:text-properties style:font-name="Consolas, 'Courier New', monosp" fo:color="#800000" fo:font-size="10.5pt" style:font-size-asian="10.5pt" fo:background-color="#FFFFFF"/>
    </style:style>
    <style:style style:name="T620" style:parent-style-name="Fuentedepárrafopredeter." style:family="text">
      <style:text-properties style:font-name="Consolas, 'Courier New', monosp" fo:color="#000000" fo:font-size="10.5pt" style:font-size-asian="10.5pt" fo:background-color="#FFFFFF"/>
    </style:style>
    <style:style style:name="T621" style:parent-style-name="Fuentedepárrafopredeter." style:family="text">
      <style:text-properties style:font-name="Consolas, 'Courier New', monosp" fo:color="#800000" fo:font-size="10.5pt" style:font-size-asian="10.5pt" fo:background-color="#FFFFFF"/>
    </style:style>
    <style:style style:name="P622" style:parent-style-name="Standard" style:family="paragraph">
      <style:paragraph-properties style:line-height-at-least="0.1979in"/>
    </style:style>
    <style:style style:name="T623" style:parent-style-name="Fuentedepárrafopredeter." style:family="text">
      <style:text-properties fo:color="#000000" fo:background-color="#FFFFFF"/>
    </style:style>
    <style:style style:name="T624" style:parent-style-name="Fuentedepárrafopredeter." style:family="text">
      <style:text-properties style:font-name="Consolas, 'Courier New', monosp" fo:color="#800000" fo:font-size="10.5pt" style:font-size-asian="10.5pt" fo:background-color="#FFFFFF"/>
    </style:style>
    <style:style style:name="P625" style:parent-style-name="Standard" style:family="paragraph">
      <style:paragraph-properties style:line-height-at-least="0.1979in"/>
    </style:style>
    <style:style style:name="T626" style:parent-style-name="Fuentedepárrafopredeter." style:family="text">
      <style:text-properties fo:color="#000000" fo:background-color="#FFFFFF"/>
    </style:style>
    <style:style style:name="T627" style:parent-style-name="Fuentedepárrafopredeter." style:family="text">
      <style:text-properties style:font-name="Consolas, 'Courier New', monosp" fo:color="#800000" fo:font-size="10.5pt" style:font-size-asian="10.5pt" fo:background-color="#FFFFFF"/>
    </style:style>
    <style:style style:name="T628" style:parent-style-name="Fuentedepárrafopredeter." style:family="text">
      <style:text-properties style:font-name="Consolas, 'Courier New', monosp" fo:color="#000000" fo:font-size="10.5pt" style:font-size-asian="10.5pt" fo:background-color="#FFFFFF"/>
    </style:style>
    <style:style style:name="T629" style:parent-style-name="Fuentedepárrafopredeter." style:family="text">
      <style:text-properties style:font-name="Consolas, 'Courier New', monosp" fo:color="#FF0000" fo:font-size="10.5pt" style:font-size-asian="10.5pt" fo:background-color="#FFFFFF"/>
    </style:style>
    <style:style style:name="T630" style:parent-style-name="Fuentedepárrafopredeter." style:family="text">
      <style:text-properties style:font-name="Consolas, 'Courier New', monosp" fo:color="#000000" fo:font-size="10.5pt" style:font-size-asian="10.5pt" fo:background-color="#FFFFFF"/>
    </style:style>
    <style:style style:name="T631" style:parent-style-name="Fuentedepárrafopredeter." style:family="text">
      <style:text-properties style:font-name="Consolas, 'Courier New', monosp" fo:color="#0000FF" fo:font-size="10.5pt" style:font-size-asian="10.5pt" fo:background-color="#FFFFFF"/>
    </style:style>
    <style:style style:name="T632" style:parent-style-name="Fuentedepárrafopredeter." style:family="text">
      <style:text-properties style:font-name="Consolas, 'Courier New', monosp" fo:color="#800000" fo:font-size="10.5pt" style:font-size-asian="10.5pt" fo:background-color="#FFFFFF"/>
    </style:style>
    <style:style style:name="P633" style:parent-style-name="Standard" style:family="paragraph">
      <style:paragraph-properties style:line-height-at-least="0.1979in"/>
    </style:style>
    <style:style style:name="T634" style:parent-style-name="Fuentedepárrafopredeter." style:family="text">
      <style:text-properties fo:color="#000000" fo:background-color="#FFFFFF"/>
    </style:style>
    <style:style style:name="T635" style:parent-style-name="Fuentedepárrafopredeter." style:family="text">
      <style:text-properties style:font-name="Consolas, 'Courier New', monosp" fo:color="#800000" fo:font-size="10.5pt" style:font-size-asian="10.5pt" fo:background-color="#FFFFFF"/>
    </style:style>
    <style:style style:name="T636" style:parent-style-name="Fuentedepárrafopredeter." style:family="text">
      <style:text-properties style:font-name="Consolas, 'Courier New', monosp" fo:color="#000000" fo:font-size="10.5pt" style:font-size-asian="10.5pt" fo:background-color="#FFFFFF"/>
    </style:style>
    <style:style style:name="T637" style:parent-style-name="Fuentedepárrafopredeter." style:family="text">
      <style:text-properties style:font-name="Consolas, 'Courier New', monosp" fo:color="#800000" fo:font-size="10.5pt" style:font-size-asian="10.5pt" fo:background-color="#FFFFFF"/>
    </style:style>
    <style:style style:name="P638" style:parent-style-name="Standard" style:family="paragraph">
      <style:paragraph-properties style:line-height-at-least="0.1979in"/>
    </style:style>
    <style:style style:name="T639" style:parent-style-name="Fuentedepárrafopredeter." style:family="text">
      <style:text-properties fo:color="#000000" fo:background-color="#FFFFFF"/>
    </style:style>
    <style:style style:name="T640" style:parent-style-name="Fuentedepárrafopredeter." style:family="text">
      <style:text-properties style:font-name="Consolas, 'Courier New', monosp" fo:color="#800000" fo:font-size="10.5pt" style:font-size-asian="10.5pt" fo:background-color="#FFFFFF"/>
    </style:style>
    <style:style style:name="T641" style:parent-style-name="Fuentedepárrafopredeter." style:family="text">
      <style:text-properties style:font-name="Consolas, 'Courier New', monosp" fo:color="#000000" fo:font-size="10.5pt" style:font-size-asian="10.5pt" fo:background-color="#FFFFFF"/>
    </style:style>
    <style:style style:name="T642" style:parent-style-name="Fuentedepárrafopredeter." style:family="text">
      <style:text-properties style:font-name="Consolas, 'Courier New', monosp" fo:color="#800000" fo:font-size="10.5pt" style:font-size-asian="10.5pt" fo:background-color="#FFFFFF"/>
    </style:style>
    <style:style style:name="P643" style:parent-style-name="Standard" style:family="paragraph">
      <style:paragraph-properties style:line-height-at-least="0.1979in"/>
    </style:style>
    <style:style style:name="T644" style:parent-style-name="Fuentedepárrafopredeter." style:family="text">
      <style:text-properties fo:color="#000000" fo:background-color="#FFFFFF"/>
    </style:style>
    <style:style style:name="T645" style:parent-style-name="Fuentedepárrafopredeter." style:family="text">
      <style:text-properties style:font-name="Consolas, 'Courier New', monosp" fo:color="#800000" fo:font-size="10.5pt" style:font-size-asian="10.5pt" fo:background-color="#FFFFFF"/>
    </style:style>
    <style:style style:name="T646" style:parent-style-name="Fuentedepárrafopredeter." style:family="text">
      <style:text-properties style:font-name="Consolas, 'Courier New', monosp" fo:color="#000000" fo:font-size="10.5pt" style:font-size-asian="10.5pt" fo:background-color="#FFFFFF"/>
    </style:style>
    <style:style style:name="T647" style:parent-style-name="Fuentedepárrafopredeter." style:family="text">
      <style:text-properties style:font-name="Consolas, 'Courier New', monosp" fo:color="#800000" fo:font-size="10.5pt" style:font-size-asian="10.5pt" fo:background-color="#FFFFFF"/>
    </style:style>
    <style:style style:name="P648" style:parent-style-name="Standard" style:family="paragraph">
      <style:paragraph-properties style:line-height-at-least="0.1979in"/>
    </style:style>
    <style:style style:name="T649" style:parent-style-name="Fuentedepárrafopredeter." style:family="text">
      <style:text-properties fo:color="#000000" fo:background-color="#FFFFFF"/>
    </style:style>
    <style:style style:name="T650" style:parent-style-name="Fuentedepárrafopredeter." style:family="text">
      <style:text-properties style:font-name="Consolas, 'Courier New', monosp" fo:color="#800000" fo:font-size="10.5pt" style:font-size-asian="10.5pt" fo:background-color="#FFFFFF"/>
    </style:style>
    <style:style style:name="T651" style:parent-style-name="Fuentedepárrafopredeter." style:family="text">
      <style:text-properties style:font-name="Consolas, 'Courier New', monosp" fo:color="#000000" fo:font-size="10.5pt" style:font-size-asian="10.5pt" fo:background-color="#FFFFFF"/>
    </style:style>
    <style:style style:name="T652" style:parent-style-name="Fuentedepárrafopredeter." style:family="text">
      <style:text-properties style:font-name="Consolas, 'Courier New', monosp" fo:color="#800000" fo:font-size="10.5pt" style:font-size-asian="10.5pt" fo:background-color="#FFFFFF"/>
    </style:style>
    <style:style style:name="P653" style:parent-style-name="Standard" style:family="paragraph">
      <style:paragraph-properties style:line-height-at-least="0.1979in"/>
    </style:style>
    <style:style style:name="T654" style:parent-style-name="Fuentedepárrafopredeter." style:family="text">
      <style:text-properties fo:color="#000000" fo:background-color="#FFFFFF"/>
    </style:style>
    <style:style style:name="T655" style:parent-style-name="Fuentedepárrafopredeter." style:family="text">
      <style:text-properties style:font-name="Consolas, 'Courier New', monosp" fo:color="#800000" fo:font-size="10.5pt" style:font-size-asian="10.5pt" fo:background-color="#FFFFFF"/>
    </style:style>
    <style:style style:name="T656" style:parent-style-name="Fuentedepárrafopredeter." style:family="text">
      <style:text-properties style:font-name="Consolas, 'Courier New', monosp" fo:color="#000000" fo:font-size="10.5pt" style:font-size-asian="10.5pt" fo:background-color="#FFFFFF"/>
    </style:style>
    <style:style style:name="T657" style:parent-style-name="Fuentedepárrafopredeter." style:family="text">
      <style:text-properties style:font-name="Consolas, 'Courier New', monosp" fo:color="#800000" fo:font-size="10.5pt" style:font-size-asian="10.5pt" fo:background-color="#FFFFFF"/>
    </style:style>
    <style:style style:name="P658" style:parent-style-name="Standard" style:family="paragraph">
      <style:paragraph-properties style:line-height-at-least="0.1979in"/>
    </style:style>
    <style:style style:name="T659" style:parent-style-name="Fuentedepárrafopredeter." style:family="text">
      <style:text-properties fo:color="#000000" fo:background-color="#FFFFFF"/>
    </style:style>
    <style:style style:name="T660" style:parent-style-name="Fuentedepárrafopredeter." style:family="text">
      <style:text-properties style:font-name="Consolas, 'Courier New', monosp" fo:color="#800000" fo:font-size="10.5pt" style:font-size-asian="10.5pt" fo:background-color="#FFFFFF"/>
    </style:style>
    <style:style style:name="T661" style:parent-style-name="Fuentedepárrafopredeter." style:family="text">
      <style:text-properties style:font-name="Consolas, 'Courier New', monosp" fo:color="#000000" fo:font-size="10.5pt" style:font-size-asian="10.5pt" fo:background-color="#FFFFFF"/>
    </style:style>
    <style:style style:name="T662" style:parent-style-name="Fuentedepárrafopredeter." style:family="text">
      <style:text-properties style:font-name="Consolas, 'Courier New', monosp" fo:color="#800000" fo:font-size="10.5pt" style:font-size-asian="10.5pt" fo:background-color="#FFFFFF"/>
    </style:style>
    <style:style style:name="P663" style:parent-style-name="Standard" style:family="paragraph">
      <style:paragraph-properties style:line-height-at-least="0.1979in"/>
    </style:style>
    <style:style style:name="T664" style:parent-style-name="Fuentedepárrafopredeter." style:family="text">
      <style:text-properties fo:color="#000000" fo:background-color="#FFFFFF"/>
    </style:style>
    <style:style style:name="T665" style:parent-style-name="Fuentedepárrafopredeter." style:family="text">
      <style:text-properties style:font-name="Consolas, 'Courier New', monosp" fo:color="#800000" fo:font-size="10.5pt" style:font-size-asian="10.5pt" fo:background-color="#FFFFFF"/>
    </style:style>
    <style:style style:name="T666" style:parent-style-name="Fuentedepárrafopredeter." style:family="text">
      <style:text-properties style:font-name="Consolas, 'Courier New', monosp" fo:color="#000000" fo:font-size="10.5pt" style:font-size-asian="10.5pt" fo:background-color="#FFFFFF"/>
    </style:style>
    <style:style style:name="T667" style:parent-style-name="Fuentedepárrafopredeter." style:family="text">
      <style:text-properties style:font-name="Consolas, 'Courier New', monosp" fo:color="#800000" fo:font-size="10.5pt" style:font-size-asian="10.5pt" fo:background-color="#FFFFFF"/>
    </style:style>
    <style:style style:name="P668" style:parent-style-name="Standard" style:family="paragraph">
      <style:paragraph-properties style:line-height-at-least="0.1979in"/>
    </style:style>
    <style:style style:name="T669" style:parent-style-name="Fuentedepárrafopredeter." style:family="text">
      <style:text-properties fo:color="#000000" fo:background-color="#FFFFFF"/>
    </style:style>
    <style:style style:name="T670" style:parent-style-name="Fuentedepárrafopredeter." style:family="text">
      <style:text-properties style:font-name="Consolas, 'Courier New', monosp" fo:color="#800000" fo:font-size="10.5pt" style:font-size-asian="10.5pt" fo:background-color="#FFFFFF"/>
    </style:style>
    <style:style style:name="P671" style:parent-style-name="Standard" style:family="paragraph">
      <style:paragraph-properties style:line-height-at-least="0.1979in"/>
    </style:style>
    <style:style style:name="T672" style:parent-style-name="Fuentedepárrafopredeter." style:family="text">
      <style:text-properties fo:color="#000000" fo:background-color="#FFFFFF"/>
    </style:style>
    <style:style style:name="T673" style:parent-style-name="Fuentedepárrafopredeter." style:family="text">
      <style:text-properties style:font-name="Consolas, 'Courier New', monosp" fo:color="#800000" fo:font-size="10.5pt" style:font-size-asian="10.5pt" fo:background-color="#FFFFFF"/>
    </style:style>
    <style:style style:name="T674" style:parent-style-name="Fuentedepárrafopredeter." style:family="text">
      <style:text-properties style:font-name="Consolas, 'Courier New', monosp" fo:color="#000000" fo:font-size="10.5pt" style:font-size-asian="10.5pt" fo:background-color="#FFFFFF"/>
    </style:style>
    <style:style style:name="T675" style:parent-style-name="Fuentedepárrafopredeter." style:family="text">
      <style:text-properties style:font-name="Consolas, 'Courier New', monosp" fo:color="#FF0000" fo:font-size="10.5pt" style:font-size-asian="10.5pt" fo:background-color="#FFFFFF"/>
    </style:style>
    <style:style style:name="T676" style:parent-style-name="Fuentedepárrafopredeter." style:family="text">
      <style:text-properties style:font-name="Consolas, 'Courier New', monosp" fo:color="#000000" fo:font-size="10.5pt" style:font-size-asian="10.5pt" fo:background-color="#FFFFFF"/>
    </style:style>
    <style:style style:name="T677" style:parent-style-name="Fuentedepárrafopredeter." style:family="text">
      <style:text-properties style:font-name="Consolas, 'Courier New', monosp" fo:color="#0000FF" fo:font-size="10.5pt" style:font-size-asian="10.5pt" fo:background-color="#FFFFFF"/>
    </style:style>
    <style:style style:name="T678" style:parent-style-name="Fuentedepárrafopredeter." style:family="text">
      <style:text-properties style:font-name="Consolas, 'Courier New', monosp" fo:color="#800000" fo:font-size="10.5pt" style:font-size-asian="10.5pt" fo:background-color="#FFFFFF"/>
    </style:style>
    <style:style style:name="P679" style:parent-style-name="Standard" style:family="paragraph">
      <style:paragraph-properties style:line-height-at-least="0.1979in"/>
    </style:style>
    <style:style style:name="T680" style:parent-style-name="Fuentedepárrafopredeter." style:family="text">
      <style:text-properties fo:color="#000000" fo:background-color="#FFFFFF"/>
    </style:style>
    <style:style style:name="T681" style:parent-style-name="Fuentedepárrafopredeter." style:family="text">
      <style:text-properties style:font-name="Consolas, 'Courier New', monosp" fo:color="#800000" fo:font-size="10.5pt" style:font-size-asian="10.5pt" fo:background-color="#FFFFFF"/>
    </style:style>
    <style:style style:name="T682" style:parent-style-name="Fuentedepárrafopredeter." style:family="text">
      <style:text-properties style:font-name="Consolas, 'Courier New', monosp" fo:color="#000000" fo:font-size="10.5pt" style:font-size-asian="10.5pt" fo:background-color="#FFFFFF"/>
    </style:style>
    <style:style style:name="T683" style:parent-style-name="Fuentedepárrafopredeter." style:family="text">
      <style:text-properties style:font-name="Consolas, 'Courier New', monosp" fo:color="#000000" fo:font-size="10.5pt" style:font-size-asian="10.5pt" fo:background-color="#FFFFFF"/>
    </style:style>
    <style:style style:name="T684" style:parent-style-name="Fuentedepárrafopredeter." style:family="text">
      <style:text-properties style:font-name="Consolas, 'Courier New', monosp" fo:color="#800000" fo:font-size="10.5pt" style:font-size-asian="10.5pt" fo:background-color="#FFFFFF"/>
    </style:style>
    <style:style style:name="P685" style:parent-style-name="Standard" style:family="paragraph">
      <style:paragraph-properties style:line-height-at-least="0.1979in"/>
    </style:style>
    <style:style style:name="T686" style:parent-style-name="Fuentedepárrafopredeter." style:family="text">
      <style:text-properties fo:color="#000000" fo:background-color="#FFFFFF"/>
    </style:style>
    <style:style style:name="T687" style:parent-style-name="Fuentedepárrafopredeter." style:family="text">
      <style:text-properties style:font-name="Consolas, 'Courier New', monosp" fo:color="#800000" fo:font-size="10.5pt" style:font-size-asian="10.5pt" fo:background-color="#FFFFFF"/>
    </style:style>
    <style:style style:name="T688" style:parent-style-name="Fuentedepárrafopredeter." style:family="text">
      <style:text-properties style:font-name="Consolas, 'Courier New', monosp" fo:color="#000000" fo:font-size="10.5pt" style:font-size-asian="10.5pt" fo:background-color="#FFFFFF"/>
    </style:style>
    <style:style style:name="T689" style:parent-style-name="Fuentedepárrafopredeter." style:family="text">
      <style:text-properties style:font-name="Consolas, 'Courier New', monosp" fo:color="#800000" fo:font-size="10.5pt" style:font-size-asian="10.5pt" fo:background-color="#FFFFFF"/>
    </style:style>
    <style:style style:name="P690" style:parent-style-name="Standard" style:family="paragraph">
      <style:paragraph-properties style:line-height-at-least="0.1979in"/>
    </style:style>
    <style:style style:name="T691" style:parent-style-name="Fuentedepárrafopredeter." style:family="text">
      <style:text-properties fo:color="#000000" fo:background-color="#FFFFFF"/>
    </style:style>
    <style:style style:name="T692" style:parent-style-name="Fuentedepárrafopredeter." style:family="text">
      <style:text-properties style:font-name="Consolas, 'Courier New', monosp" fo:color="#800000" fo:font-size="10.5pt" style:font-size-asian="10.5pt" fo:background-color="#FFFFFF"/>
    </style:style>
    <style:style style:name="T693" style:parent-style-name="Fuentedepárrafopredeter." style:family="text">
      <style:text-properties style:font-name="Consolas, 'Courier New', monosp" fo:color="#000000" fo:font-size="10.5pt" style:font-size-asian="10.5pt" fo:background-color="#FFFFFF"/>
    </style:style>
    <style:style style:name="T694" style:parent-style-name="Fuentedepárrafopredeter." style:family="text">
      <style:text-properties style:font-name="Consolas, 'Courier New', monosp" fo:color="#800000" fo:font-size="10.5pt" style:font-size-asian="10.5pt" fo:background-color="#FFFFFF"/>
    </style:style>
    <style:style style:name="P695" style:parent-style-name="Standard" style:family="paragraph">
      <style:paragraph-properties style:line-height-at-least="0.1979in"/>
    </style:style>
    <style:style style:name="T696" style:parent-style-name="Fuentedepárrafopredeter." style:family="text">
      <style:text-properties fo:color="#000000" fo:background-color="#FFFFFF"/>
    </style:style>
    <style:style style:name="T697" style:parent-style-name="Fuentedepárrafopredeter." style:family="text">
      <style:text-properties style:font-name="Consolas, 'Courier New', monosp" fo:color="#800000" fo:font-size="10.5pt" style:font-size-asian="10.5pt" fo:background-color="#FFFFFF"/>
    </style:style>
    <style:style style:name="T698" style:parent-style-name="Fuentedepárrafopredeter." style:family="text">
      <style:text-properties style:font-name="Consolas, 'Courier New', monosp" fo:color="#000000" fo:font-size="10.5pt" style:font-size-asian="10.5pt" fo:background-color="#FFFFFF"/>
    </style:style>
    <style:style style:name="T699" style:parent-style-name="Fuentedepárrafopredeter." style:family="text">
      <style:text-properties style:font-name="Consolas, 'Courier New', monosp" fo:color="#800000" fo:font-size="10.5pt" style:font-size-asian="10.5pt" fo:background-color="#FFFFFF"/>
    </style:style>
    <style:style style:name="P700" style:parent-style-name="Standard" style:family="paragraph">
      <style:paragraph-properties style:line-height-at-least="0.1979in"/>
    </style:style>
    <style:style style:name="T701" style:parent-style-name="Fuentedepárrafopredeter." style:family="text">
      <style:text-properties fo:color="#000000" fo:background-color="#FFFFFF"/>
    </style:style>
    <style:style style:name="T702" style:parent-style-name="Fuentedepárrafopredeter." style:family="text">
      <style:text-properties style:font-name="Consolas, 'Courier New', monosp" fo:color="#800000" fo:font-size="10.5pt" style:font-size-asian="10.5pt" fo:background-color="#FFFFFF"/>
    </style:style>
    <style:style style:name="T703" style:parent-style-name="Fuentedepárrafopredeter." style:family="text">
      <style:text-properties style:font-name="Consolas, 'Courier New', monosp" fo:color="#000000" fo:font-size="10.5pt" style:font-size-asian="10.5pt" fo:background-color="#FFFFFF"/>
    </style:style>
    <style:style style:name="T704" style:parent-style-name="Fuentedepárrafopredeter." style:family="text">
      <style:text-properties style:font-name="Consolas, 'Courier New', monosp" fo:color="#800000" fo:font-size="10.5pt" style:font-size-asian="10.5pt" fo:background-color="#FFFFFF"/>
    </style:style>
    <style:style style:name="P705" style:parent-style-name="Standard" style:family="paragraph">
      <style:paragraph-properties style:line-height-at-least="0.1979in"/>
    </style:style>
    <style:style style:name="T706" style:parent-style-name="Fuentedepárrafopredeter." style:family="text">
      <style:text-properties fo:color="#000000" fo:background-color="#FFFFFF"/>
    </style:style>
    <style:style style:name="T707" style:parent-style-name="Fuentedepárrafopredeter." style:family="text">
      <style:text-properties style:font-name="Consolas, 'Courier New', monosp" fo:color="#800000" fo:font-size="10.5pt" style:font-size-asian="10.5pt" fo:background-color="#FFFFFF"/>
    </style:style>
    <style:style style:name="T708" style:parent-style-name="Fuentedepárrafopredeter." style:family="text">
      <style:text-properties style:font-name="Consolas, 'Courier New', monosp" fo:color="#000000" fo:font-size="10.5pt" style:font-size-asian="10.5pt" fo:background-color="#FFFFFF"/>
    </style:style>
    <style:style style:name="T709" style:parent-style-name="Fuentedepárrafopredeter." style:family="text">
      <style:text-properties style:font-name="Consolas, 'Courier New', monosp" fo:color="#800000" fo:font-size="10.5pt" style:font-size-asian="10.5pt" fo:background-color="#FFFFFF"/>
    </style:style>
    <style:style style:name="P710" style:parent-style-name="Standard" style:family="paragraph">
      <style:paragraph-properties style:line-height-at-least="0.1979in"/>
    </style:style>
    <style:style style:name="T711" style:parent-style-name="Fuentedepárrafopredeter." style:family="text">
      <style:text-properties fo:color="#000000" fo:background-color="#FFFFFF"/>
    </style:style>
    <style:style style:name="T712" style:parent-style-name="Fuentedepárrafopredeter." style:family="text">
      <style:text-properties style:font-name="Consolas, 'Courier New', monosp" fo:color="#800000" fo:font-size="10.5pt" style:font-size-asian="10.5pt" fo:background-color="#FFFFFF"/>
    </style:style>
    <style:style style:name="T713" style:parent-style-name="Fuentedepárrafopredeter." style:family="text">
      <style:text-properties style:font-name="Consolas, 'Courier New', monosp" fo:color="#000000" fo:font-size="10.5pt" style:font-size-asian="10.5pt" fo:background-color="#FFFFFF"/>
    </style:style>
    <style:style style:name="T714" style:parent-style-name="Fuentedepárrafopredeter." style:family="text">
      <style:text-properties style:font-name="Consolas, 'Courier New', monosp" fo:color="#800000" fo:font-size="10.5pt" style:font-size-asian="10.5pt" fo:background-color="#FFFFFF"/>
    </style:style>
    <style:style style:name="P715" style:parent-style-name="Standard" style:family="paragraph">
      <style:paragraph-properties style:line-height-at-least="0.1979in"/>
    </style:style>
    <style:style style:name="T716" style:parent-style-name="Fuentedepárrafopredeter." style:family="text">
      <style:text-properties fo:color="#000000" fo:background-color="#FFFFFF"/>
    </style:style>
    <style:style style:name="T717" style:parent-style-name="Fuentedepárrafopredeter." style:family="text">
      <style:text-properties style:font-name="Consolas, 'Courier New', monosp" fo:color="#800000" fo:font-size="10.5pt" style:font-size-asian="10.5pt" fo:background-color="#FFFFFF"/>
    </style:style>
    <style:style style:name="P718" style:parent-style-name="Standard" style:family="paragraph">
      <style:paragraph-properties style:line-height-at-least="0.1979in"/>
    </style:style>
    <style:style style:name="T719" style:parent-style-name="Fuentedepárrafopredeter." style:family="text">
      <style:text-properties fo:color="#000000" fo:background-color="#FFFFFF"/>
    </style:style>
    <style:style style:name="T720" style:parent-style-name="Fuentedepárrafopredeter." style:family="text">
      <style:text-properties style:font-name="Consolas, 'Courier New', monosp" fo:color="#800000" fo:font-size="10.5pt" style:font-size-asian="10.5pt" fo:background-color="#FFFFFF"/>
    </style:style>
    <style:style style:name="T721" style:parent-style-name="Fuentedepárrafopredeter." style:family="text">
      <style:text-properties style:font-name="Consolas, 'Courier New', monosp" fo:color="#000000" fo:font-size="10.5pt" style:font-size-asian="10.5pt" fo:background-color="#FFFFFF"/>
    </style:style>
    <style:style style:name="T722" style:parent-style-name="Fuentedepárrafopredeter." style:family="text">
      <style:text-properties style:font-name="Consolas, 'Courier New', monosp" fo:color="#FF0000" fo:font-size="10.5pt" style:font-size-asian="10.5pt" fo:background-color="#FFFFFF"/>
    </style:style>
    <style:style style:name="T723" style:parent-style-name="Fuentedepárrafopredeter." style:family="text">
      <style:text-properties style:font-name="Consolas, 'Courier New', monosp" fo:color="#000000" fo:font-size="10.5pt" style:font-size-asian="10.5pt" fo:background-color="#FFFFFF"/>
    </style:style>
    <style:style style:name="T724" style:parent-style-name="Fuentedepárrafopredeter." style:family="text">
      <style:text-properties style:font-name="Consolas, 'Courier New', monosp" fo:color="#0000FF" fo:font-size="10.5pt" style:font-size-asian="10.5pt" fo:background-color="#FFFFFF"/>
    </style:style>
    <style:style style:name="T725" style:parent-style-name="Fuentedepárrafopredeter." style:family="text">
      <style:text-properties style:font-name="Consolas, 'Courier New', monosp" fo:color="#800000" fo:font-size="10.5pt" style:font-size-asian="10.5pt" fo:background-color="#FFFFFF"/>
    </style:style>
    <style:style style:name="P726" style:parent-style-name="Standard" style:family="paragraph">
      <style:paragraph-properties style:line-height-at-least="0.1979in"/>
    </style:style>
    <style:style style:name="T727" style:parent-style-name="Fuentedepárrafopredeter." style:family="text">
      <style:text-properties fo:color="#000000" fo:background-color="#FFFFFF"/>
    </style:style>
    <style:style style:name="T728" style:parent-style-name="Fuentedepárrafopredeter." style:family="text">
      <style:text-properties style:font-name="Consolas, 'Courier New', monosp" fo:color="#800000" fo:font-size="10.5pt" style:font-size-asian="10.5pt" fo:background-color="#FFFFFF"/>
    </style:style>
    <style:style style:name="T729" style:parent-style-name="Fuentedepárrafopredeter." style:family="text">
      <style:text-properties style:font-name="Consolas, 'Courier New', monosp" fo:color="#000000" fo:font-size="10.5pt" style:font-size-asian="10.5pt" fo:background-color="#FFFFFF"/>
    </style:style>
    <style:style style:name="T730" style:parent-style-name="Fuentedepárrafopredeter." style:family="text">
      <style:text-properties style:font-name="Consolas, 'Courier New', monosp" fo:color="#800000" fo:font-size="10.5pt" style:font-size-asian="10.5pt" fo:background-color="#FFFFFF"/>
    </style:style>
    <style:style style:name="P731" style:parent-style-name="Standard" style:family="paragraph">
      <style:paragraph-properties style:line-height-at-least="0.1979in"/>
    </style:style>
    <style:style style:name="T732" style:parent-style-name="Fuentedepárrafopredeter." style:family="text">
      <style:text-properties fo:color="#000000" fo:background-color="#FFFFFF"/>
    </style:style>
    <style:style style:name="T733" style:parent-style-name="Fuentedepárrafopredeter." style:family="text">
      <style:text-properties style:font-name="Consolas, 'Courier New', monosp" fo:color="#800000" fo:font-size="10.5pt" style:font-size-asian="10.5pt" fo:background-color="#FFFFFF"/>
    </style:style>
    <style:style style:name="T734" style:parent-style-name="Fuentedepárrafopredeter." style:family="text">
      <style:text-properties style:font-name="Consolas, 'Courier New', monosp" fo:color="#000000" fo:font-size="10.5pt" style:font-size-asian="10.5pt" fo:background-color="#FFFFFF"/>
    </style:style>
    <style:style style:name="T735" style:parent-style-name="Fuentedepárrafopredeter." style:family="text">
      <style:text-properties style:font-name="Consolas, 'Courier New', monosp" fo:color="#800000" fo:font-size="10.5pt" style:font-size-asian="10.5pt" fo:background-color="#FFFFFF"/>
    </style:style>
    <style:style style:name="P736" style:parent-style-name="Standard" style:family="paragraph">
      <style:paragraph-properties style:line-height-at-least="0.1979in"/>
    </style:style>
    <style:style style:name="T737" style:parent-style-name="Fuentedepárrafopredeter." style:family="text">
      <style:text-properties fo:color="#000000" fo:background-color="#FFFFFF"/>
    </style:style>
    <style:style style:name="T738" style:parent-style-name="Fuentedepárrafopredeter." style:family="text">
      <style:text-properties style:font-name="Consolas, 'Courier New', monosp" fo:color="#800000" fo:font-size="10.5pt" style:font-size-asian="10.5pt" fo:background-color="#FFFFFF"/>
    </style:style>
    <style:style style:name="T739" style:parent-style-name="Fuentedepárrafopredeter." style:family="text">
      <style:text-properties style:font-name="Consolas, 'Courier New', monosp" fo:color="#000000" fo:font-size="10.5pt" style:font-size-asian="10.5pt" fo:background-color="#FFFFFF"/>
    </style:style>
    <style:style style:name="T740" style:parent-style-name="Fuentedepárrafopredeter." style:family="text">
      <style:text-properties style:font-name="Consolas, 'Courier New', monosp" fo:color="#800000" fo:font-size="10.5pt" style:font-size-asian="10.5pt" fo:background-color="#FFFFFF"/>
    </style:style>
    <style:style style:name="P741" style:parent-style-name="Standard" style:family="paragraph">
      <style:paragraph-properties style:line-height-at-least="0.1979in"/>
    </style:style>
    <style:style style:name="T742" style:parent-style-name="Fuentedepárrafopredeter." style:family="text">
      <style:text-properties fo:color="#000000" fo:background-color="#FFFFFF"/>
    </style:style>
    <style:style style:name="T743" style:parent-style-name="Fuentedepárrafopredeter." style:family="text">
      <style:text-properties style:font-name="Consolas, 'Courier New', monosp" fo:color="#800000" fo:font-size="10.5pt" style:font-size-asian="10.5pt" fo:background-color="#FFFFFF"/>
    </style:style>
    <style:style style:name="T744" style:parent-style-name="Fuentedepárrafopredeter." style:family="text">
      <style:text-properties style:font-name="Consolas, 'Courier New', monosp" fo:color="#000000" fo:font-size="10.5pt" style:font-size-asian="10.5pt" fo:background-color="#FFFFFF"/>
    </style:style>
    <style:style style:name="T745" style:parent-style-name="Fuentedepárrafopredeter." style:family="text">
      <style:text-properties style:font-name="Consolas, 'Courier New', monosp" fo:color="#800000" fo:font-size="10.5pt" style:font-size-asian="10.5pt" fo:background-color="#FFFFFF"/>
    </style:style>
    <style:style style:name="P746" style:parent-style-name="Standard" style:family="paragraph">
      <style:paragraph-properties style:line-height-at-least="0.1979in"/>
    </style:style>
    <style:style style:name="T747" style:parent-style-name="Fuentedepárrafopredeter." style:family="text">
      <style:text-properties fo:color="#000000" fo:background-color="#FFFFFF"/>
    </style:style>
    <style:style style:name="T748" style:parent-style-name="Fuentedepárrafopredeter." style:family="text">
      <style:text-properties style:font-name="Consolas, 'Courier New', monosp" fo:color="#800000" fo:font-size="10.5pt" style:font-size-asian="10.5pt" fo:background-color="#FFFFFF"/>
    </style:style>
    <style:style style:name="T749" style:parent-style-name="Fuentedepárrafopredeter." style:family="text">
      <style:text-properties style:font-name="Consolas, 'Courier New', monosp" fo:color="#000000" fo:font-size="10.5pt" style:font-size-asian="10.5pt" fo:background-color="#FFFFFF"/>
    </style:style>
    <style:style style:name="T750" style:parent-style-name="Fuentedepárrafopredeter." style:family="text">
      <style:text-properties style:font-name="Consolas, 'Courier New', monosp" fo:color="#800000" fo:font-size="10.5pt" style:font-size-asian="10.5pt" fo:background-color="#FFFFFF"/>
    </style:style>
    <style:style style:name="P751" style:parent-style-name="Standard" style:family="paragraph">
      <style:paragraph-properties style:line-height-at-least="0.1979in"/>
    </style:style>
    <style:style style:name="T752" style:parent-style-name="Fuentedepárrafopredeter." style:family="text">
      <style:text-properties fo:color="#000000" fo:background-color="#FFFFFF"/>
    </style:style>
    <style:style style:name="T753" style:parent-style-name="Fuentedepárrafopredeter." style:family="text">
      <style:text-properties style:font-name="Consolas, 'Courier New', monosp" fo:color="#800000" fo:font-size="10.5pt" style:font-size-asian="10.5pt" fo:background-color="#FFFFFF"/>
    </style:style>
    <style:style style:name="T754" style:parent-style-name="Fuentedepárrafopredeter." style:family="text">
      <style:text-properties style:font-name="Consolas, 'Courier New', monosp" fo:color="#000000" fo:font-size="10.5pt" style:font-size-asian="10.5pt" fo:background-color="#FFFFFF"/>
    </style:style>
    <style:style style:name="T755" style:parent-style-name="Fuentedepárrafopredeter." style:family="text">
      <style:text-properties style:font-name="Consolas, 'Courier New', monosp" fo:color="#800000" fo:font-size="10.5pt" style:font-size-asian="10.5pt" fo:background-color="#FFFFFF"/>
    </style:style>
    <style:style style:name="P756" style:parent-style-name="Standard" style:family="paragraph">
      <style:paragraph-properties style:line-height-at-least="0.1979in"/>
    </style:style>
    <style:style style:name="T757" style:parent-style-name="Fuentedepárrafopredeter." style:family="text">
      <style:text-properties fo:color="#000000" fo:background-color="#FFFFFF"/>
    </style:style>
    <style:style style:name="T758" style:parent-style-name="Fuentedepárrafopredeter." style:family="text">
      <style:text-properties style:font-name="Consolas, 'Courier New', monosp" fo:color="#800000" fo:font-size="10.5pt" style:font-size-asian="10.5pt" fo:background-color="#FFFFFF"/>
    </style:style>
    <style:style style:name="T759" style:parent-style-name="Fuentedepárrafopredeter." style:family="text">
      <style:text-properties style:font-name="Consolas, 'Courier New', monosp" fo:color="#000000" fo:font-size="10.5pt" style:font-size-asian="10.5pt" fo:background-color="#FFFFFF"/>
    </style:style>
    <style:style style:name="T760" style:parent-style-name="Fuentedepárrafopredeter." style:family="text">
      <style:text-properties style:font-name="Consolas, 'Courier New', monosp" fo:color="#000000" fo:font-size="10.5pt" style:font-size-asian="10.5pt" fo:background-color="#FFFFFF"/>
    </style:style>
    <style:style style:name="T761" style:parent-style-name="Fuentedepárrafopredeter." style:family="text">
      <style:text-properties style:font-name="Consolas, 'Courier New', monosp" fo:color="#800000" fo:font-size="10.5pt" style:font-size-asian="10.5pt" fo:background-color="#FFFFFF"/>
    </style:style>
    <style:style style:name="P762" style:parent-style-name="Standard" style:family="paragraph">
      <style:paragraph-properties style:line-height-at-least="0.1979in"/>
    </style:style>
    <style:style style:name="T763" style:parent-style-name="Fuentedepárrafopredeter." style:family="text">
      <style:text-properties fo:color="#000000" fo:background-color="#FFFFFF"/>
    </style:style>
    <style:style style:name="T764" style:parent-style-name="Fuentedepárrafopredeter." style:family="text">
      <style:text-properties style:font-name="Consolas, 'Courier New', monosp" fo:color="#800000" fo:font-size="10.5pt" style:font-size-asian="10.5pt" fo:background-color="#FFFFFF"/>
    </style:style>
    <style:style style:name="P765" style:parent-style-name="Standard" style:family="paragraph">
      <style:paragraph-properties style:line-height-at-least="0.1979in"/>
      <style:text-properties style:font-name="Consolas, 'Courier New', monosp" fo:color="#800000" fo:font-size="10.5pt" style:font-size-asian="10.5pt" fo:background-color="#FFFFFF"/>
    </style:style>
    <style:style style:name="P766" style:parent-style-name="Textbody" style:family="paragraph">
      <style:paragraph-properties fo:text-align="justify" fo:margin-bottom="0in" fo:margin-left="0.5in">
        <style:tab-stops/>
      </style:paragraph-properties>
      <style:text-properties style:font-name="Liberation Sans"/>
    </style:style>
    <style:style style:name="P767" style:parent-style-name="Textbody" style:family="paragraph">
      <style:paragraph-properties fo:text-align="justify" fo:margin-bottom="0in" fo:margin-left="0.5in">
        <style:tab-stops/>
      </style:paragraph-properties>
      <style:text-properties style:font-name="Liberation Sans"/>
    </style:style>
    <style:style style:name="P768" style:parent-style-name="Textbody" style:family="paragraph">
      <style:paragraph-properties fo:text-align="justify" fo:margin-bottom="0in" fo:margin-left="0.5in">
        <style:tab-stops/>
      </style:paragraph-properties>
      <style:text-properties style:font-name="Liberation Sans"/>
    </style:style>
    <style:style style:name="P769" style:parent-style-name="Textbody" style:family="paragraph">
      <style:paragraph-properties fo:text-align="justify" fo:margin-bottom="0in" fo:margin-left="0.5in">
        <style:tab-stops/>
      </style:paragraph-properties>
      <style:text-properties style:font-name="Liberation Sans"/>
    </style:style>
    <style:style style:name="P770" style:parent-style-name="Textbody" style:family="paragraph">
      <style:paragraph-properties fo:text-align="justify" fo:margin-bottom="0in" fo:margin-left="0.5in">
        <style:tab-stops/>
      </style:paragraph-properties>
      <style:text-properties style:font-name="Liberation Sans"/>
    </style:style>
    <style:style style:name="P771" style:parent-style-name="Textbody" style:family="paragraph">
      <style:paragraph-properties fo:text-align="justify" fo:margin-bottom="0in" fo:margin-left="0.5in">
        <style:tab-stops/>
      </style:paragraph-properties>
      <style:text-properties style:font-name="Liberation Sans"/>
    </style:style>
    <style:style style:name="P772" style:parent-style-name="Textbody" style:family="paragraph">
      <style:paragraph-properties fo:text-align="justify" fo:margin-bottom="0in" fo:margin-left="0.5in">
        <style:tab-stops/>
      </style:paragraph-properties>
      <style:text-properties style:font-name="Liberation Sans"/>
    </style:style>
    <style:style style:name="P773" style:parent-style-name="Textbody" style:family="paragraph">
      <style:paragraph-properties fo:text-align="justify" fo:margin-bottom="0in" fo:margin-left="0.5in">
        <style:tab-stops/>
      </style:paragraph-properties>
      <style:text-properties style:font-name="Liberation Sans"/>
    </style:style>
    <style:style style:name="P774" style:parent-style-name="Textbody" style:family="paragraph">
      <style:paragraph-properties fo:text-align="justify" fo:margin-bottom="0in" fo:margin-left="0.5in">
        <style:tab-stops/>
      </style:paragraph-properties>
      <style:text-properties style:font-name="Liberation Sans"/>
    </style:style>
    <style:style style:name="P775" style:parent-style-name="Textbody" style:family="paragraph">
      <style:paragraph-properties fo:text-align="justify" fo:margin-bottom="0in" fo:margin-left="0.5in">
        <style:tab-stops/>
      </style:paragraph-properties>
      <style:text-properties style:font-name="Liberation Sans"/>
    </style:style>
    <style:style style:name="P776" style:parent-style-name="Textbody" style:family="paragraph">
      <style:paragraph-properties fo:text-align="justify" fo:margin-bottom="0in" fo:margin-left="0.5in">
        <style:tab-stops/>
      </style:paragraph-properties>
      <style:text-properties style:font-name="Liberation Sans"/>
    </style:style>
    <style:style style:name="P777" style:parent-style-name="Textbody" style:family="paragraph">
      <style:paragraph-properties fo:text-align="justify" fo:margin-bottom="0in" fo:margin-left="0.5in">
        <style:tab-stops/>
      </style:paragraph-properties>
      <style:text-properties style:font-name="Liberation Sans"/>
    </style:style>
    <style:style style:name="P778" style:parent-style-name="Textbody" style:family="paragraph">
      <style:paragraph-properties fo:text-align="justify" fo:margin-bottom="0in" fo:margin-left="0.5in">
        <style:tab-stops/>
      </style:paragraph-properties>
      <style:text-properties style:font-name="Liberation Sans"/>
    </style:style>
    <style:style style:name="P779" style:parent-style-name="Textbody" style:family="paragraph">
      <style:paragraph-properties fo:text-align="justify" fo:margin-bottom="0in" fo:margin-left="0.5in">
        <style:tab-stops/>
      </style:paragraph-properties>
      <style:text-properties style:font-name="Liberation Sans"/>
    </style:style>
    <style:style style:name="P780" style:parent-style-name="Textbody" style:family="paragraph">
      <style:paragraph-properties fo:text-align="justify" fo:margin-bottom="0in" fo:margin-left="0.5in">
        <style:tab-stops/>
      </style:paragraph-properties>
      <style:text-properties style:font-name="Liberation Sans"/>
    </style:style>
    <style:style style:name="P781" style:parent-style-name="Textbody" style:family="paragraph">
      <style:paragraph-properties fo:text-align="justify" fo:margin-bottom="0in" fo:margin-left="0.5in">
        <style:tab-stops/>
      </style:paragraph-properties>
      <style:text-properties style:font-name="Liberation Sans"/>
    </style:style>
    <style:style style:name="P782" style:parent-style-name="Textbody" style:family="paragraph">
      <style:paragraph-properties fo:text-align="justify" fo:margin-bottom="0in" fo:margin-left="0.5in">
        <style:tab-stops/>
      </style:paragraph-properties>
      <style:text-properties style:font-name="Liberation Sans"/>
    </style:style>
    <style:style style:name="P783" style:parent-style-name="Textbody" style:family="paragraph">
      <style:paragraph-properties fo:text-align="justify" fo:margin-bottom="0in" fo:margin-left="0.5in">
        <style:tab-stops/>
      </style:paragraph-properties>
      <style:text-properties style:font-name="Liberation Sans"/>
    </style:style>
    <style:style style:name="P784" style:parent-style-name="Textbody" style:family="paragraph">
      <style:paragraph-properties fo:text-align="justify" fo:margin-bottom="0in" fo:margin-left="0.5in">
        <style:tab-stops/>
      </style:paragraph-properties>
      <style:text-properties style:font-name="Liberation Sans"/>
    </style:style>
    <style:style style:name="P785" style:parent-style-name="Textbody" style:family="paragraph">
      <style:paragraph-properties fo:text-align="justify" fo:margin-bottom="0in" fo:margin-left="0.5in">
        <style:tab-stops/>
      </style:paragraph-properties>
      <style:text-properties style:font-name="Liberation Sans"/>
    </style:style>
    <style:style style:name="P786" style:parent-style-name="Textbody" style:family="paragraph">
      <style:paragraph-properties fo:text-align="justify" fo:margin-bottom="0in" fo:margin-left="0.5in">
        <style:tab-stops/>
      </style:paragraph-properties>
      <style:text-properties style:font-name="Liberation Sans"/>
    </style:style>
    <style:style style:name="P787" style:parent-style-name="Textbody" style:family="paragraph">
      <style:paragraph-properties fo:text-align="justify" fo:margin-bottom="0in" fo:margin-left="0.5in">
        <style:tab-stops/>
      </style:paragraph-properties>
      <style:text-properties style:font-name="Liberation Sans"/>
    </style:style>
    <style:style style:name="P788" style:parent-style-name="Textbody" style:family="paragraph">
      <style:paragraph-properties fo:text-align="justify" fo:margin-bottom="0in" fo:margin-left="0.5in">
        <style:tab-stops/>
      </style:paragraph-properties>
      <style:text-properties style:font-name="Liberation Sans"/>
    </style:style>
    <style:style style:name="P789" style:parent-style-name="Textbody" style:family="paragraph">
      <style:paragraph-properties fo:text-align="justify" fo:margin-bottom="0in" fo:margin-left="0.5in">
        <style:tab-stops/>
      </style:paragraph-properties>
      <style:text-properties style:font-name="Liberation Sans"/>
    </style:style>
    <style:style style:name="P790" style:parent-style-name="Textbody" style:family="paragraph">
      <style:paragraph-properties fo:text-align="justify" fo:margin-bottom="0in" fo:margin-left="0.5in">
        <style:tab-stops/>
      </style:paragraph-properties>
      <style:text-properties style:font-name="Liberation Sans"/>
    </style:style>
    <style:style style:name="P791" style:parent-style-name="Textbody" style:family="paragraph">
      <style:paragraph-properties fo:text-align="justify" fo:margin-bottom="0in" fo:margin-left="0.5in">
        <style:tab-stops/>
      </style:paragraph-properties>
      <style:text-properties style:font-name="Liberation Sans"/>
    </style:style>
    <style:style style:name="P792" style:parent-style-name="Textbody" style:family="paragraph">
      <style:paragraph-properties fo:text-align="justify" fo:margin-bottom="0in" fo:margin-left="0.5in">
        <style:tab-stops/>
      </style:paragraph-properties>
      <style:text-properties style:font-name="Liberation Sans"/>
    </style:style>
  </office:automatic-styles>
  <office:body>
    <office:text text:use-soft-page-breaks="true">
      <text:p text:style-name="P1"/>
      <text:p text:style-name="P11">Pasos a seguir:</text:p>
      <text:list text:style-name="LFO1" text:continue-numbering="true">
        <text:list-item>
          <text:p text:style-name="P12">Guardar este documento en nuestro equipo.</text:p>
        </text:list-item>
        <text:list-item>
          <text:p text:style-name="P13">Renombrar según el siguiente ejemplo: ApellidoNombre_ActividadesUD5</text:p>
        </text:list-item>
        <text:list-item>
          <text:p text:style-name="P14">En el transcurso de las clases, el alumnado irá completando el documento según se indique en el<text:s/>enunciado de las actividades.</text:p>
        </text:list-item>
      </text:list>
      <text:p text:style-name="P15"/>
      <text:p text:style-name="P16"/>
      <text:p text:style-name="Standard"/>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Contents1"><text:a xlink:href="#__RefHeading___Toc107_3396345470" office:target-frame-name="_top" xlink:show="replace">Actividad 1.<text:tab/>2</text:a></text:p>
          <text:p text:style-name="Contents1"><text:a xlink:href="#__RefHeading___Toc111_3396345470" office:target-frame-name="_top" xlink:show="replace">Actividad 2.<text:tab/>3</text:a></text:p>
          <text:p text:style-name="Contents1"><text:a xlink:href="#__RefHeading___Toc404_2167889451" office:target-frame-name="_top" xlink:show="replace">Actividad 3.<text:tab/>4</text:a></text:p>
        </text:index-body>
      </text:table-of-content>
      <text:p text:style-name="Standard"/>
      <text:p text:style-name="Standard"/>
      <text:p text:style-name="Standard"/>
      <table:table table:style-name="Table17">
        <table:table-columns>
          <table:table-column table:style-name="TableColumn18"/>
          <table:table-column table:style-name="TableColumn19"/>
          <table:table-column table:style-name="TableColumn20"/>
        </table:table-columns>
        <table:table-row table:style-name="TableRow21">
          <table:table-cell table:style-name="TableCell22">
            <text:p text:style-name="P23">Actividad</text:p>
          </table:table-cell>
          <table:table-cell table:style-name="TableCell24">
            <text:p text:style-name="P25">Puntuación</text:p>
          </table:table-cell>
          <table:table-cell table:style-name="TableCell26">
            <text:p text:style-name="P27">Puntuación obtenida</text:p>
          </table:table-cell>
        </table:table-row>
        <table:table-row table:style-name="TableRow28">
          <table:table-cell table:style-name="TableCell29">
            <text:p text:style-name="TableContents"><text:span text:style-name="T30">Act 1. XSL básico</text:span></text:p>
          </table:table-cell>
          <table:table-cell table:style-name="TableCell31">
            <text:p text:style-name="P32">3</text:p>
          </table:table-cell>
          <table:table-cell table:style-name="TableCell33">
            <text:p text:style-name="P34"/>
          </table:table-cell>
        </table:table-row>
        <table:table-row table:style-name="TableRow35">
          <table:table-cell table:style-name="TableCell36">
            <text:p text:style-name="TableContents">5,1</text:p>
          </table:table-cell>
          <table:table-cell table:style-name="TableCell37">
            <text:p text:style-name="P38">0,6</text:p>
          </table:table-cell>
          <table:table-cell table:style-name="TableCell39">
            <text:p text:style-name="P40"/>
          </table:table-cell>
        </table:table-row>
        <table:table-row table:style-name="TableRow41">
          <table:table-cell table:style-name="TableCell42">
            <text:p text:style-name="TableContents">5,2</text:p>
          </table:table-cell>
          <table:table-cell table:style-name="TableCell43">
            <text:p text:style-name="P44">0,6</text:p>
          </table:table-cell>
          <table:table-cell table:style-name="TableCell45">
            <text:p text:style-name="P46"/>
          </table:table-cell>
        </table:table-row>
        <table:table-row table:style-name="TableRow47">
          <table:table-cell table:style-name="TableCell48">
            <text:p text:style-name="TableContents">5,3</text:p>
          </table:table-cell>
          <table:table-cell table:style-name="TableCell49">
            <text:p text:style-name="P50">0,6</text:p>
          </table:table-cell>
          <table:table-cell table:style-name="TableCell51">
            <text:p text:style-name="P52"/>
          </table:table-cell>
        </table:table-row>
        <table:table-row table:style-name="TableRow53">
          <table:table-cell table:style-name="TableCell54">
            <text:p text:style-name="TableContents">5,4</text:p>
          </table:table-cell>
          <table:table-cell table:style-name="TableCell55">
            <text:p text:style-name="P56">0,6</text:p>
          </table:table-cell>
          <table:table-cell table:style-name="TableCell57">
            <text:p text:style-name="P58"/>
          </table:table-cell>
        </table:table-row>
        <table:table-row table:style-name="TableRow59">
          <table:table-cell table:style-name="TableCell60">
            <text:p text:style-name="TableContents">5,5</text:p>
          </table:table-cell>
          <table:table-cell table:style-name="TableCell61">
            <text:p text:style-name="P62">0,6</text:p>
          </table:table-cell>
          <table:table-cell table:style-name="TableCell63">
            <text:p text:style-name="P64"/>
          </table:table-cell>
        </table:table-row>
        <table:table-row table:style-name="TableRow65">
          <table:table-cell table:style-name="TableCell66">
            <text:p text:style-name="TableContents"><text:span text:style-name="T67">Act 2. Lista CDs</text:span></text:p>
          </table:table-cell>
          <table:table-cell table:style-name="TableCell68">
            <text:p text:style-name="P69">3</text:p>
          </table:table-cell>
          <table:table-cell table:style-name="TableCell70">
            <text:p text:style-name="P71"/>
          </table:table-cell>
        </table:table-row>
        <table:table-row table:style-name="TableRow72">
          <table:table-cell table:style-name="TableCell73">
            <text:p text:style-name="TableContents">1</text:p>
          </table:table-cell>
          <table:table-cell table:style-name="TableCell74">
            <text:p text:style-name="P75">0,75</text:p>
          </table:table-cell>
          <table:table-cell table:style-name="TableCell76">
            <text:p text:style-name="P77"/>
          </table:table-cell>
        </table:table-row>
        <table:table-row table:style-name="TableRow78">
          <table:table-cell table:style-name="TableCell79">
            <text:p text:style-name="TableContents">2</text:p>
          </table:table-cell>
          <table:table-cell table:style-name="TableCell80">
            <text:p text:style-name="P81">0,75</text:p>
          </table:table-cell>
          <table:table-cell table:style-name="TableCell82">
            <text:p text:style-name="P83"/>
          </table:table-cell>
        </table:table-row>
        <table:table-row table:style-name="TableRow84">
          <table:table-cell table:style-name="TableCell85">
            <text:p text:style-name="TableContents">3</text:p>
          </table:table-cell>
          <table:table-cell table:style-name="TableCell86">
            <text:p text:style-name="P87">0,75</text:p>
          </table:table-cell>
          <table:table-cell table:style-name="TableCell88">
            <text:p text:style-name="P89"/>
          </table:table-cell>
        </table:table-row>
        <table:table-row table:style-name="TableRow90">
          <table:table-cell table:style-name="TableCell91">
            <text:p text:style-name="TableContents">4</text:p>
          </table:table-cell>
          <table:table-cell table:style-name="TableCell92">
            <text:p text:style-name="P93">0,75</text:p>
          </table:table-cell>
          <table:table-cell table:style-name="TableCell94">
            <text:p text:style-name="P95"/>
          </table:table-cell>
        </table:table-row>
        <table:table-row table:style-name="TableRow96">
          <table:table-cell table:style-name="TableCell97">
            <text:p text:style-name="TableContents"><text:span text:style-name="T98">Act 3. Noticias</text:span></text:p>
          </table:table-cell>
          <table:table-cell table:style-name="TableCell99">
            <text:p text:style-name="P100">4</text:p>
          </table:table-cell>
          <table:table-cell table:style-name="TableCell101">
            <text:p text:style-name="P102"/>
          </table:table-cell>
        </table:table-row>
        <table:table-row table:style-name="TableRow103">
          <table:table-cell table:style-name="TableCell104">
            <text:p text:style-name="P105"/>
          </table:table-cell>
          <table:table-cell table:style-name="TableCell106">
            <text:p text:style-name="P107">0,8</text:p>
          </table:table-cell>
          <table:table-cell table:style-name="TableCell108">
            <text:p text:style-name="P109"/>
          </table:table-cell>
        </table:table-row>
        <table:table-row table:style-name="TableRow110">
          <table:table-cell table:style-name="TableCell111">
            <text:p text:style-name="P112"/>
          </table:table-cell>
          <table:table-cell table:style-name="TableCell113">
            <text:p text:style-name="P114">0,8</text:p>
          </table:table-cell>
          <table:table-cell table:style-name="TableCell115">
            <text:p text:style-name="P116"/>
          </table:table-cell>
        </table:table-row>
        <table:table-row table:style-name="TableRow117">
          <table:table-cell table:style-name="TableCell118">
            <text:p text:style-name="P119"/>
          </table:table-cell>
          <table:table-cell table:style-name="TableCell120">
            <text:p text:style-name="P121">0,8</text:p>
          </table:table-cell>
          <table:table-cell table:style-name="TableCell122">
            <text:p text:style-name="P123"/>
          </table:table-cell>
        </table:table-row>
        <table:table-row table:style-name="TableRow124">
          <table:table-cell table:style-name="TableCell125">
            <text:p text:style-name="P126"/>
          </table:table-cell>
          <table:table-cell table:style-name="TableCell127">
            <text:p text:style-name="P128">0,8</text:p>
          </table:table-cell>
          <table:table-cell table:style-name="TableCell129">
            <text:p text:style-name="P130"/>
          </table:table-cell>
        </table:table-row>
        <table:table-row table:style-name="TableRow131">
          <table:table-cell table:style-name="TableCell132">
            <text:p text:style-name="P133"/>
          </table:table-cell>
          <table:table-cell table:style-name="TableCell134">
            <text:p text:style-name="P135">0,8</text:p>
          </table:table-cell>
          <table:table-cell table:style-name="TableCell136">
            <text:p text:style-name="P137"/>
          </table:table-cell>
        </table:table-row>
        <table:table-row table:style-name="TableRow138">
          <table:table-cell table:style-name="TableCell139">
            <text:p text:style-name="P140">Calificación</text:p>
          </table:table-cell>
          <table:table-cell table:style-name="TableCell141">
            <text:p text:style-name="P142"/>
          </table:table-cell>
          <table:table-cell table:style-name="TableCell143">
            <text:p text:style-name="P144">0</text:p>
          </table:table-cell>
        </table:table-row>
      </table:table>
      <text:h text:style-name="P145" text:outline-level="1"><text:bookmark-start text:name="__RefHeading___Toc107_3396345470"/><text:soft-page-break/>Actividad 1.<text:bookmark-end text:name="__RefHeading___Toc107_3396345470"/></text:h>
      <text:p text:style-name="P146">Ejercicios del PDF ‘UD5. Conversión y transformación de documentos XML’:</text:p>
      <text:list text:style-name="LFO2" text:continue-numbering="true">
        <text:list-item>
          <text:p text:style-name="P147"><text:span text:style-name="T148">Actividades 5.1<text:s/></text:span><text:span text:style-name="T149">(0,6 puntos)</text:span></text:p>
        </text:list-item>
        <text:list-item>
          <text:p text:style-name="P150"><text:span text:style-name="T151">Actividades 5.2<text:s/></text:span><text:span text:style-name="T152">(0,6 puntos)</text:span></text:p>
        </text:list-item>
        <text:list-item>
          <text:p text:style-name="P153"><text:span text:style-name="T154">Actividades 5.3<text:s/></text:span><text:span text:style-name="T155">(0,6 puntos)</text:span></text:p>
        </text:list-item>
        <text:list-item>
          <text:p text:style-name="P156"><text:span text:style-name="T157">Actividades 5.4<text:s/></text:span><text:span text:style-name="T158">(0,6 puntos)</text:span></text:p>
        </text:list-item>
        <text:list-item>
          <text:p text:style-name="P159"><text:span text:style-name="T160">Actividades 5.5<text:s/></text:span><text:span text:style-name="T161">(0,6 puntos)</text:span></text:p>
        </text:list-item>
      </text:list>
      <text:h text:style-name="P162" text:outline-level="1"/>
      <text:h text:style-name="P163" text:outline-level="1">https://github.com/Rubenmejzap12/RubenMejiasUD5_LMSGI/tree/master/Actividad%201</text:h>
      <text:h text:style-name="P164" text:outline-level="1"/>
      <text:h text:style-name="P165" text:outline-level="1"/>
      <text:h text:style-name="P166" text:outline-level="1"><text:bookmark-start text:name="__RefHeading___Toc111_3396345470"/><text:soft-page-break/><text:span text:style-name="T167">Actividad 2.</text:span><text:bookmark-end text:name="__RefHeading___Toc111_3396345470"/></text:h>
      <text:p text:style-name="P168"><text:s/>Crear un documento XML que almacene una lista de CD de música. Cada CD deberá almacenar la siguiente información:  </text:p>
      <text:list text:style-name="LFO3" text:continue-numbering="true">
        <text:list-item>
          <text:p text:style-name="P169">Título del álbum.</text:p>
        </text:list-item>
        <text:list-item>
          <text:p text:style-name="P170">Artista.</text:p>
        </text:list-item>
        <text:list-item>
          <text:p text:style-name="P171">Títulos de las canciones con el tiempo por canción.</text:p>
        </text:list-item>
        <text:list-item>
          <text:p text:style-name="P172">Sello discográfico.</text:p>
        </text:list-item>
        <text:list-item>
          <text:p text:style-name="P173">Año de publicación.</text:p>
        </text:list-item>
      </text:list>
      <text:p text:style-name="P174">Al menos insertar 10 CDs.</text:p>
      <text:p text:style-name="P175"><text:s/>Con el documento XML anterior, se pide:</text:p>
      <text:list text:style-name="LFO4" text:continue-numbering="true">
        <text:list-item>
          <text:p text:style-name="P176"><text:span text:style-name="T177">(0,75 puntos)</text:span><text:span text:style-name="T178">Generar un fichero XSL (“cd_p1.xsl”) en el que se muestre una tabla con todos los datos de los discos de música.</text:span></text:p>
        </text:list-item>
        <text:list-item>
          <text:p text:style-name="P179"><text:span text:style-name="T180">(0,75 puntos)</text:span><text:span text:style-name="T181">Elegir un artista cualquiera y generar un fichero XSL<text:s/></text:span><text:span text:style-name="T182">(“cd_p2.xsl”) en el que se muestre una tabla con todas las canciones de ese artista.</text:span></text:p>
        </text:list-item>
        <text:list-item>
          <text:p text:style-name="P183"><text:span text:style-name="T184">(0,75 puntos)</text:span><text:span text:style-name="T185">Elegir un sello cualquiera y generar un fichero XSL (“cd_p3.xsl”) en el que se muestre una tabla con todas las canciones de ese sello discográfico.</text:span></text:p>
        </text:list-item>
        <text:list-item>
          <text:p text:style-name="P186"><text:span text:style-name="T187">(0,75 punt</text:span><text:span text:style-name="T188">os)</text:span><text:span text:style-name="T189">Elegir una duración máxima de canción y generar un fichero XSL (“cd_p4.xsl”) en el que se muestre una tabla con todas las canciones que tienen una duración inferior a la elegida.</text:span></text:p>
        </text:list-item>
      </text:list>
      <text:p text:style-name="P190"/>
      <text:p text:style-name="Textbody"><text:span text:style-name="T191">https://github.com/Rubenmejzap12/RubenMejiasUD5_LMSGI/tree/master/Actividad%202</text:span></text:p>
      <text:h text:style-name="P192" text:outline-level="1"><text:bookmark-start text:name="__RefHeading___Toc404_2167889451"/><text:soft-page-break/><text:span text:style-name="T193">Actividad 3.</text:span><text:bookmark-end text:name="__RefHeading___Toc404_2167889451"/></text:h>
      <text:p text:style-name="P194"/>
      <text:p text:style-name="P195"><text:span text:style-name="T196">La carpeta<text:s/></text:span><text:span text:style-name="T197">scissorsandpaste-master</text:span><text:span text:style-name="T198"><text:s/>contiene tres documentos principales:</text:span></text:p>
      <text:p text:style-name="P199"/>
      <text:list text:style-name="LFO5" text:continue-numbering="true">
        <text:list-item>
          <text:p text:style-name="P200"><text:span text:style-name="T201">TEISAP.XML</text:span><text:span text:style-name="T202">: el archivo XML</text:span></text:p>
        </text:list-item>
        <text:list-item>
          <text:p text:style-name="P203"><text:span text:style-name="T204">Transformers</text:span><text:span text:style-name="T205"> (Transformadores): una colección de hojas de estilo XSL</text:span></text:p>
        </text:list-item>
        <text:list-item>
          <text:p text:style-name="P206"><text:span text:style-name="T207">Outputs</text:span><text:span text:style-name="T208">: archivos derivados de la base de datos utilizando las hojas de estilo XSL</text:span></text:p>
        </text:list-item>
      </text:list>
      <text:p text:style-name="P209">También encontrarás los<text:s/>siguientes documentos:</text:p>
      <text:list text:style-name="LFO6" text:continue-numbering="true">
        <text:list-item>
          <text:p text:style-name="P210"><text:span text:style-name="T211">Un archivo </text:span><text:span text:style-name="T212">Template</text:span><text:span text:style-name="T213"> (Plantilla) para los investigadores que quieran contribuir con más noticias</text:span></text:p>
        </text:list-item>
        <text:list-item>
          <text:p text:style-name="P214"><text:span text:style-name="T215">Un archivo </text:span><text:span text:style-name="T216">README</text:span><text:span text:style-name="T217"> (Léeme) con información sobre la base de datos</text:span></text:p>
        </text:list-item>
        <text:list-item>
          <text:p text:style-name="P218"><text:span text:style-name="T219">Un archivo </text:span><text:span text:style-name="T220">Cite</text:span><text:span text:style-name="T221"> (Cita), que explica cómo citar la base de datos</text:span></text:p>
        </text:list-item>
        <text:list-item>
          <text:p text:style-name="P222"><text:span text:style-name="T223">Un archi</text:span><text:span text:style-name="T224">vo </text:span><text:span text:style-name="T225">License</text:span><text:span text:style-name="T226"> (Licencia) con los términos de uso</text:span></text:p>
        </text:list-item>
      </text:list>
      <text:p text:style-name="P227"/>
      <text:h text:style-name="P228" text:outline-level="1"><text:span text:style-name="T229">La información contenida en el archivo TEISAP.XML ha sido codificada según las recomendaciones de la </text:span><text:a xlink:href="https://tei-c.org/" office:target-frame-name="_top" xlink:show="replace"><text:span text:style-name="T230">Text-Encoding Initiative</text:span></text:a><text:span text:style-name="T231"> (TEI), gran parte de la cual<text:s/></text:span><text:span text:style-name="T232">corresponde a los metadatos.</text:span></text:h>
      <text:h text:style-name="P233" text:outline-level="1"/>
      <text:h text:style-name="P234" text:outline-level="1"><text:span text:style-name="T235">Ve a la carpeta </text:span><text:span text:style-name="T236">Outputs</text:span><text:span text:style-name="T237"> y continúa hasta la carpeta </text:span><text:span text:style-name="T238">XML</text:span><text:span text:style-name="T239">. Dentro encontrarás un directorio llamado </text:span><text:span text:style-name="T240">Simplified</text:span><text:span text:style-name="T241">; copia o traslada el archivo </text:span><text:span text:style-name="T242">SAPsimple_es.xml</text:span><text:span text:style-name="T243"> a tu escritorio.</text:span></text:h>
      <text:h text:style-name="P244" text:outline-level="1"/>
      <text:h text:style-name="P245" text:outline-level="1"><text:span text:style-name="T246">Abre el archivo </text:span><text:span text:style-name="T247">SAPsimple_es.xml</text:span><text:span text:style-name="T248"> con tu navegador f</text:span><text:span text:style-name="T249">avorito y examina su contenido. Puedes abrirlo eligiendo la opción </text:span><text:span text:style-name="T250">Abrir como</text:span><text:span text:style-name="T251">, arrastrando el documento al icono del navegador de tu escritorio o con un editor de texto sencillo como Notepad o TextEdit.</text:span></text:h>
      <text:h text:style-name="P252" text:outline-level="1"/>
      <text:h text:style-name="P253" text:outline-level="1"><text:span text:style-name="T254">Dentro de cada registro hay varios<text:s/></text:span><text:span text:style-name="T255">elementos hijos. La Text Encoding Initiative permite anidar centenares de elementos para modelar datos de muy distinta naturaleza. Además, la gracia de XML es que puedes dar nombre a tus elementos nuevos con </text:span><text:a xlink:href="https://www.w3schools.com/xml/xml_elements.asp" office:target-frame-name="_top" xlink:show="replace"><text:span text:style-name="T256">bastante libertad</text:span></text:a><text:span text:style-name="T257">. En la base de datos </text:span><text:span text:style-name="T258">Scissors and Paste</text:span><text:span text:style-name="T259"> los registros contienen los siguientes:</text:span></text:h>
      <text:h text:style-name="P260" text:outline-level="1"/>
      <text:list text:style-name="LFO7" text:continue-numbering="true">
        <text:list-item>
          <text:p text:style-name="P261"><text:span text:style-name="T262">identificador</text:span><text:span text:style-name="T263">: número de identificación del registro</text:span></text:p>
        </text:list-item>
        <text:list-item>
          <text:p text:style-name="P264"><text:span text:style-name="T265">título</text:span><text:span text:style-name="T266">: título del periódico</text:span></text:p>
        </text:list-item>
        <text:list-item>
          <text:p text:style-name="P267"><text:span text:style-name="T268">ciudad</text:span><text:span text:style-name="T269">: ciudad del periódico</text:span></text:p>
        </text:list-item>
        <text:list-item>
          <text:p text:style-name="P270"><text:span text:style-name="T271">provincia</text:span><text:span text:style-name="T272">: provincia o región<text:s/></text:span><text:span text:style-name="T273">del periódico</text:span></text:p>
        </text:list-item>
        <text:list-item>
          <text:p text:style-name="P274"><text:span text:style-name="T275">país</text:span><text:span text:style-name="T276">: país del periódico</text:span></text:p>
        </text:list-item>
        <text:list-item>
          <text:p text:style-name="P277"><text:span text:style-name="T278">fecha</text:span><text:span text:style-name="T279">: fecha del artículo en formato ISO</text:span><text:bookmark-start text:name="fnref:6"/><text:bookmark-end text:name="fnref:6"/><text:a xlink:href="https://programminghistorian.org/es/lecciones/transformacion-datos-xml-xsl#fn:6" office:target-frame-name="_top" xlink:show="replace"><text:span text:style-name="T280">6</text:span></text:a></text:p>
        </text:list-item>
        <text:list-item>
          <text:p text:style-name="P281"><text:span text:style-name="T282">año</text:span><text:span text:style-name="T283">: año de la publicación</text:span></text:p>
        </text:list-item>
        <text:list-item>
          <text:p text:style-name="P284"><text:span text:style-name="T285">mes</text:span><text:span text:style-name="T286">: mes de la publicación</text:span></text:p>
        </text:list-item>
        <text:list-item>
          <text:p text:style-name="P287"><text:span text:style-name="T288">día</text:span><text:span text:style-name="T289">: día de la<text:s/></text:span><text:span text:style-name="T290">publicación</text:span></text:p>
        </text:list-item>
        <text:list-item>
          <text:p text:style-name="P291"><text:span text:style-name="T292">secciónPalabrasClave</text:span><text:span text:style-name="T293">: sección que contiene las palabras claves</text:span></text:p>
        </text:list-item>
        <text:list-item>
          <text:p text:style-name="P294"><text:span text:style-name="T295">palabraClave</text:span><text:span text:style-name="T296">: palabra clave que describe el artículo</text:span></text:p>
        </text:list-item>
        <text:list-item>
          <text:p text:style-name="P297"><text:span text:style-name="T298">titular</text:span><text:span text:style-name="T299">: titular del artículo (opcional)</text:span></text:p>
        </text:list-item>
        <text:list-item>
          <text:p text:style-name="P300"><text:span text:style-name="T301">texto</text:span><text:span text:style-name="T302">: sección que contiene el artículo</text:span></text:p>
        </text:list-item>
        <text:list-item>
          <text:p text:style-name="P303"><text:span text:style-name="T304">p</text:span><text:span text:style-name="T305">: párrafo de texto</text:span></text:p>
        </text:list-item>
      </text:list>
      <text:h text:style-name="P306" text:outline-level="1"/>
      <text:h text:style-name="P307" text:outline-level="1"><text:span text:style-name="T308">Abre el archivo </text:span><text:span text:style-name="T309">SAPsimple_</text:span><text:span text:style-name="T310">es.xml</text:span><text:span text:style-name="T311"> con tu navegador favorito y examina su contenido.</text:span></text:h>
      <text:h text:style-name="P312" text:outline-level="1"><text:s/></text:h>
      <text:h text:style-name="P313" text:outline-level="1">Añade una línea nueva debajo de &lt;?xml version="1.0" encoding="UTF-8"?&gt;. En esta nueva línea, escribe</text:h>
      <text:h text:style-name="P314" text:outline-level="1"/>
      <text:h text:style-name="P315" text:outline-level="1">&lt;?xml-stylesheet type="text/xsl" href="miestilo.xsl"?&gt;</text:h>
      <text:h text:style-name="P316" text:outline-level="1"/>
      <text:h text:style-name="P317" text:outline-level="1">y luego guarda el archivo.</text:h>
      <text:h text:style-name="P318" text:outline-level="1"/>
      <text:h text:style-name="P319" text:outline-level="1">Crea un archivo nuevo y guárdalo con el nombre miestilo.xsl (o bien con el nombre que hayas escogido en el paso anterior). Antes de continuar, asegúrate de que el archivo se ha guardado en el mismo directorio que contiene el archivo XML (por ejemplo, en tu Escritorio o bien en la carpeta Simplified).</text:h>
      <text:h text:style-name="P320" text:outline-level="1"/>
      <text:h text:style-name="P321" text:outline-level="1">Añade las dos líneas siguientes al inicio del archivo XSL:</text:h>
      <text:h text:style-name="P322" text:outline-level="1"/>
      <text:h text:style-name="P323" text:outline-level="1">&lt;xsl:stylesheet version="1.0" xmlns:xsl="http://www.w3.org/1999/XSL/Transform"&gt;</text:h>
      <text:soft-page-break/>
      <text:h text:style-name="P324" text:outline-level="1">&lt;xsl:output method="text"/&gt;</text:h>
      <text:soft-page-break/>
      <text:h text:style-name="P325" text:outline-level="1">Dentro de la instrucción que acabamos de<text:s/>crear, escribe &lt;xsl:value-of select="raíz"/&gt;. No es necesario introducir una línea nueva, pero si lo haces será más fácil de leer. Te habrás dado cuenta de que no hemos incluido una etiqueta de cierre; esto se debe a que la instrucción &lt;xsl:value-of select="raíz"/&gt; no tiene contenido y ya está cerrada gracias a la barra lateral / situada al final.</text:h>
      <text:h text:style-name="P326" text:outline-level="1"/>
      <text:h text:style-name="P327" text:outline-level="1">Tras guardar el archivo, ábrelo con un navegador (Internet Explorer o Firefox) y utilízalo para transformar el archivo XML. La manera más sencilla de hacer esto<text:s/>es arrastrando el archivo XML (SAPsimple_es.xml) a la ventana del navegador; también es posible abrirlo mediante la pestaña Archivo/Abrir Archivo…</text:h>
      <text:h text:style-name="P328" text:outline-level="1"/>
      <text:h text:style-name="P329" text:outline-level="1">El resultado debería ser el texto con los saltos de línea existentes, peor sin los elementos XML</text:h>
      <text:h text:style-name="P330" text:outline-level="1"/>
      <text:h text:style-name="P331" text:outline-level="1"/>
      <text:h text:style-name="P332" text:outline-level="1">Cómo<text:s/>poblar un output</text:h>
      <text:h text:style-name="P333" text:outline-level="1">La línea de código &lt;xsl:value-of select="raíz"/&gt; imprime la base de datos entera en formato de texto sencillo. Si examinas los componentes de la línea, sabrás por qué:</text:h>
      <text:h text:style-name="P334" text:outline-level="1"/>
      <text:list text:style-name="LFO8" text:continue-numbering="true">
        <text:list-item>
          <text:p text:style-name="P335">xsl:value-of (literalmente, valor-de): es una instrucción que sirve para imprimir el valor de un elemento; es decir, el texto contenido entre la etiqueta de inicio y de cierre.</text:p>
        </text:list-item>
      </text:list>
      <text:h text:style-name="P336" text:outline-level="1"/>
      <text:list text:style-name="LFO8" text:continue-numbering="true">
        <text:list-item>
          <text:p text:style-name="P337">select=”raíz” (en español, selecciona=”raíz”): esta instrucción indica el elemento que contiene el valor que debería imprimirse. A menos que declares lo contrario, si apuntas hacia un elemento padre (parent) el procesador también imprimirá el valor de los elementos contenidos (children). Por tanto, al apuntar a raíz obtenemos el valor de identificador, título, etc.</text:p>
        </text:list-item>
      </text:list>
      <text:h text:style-name="P338" text:outline-level="1"/>
      <text:h text:style-name="P339" text:outline-level="1">Cómo imprimir valores</text:h>
      <text:h text:style-name="P340" text:outline-level="1">Si quieres imprimir el valor de un elemento en concreto, simplemente hay que sustituir “raíz” por el nombre del elemento. Por ejemplo, en nuestra hoja de estilo, reemplaza raíz por título. Guarda el archivo y refresca el navegador (normalmente, con ctrl+F5 or cmd+r) para ver los cambios.</text:h>
      <text:h text:style-name="P341" text:outline-level="1"/>
      <text:h text:style-name="P342" text:outline-level="1">No ha funcionado, ¿verdad? No debería porque no hemos dado al procesador todas las instrucciones que necesitaba.</text:h>
      <text:h text:style-name="P343" text:outline-level="1"/>
      <text:h text:style-name="P344" text:outline-level="1"/>
      <text:soft-page-break/>
      <text:h text:style-name="P345" text:outline-level="1">Padres e hijos</text:h>
      <text:h text:style-name="P346" text:outline-level="1">El elemento título no está situado en el nivel más alto de la jerarquía, así que debemos explicarle al procesador cómo llegar hasta él. El lenguaje con que se hace esto se conoce como XPATH y funciona de una manera similar al modo en que se estructuran las rutas de un ordenador. Así pues, sustituye título por raíz/registro/título:</text:h>
      <text:h text:style-name="P347" text:outline-level="1"/>
      <text:h text:style-name="P348" text:outline-level="1">&lt;xsl:value-of select="raíz/registro/título"/&gt;</text:h>
      <text:h text:style-name="P349" text:outline-level="1">Guarda y refresca el navegador.</text:h>
      <text:h text:style-name="P350" text:outline-level="1"/>
      <text:h text:style-name="P351" text:outline-level="1">Ahora deberías obtener “Caledonian Mercury”, es decir, el primer título del documento XML. Sin embargo, tenemos más de 300 elementos título. ¿Qué ha ocurrido? Es muy sencillo: como no hemos especificado cuál título queríamos imprimir, el procesador ha asumido que solo nos interesaba el primero.</text:h>
      <text:h text:style-name="P352" text:outline-level="1"/>
      <text:h text:style-name="P353" text:outline-level="1">Realizar repeticiones con for-each</text:h>
      <text:h text:style-name="P354" text:outline-level="1">Para un ser humano quizás parezca normal querer el valor contenido en todos los elementos título, pero el procesador no sabe<text:s/>esto por defecto. Para remediar la situación, debemos repetir la operación en forma de bucle.</text:h>
      <text:h text:style-name="P355" text:outline-level="1"/>
      <text:h text:style-name="P356" text:outline-level="1">Una repetición en forma de bucle indica al procesador que debería procesar todo el archivo y llevar a cabo la transformación indicada cada vez que la condición sea satisfactoria.</text:h>
      <text:h text:style-name="P357" text:outline-level="1"/>
      <text:h text:style-name="P358" text:outline-level="1">Así pues, crea una nueva línea después de &lt;xsl:template match="/"&gt; e inserta &lt;xsl:for-each select="raíz/registro"&gt;. Esta instrucción le indica al procesador que para cada registro situado dentro del elemento raíz debe realizar una determinada acción.</text:h>
      <text:h text:style-name="P359" text:outline-level="1"/>
      <text:h text:style-name="P360" text:outline-level="1">A continuación, elimina raíz/registro de la instrucción &lt;xsl:value-of&gt;. Es decir, debería quedar solamente título porque esta operación ya está contextualizada mediante raíz/registro. Tras &lt;xsl:value-of&gt;, hay que terminar la operación con la<text:s/>etiqueta de cierre &lt;/xsl:for-each&gt;</text:h>
      <text:h text:style-name="P361" text:outline-level="1"/>
      <text:h text:style-name="P362" text:outline-level="1">En resumen, el archivo resultante debiera ser:</text:h>
      <text:h text:style-name="P363" text:outline-level="1"/>
      <text:h text:style-name="P364" text:outline-level="1">&lt;xsl:stylesheet version="1.0" xmlns:xsl="http://www.w3.org/1999/XSL/Transform"&gt;</text:h>
      <text:h text:style-name="P365" text:outline-level="1">&lt;xsl:output method="text"/&gt;</text:h>
      <text:h text:style-name="P366" text:outline-level="1"/>
      <text:h text:style-name="P367" text:outline-level="1">&lt;xsl:template match="/"&gt;</text:h>
      <text:h text:style-name="P368" text:outline-level="1"/>
      <text:h text:style-name="P369" text:outline-level="1"><text:s text:c="4"/>&lt;xsl:for-each select="raíz/registro"&gt;</text:h>
      <text:h text:style-name="P370" text:outline-level="1"><text:s text:c="12"/>&lt;xsl:value-of select="título"/&gt;</text:h>
      <text:h text:style-name="P371" text:outline-level="1"><text:s text:c="4"/>&lt;/xsl:for-each&gt;</text:h>
      <text:h text:style-name="P372" text:outline-level="1"/>
      <text:h text:style-name="P373" text:outline-level="1">&lt;/xsl:template&gt;</text:h>
      <text:h text:style-name="P374" text:outline-level="1"/>
      <text:h text:style-name="P375" text:outline-level="1">&lt;/xsl:stylesheet&gt;</text:h>
      <text:h text:style-name="P376" text:outline-level="1"/>
      <text:h text:style-name="P377" text:outline-level="1">Ahora la instrucción template tiene tres líneas de código:</text:h>
      <text:h text:style-name="P378" text:outline-level="1"/>
      <text:list text:style-name="LFO9" text:continue-numbering="true">
        <text:list-item>
          <text:p text:style-name="P379">Una etiqueta de inicio para la repetición for-each</text:p>
        </text:list-item>
        <text:list-item>
          <text:p text:style-name="P380">Una instrucción para que el valor de<text:s/>título se imprima</text:p>
        </text:list-item>
        <text:list-item>
          <text:p text:style-name="P381">Una etiqueta de cierre para for-each</text:p>
        </text:list-item>
      </text:list>
      <text:h text:style-name="P382" text:outline-level="1"/>
      <text:h text:style-name="P383" text:outline-level="1">Guarda el archivo y actualiza la ventana del navegador. Deberías obtener una masa de líneas de texto con el valor de cada uno de los elementos title. Puedes arreglar esto indicando al<text:s/>procesador que añada una nueva línea tras cada entrada.</text:h>
      <text:h text:style-name="P384" text:outline-level="1"/>
      <text:h text:style-name="P385" text:outline-level="1">Al final de la línea que contiene value-of, hay que añadir &lt;xsl:text&gt;&amp;#xA;&lt;/xsl:text&gt; para crear un salto de línea. &amp;#xA; es el código ISO 10646 con el que se representa un salto de línea; con el elemento &lt;xsl:text&gt; se declara que queremos imprimir el valor como texto sencillo.</text:h>
      <text:h text:style-name="P386" text:outline-level="1"/>
      <text:h text:style-name="P387" text:outline-level="1">En función del output que debamos generar, algunos caracteres especiales, el número de espacios o bien los saltos de línea a veces no se mantienen en el archivo resultante. Es<text:s/>por eso que se recomienda utilizar el elemento &lt;text&gt; para asegurarse de que el valor impreso no se ve alterado durante la transformación.</text:h>
      <text:h text:style-name="P388" text:outline-level="1"/>
      <text:h text:style-name="P389" text:outline-level="1">Guarda el archivo y refresca el navegador para ver los cambios. Ahora deberías ver impreso el valor de los títulos<text:s/>de todos los registros contenidos en el documento.</text:h>
      <text:h text:style-name="P390" text:outline-level="1"/>
      <text:h text:style-name="P391" text:outline-level="1"><text:span text:style-name="T392">A</text:span><text:span text:style-name="T393">(0,8 puntos)</text:span><text:span text:style-name="T394">. Genera un inventario de los registros que contenga el identificador, el título y la fecha.</text:span></text:h>
      <text:h text:style-name="P395" text:outline-level="1"/>
      <text:h text:style-name="P396" text:outline-level="1"><text:span text:style-name="T397">B</text:span><text:span text:style-name="T398">(0,8 puntos)</text:span><text:span text:style-name="T399">. Genera un documento que contenga el texto de todos los artículos precedido por el<text:s/></text:span><text:span text:style-name="T400">número de identificador entre paréntesis cuadrados.</text:span></text:h>
      <text:h text:style-name="P401" text:outline-level="1"/>
      <text:soft-page-break/>
      <text:h text:style-name="P402" text:outline-level="1">Atributos</text:h>
      <text:h text:style-name="P403" text:outline-level="1">No todos los datos corresponden a los valores de los elementos. Algunos datos, en cambio, se almacenan como valores de los atributos de elementos. Por ejemplo, el elemento fecha tiene un atributo llamado cuándo que contiene el valor de la fecha del artículo.</text:h>
      <text:h text:style-name="P404" text:outline-level="1"/>
      <text:h text:style-name="P405" text:outline-level="1">&lt;fecha cuándo="1789-01-05"&gt;</text:h>
      <text:h text:style-name="P406" text:outline-level="1">Para obtener el valor contenido en cuándo hay que hacer referencia a este atributo utilizando la expresión @cuándo.</text:h>
      <text:h text:style-name="P407" text:outline-level="1"/>
      <text:h text:style-name="P408" text:outline-level="1">&lt;xsl:value-of select="fecha/@cuándo"/&gt;</text:h>
      <text:h text:style-name="P409" text:outline-level="1"/>
      <text:h text:style-name="P410" text:outline-level="1"><text:span text:style-name="T411">C</text:span><text:span text:style-name="T412">(0,</text:span><text:span text:style-name="T413">8 puntos)</text:span><text:span text:style-name="T414">.<text:s/></text:span><text:span text:style-name="T415">Crea un inventario de registros en el que se liste el título del periódico seguido de la fecha de publicación.</text:span></text:h>
      <text:h text:style-name="P416" text:outline-level="1"/>
      <text:h text:style-name="P417" text:outline-level="1">Cómo ordenar los resultados</text:h>
      <text:h text:style-name="P418" text:outline-level="1">El archivo XML fue escrito según la información se iba recolectando, sin organizar los registros por fecha o título. A fin de organizarlos, podemos añadir la instrucción &lt;xsl:sort&gt; (literalmente, ordena o clasifica) al inicio de la repetición en bucle, es decir, inmediatamente después de &lt;xsl:for-each&gt;. Esta instrucción tiene varios atributos opcionales que modifican cómo los datos se ordenan en el documento resultante:</text:h>
      <text:h text:style-name="P419" text:outline-level="1"/>
      <text:h text:style-name="P420" text:outline-level="1">select (selecciona): el nombre del elemento que sirve para ordenar los datos</text:h>
      <text:h text:style-name="P421" text:outline-level="1">order (ordena): define si los datos se ordenan de manera ascendiente (el valor del atributo debe ser<text:s/>ascending, en inglés) o descendiente (el valor debe ser descending, en inglés)</text:h>
      <text:h text:style-name="P422" text:outline-level="1">data-type (tipo-de-dato): informa al procesador si los datos son textuales (textual) o numéricos (number)</text:h>
      <text:h text:style-name="P423" text:outline-level="1">Por ejemplo, podemos escribir la siguiente instrucción para ordenar los<text:s/>datos a partir del elemento identificador en orden inverso:</text:h>
      <text:h text:style-name="P424" text:outline-level="1"/>
      <text:h text:style-name="P425" text:outline-level="1">&lt;xsl:sort select="identificador" order="descending" data-type="number"/&gt;</text:h>
      <text:h text:style-name="P426" text:outline-level="1"/>
      <text:h text:style-name="P427" text:outline-level="1">Es decir, a modo de aclaración, se puede ordenar los resultados utilizando un elemento que no se desea imprimir en el<text:s/>output.</text:h>
      <text:h text:style-name="P428" text:outline-level="1"/>
      <text:soft-page-break/>
      <text:h text:style-name="P429" text:outline-level="1"><text:span text:style-name="T430">D</text:span><text:span text:style-name="T431">(0,8 puntos)</text:span><text:span text:style-name="T432">. Genera un documento con el texto de los artículos ordenados de más a menos recientes. Para ello, utiliza la función </text:span><text:span text:style-name="T433">&lt;xsl:sort&gt;</text:span><text:span text:style-name="T434"> </text:span><text:span text:style-name="T435">y trata las fechas como si fueran texto (</text:span><text:span text:style-name="T436">text</text:span><text:span text:style-name="T437">).</text:span></text:h>
      <text:soft-page-break/>
      <text:h text:style-name="P438" text:outline-level="1">Cómo filtrar los resultados</text:h>
      <text:h text:style-name="P439" text:outline-level="1">Hasta el momento hemos impreso todos los registros contenidos en el documento XML. Ahora bien, si solo queremos seleccionar unos cuantos, necesitaremos filtrar los resultados mediante condiciones. Esto se consigue utilizando el elemento &lt;xsl:if&gt; (literalmente, si) y añadiendo la condición deseada en el atributo @test. Si el registro cumple con la condición, el procesador llevará a cabo la instrucción contenida en &lt;xsl:if&gt;. Si no la cumple, lo ignorará y seguirá adelante.</text:h>
      <text:h text:style-name="P440" text:outline-level="1"/>
      <text:h text:style-name="P441" text:outline-level="1">Así, para imprimir los identificadores de los registros de 1815<text:s/>podemos escribir la siguiente plantilla</text:h>
      <text:h text:style-name="P442" text:outline-level="1"/>
      <text:h text:style-name="P443" text:outline-level="1">&lt;xsl:stylesheet version="1.0" xmlns:xsl="http://www.w3.org/1999/XSL/Transform"&gt;</text:h>
      <text:h text:style-name="P444" text:outline-level="1"><text:s text:c="4"/>&lt;xsl:output method="text"/&gt;</text:h>
      <text:h text:style-name="P445" text:outline-level="1"/>
      <text:h text:style-name="P446" text:outline-level="1"><text:s text:c="4"/>&lt;xsl:template match="/"&gt;</text:h>
      <text:h text:style-name="P447" text:outline-level="1"><text:s text:c="8"/>&lt;xsl:for-each select="raíz/registro"&gt;</text:h>
      <text:h text:style-name="P448" text:outline-level="1"><text:s text:c="12"/>&lt;xsl:if test="fecha/año='1815'"&gt;</text:h>
      <text:h text:style-name="P449" text:outline-level="1"><text:s text:c="16"/>&lt;xsl:value-of select="identificador"/&gt;</text:h>
      <text:h text:style-name="P450" text:outline-level="1"><text:s text:c="16"/>&lt;xsl:text&gt;&amp;#xA;&lt;/xsl:text&gt;</text:h>
      <text:h text:style-name="P451" text:outline-level="1"><text:s text:c="12"/>&lt;/xsl:if&gt;</text:h>
      <text:h text:style-name="P452" text:outline-level="1"><text:s text:c="8"/>&lt;/xsl:for-each&gt;</text:h>
      <text:h text:style-name="P453" text:outline-level="1"><text:s text:c="4"/>&lt;/xsl:template&gt;</text:h>
      <text:h text:style-name="P454" text:outline-level="1"/>
      <text:h text:style-name="P455" text:outline-level="1">&lt;/xsl:stylesheet&gt;</text:h>
      <text:h text:style-name="P456" text:outline-level="1"/>
      <text:h text:style-name="P457" text:outline-level="1">Si queremos excluir el año 1815, en cambio,<text:s/>utilizaremos la expresión fecha/año != '1815' donde != significa que no es igual a.</text:h>
      <text:h text:style-name="P458" text:outline-level="1"/>
      <text:h text:style-name="P459" text:outline-level="1"><text:span text:style-name="T460">E</text:span><text:span text:style-name="T461">(0,8 puntos)</text:span><text:span text:style-name="T462">. Crea una lista de registros fechados a partir de 1789 ordenada del más reciente al más antiguo y que contenga el identificador, el título y la fecha separad</text:span><text:span text:style-name="T463">os por comas; cada registro debiera presentarse tras un salto de línea.</text:span></text:h>
      <text:h text:style-name="P464" text:outline-level="1"/>
      <text:h text:style-name="P465" text:outline-level="1"/>
      <text:soft-page-break/>
      <text:h text:style-name="P466" text:outline-level="1"><text:span text:style-name="T467">Actividad 4.</text:span></text:h>
      <text:h text:style-name="P468" text:outline-level="1"/>
      <text:h text:style-name="P469" text:outline-level="1"><text:span text:style-name="T470">&lt;?xml version="1.0" encoding="ISO-8859-1" standalone="yes"?&gt;</text:span></text:h>
      <text:p text:style-name="P471"><text:span text:style-name="T472">&lt;!</text:span><text:span text:style-name="T473">DOCTYPE</text:span><text:span text:style-name="T474"> </text:span><text:span text:style-name="T475">notas</text:span><text:span text:style-name="T476">&gt;</text:span></text:p>
      <text:p text:style-name="P477"><text:span text:style-name="T478">&lt;?xml-stylesheet</text:span><text:span text:style-name="T479"> type</text:span><text:span text:style-name="T480">=</text:span><text:span text:style-name="T481">"text/xsl"</text:span><text:span text:style-name="T482"> href</text:span><text:span text:style-name="T483">=</text:span><text:span text:style-name="T484">"notas2.xsl"</text:span><text:span text:style-name="T485">?&gt;</text:span></text:p>
      <text:p text:style-name="P486">&lt;notas&gt;</text:p>
      <text:p text:style-name="P487"><text:span text:style-name="T488">    </text:span><text:span text:style-name="T489">&lt;alumno</text:span><text:span text:style-name="T490"> </text:span><text:span text:style-name="T491">convocatoria</text:span><text:span text:style-name="T492">=</text:span><text:span text:style-name="T493">"Septiembre"</text:span><text:span text:style-name="T494">&gt;</text:span></text:p>
      <text:p text:style-name="P495"><text:span text:style-name="T496">        </text:span><text:span text:style-name="T497">&lt;nombre&gt;</text:span><text:span text:style-name="T498">Carlos</text:span><text:span text:style-name="T499">&lt;/nombre&gt;</text:span></text:p>
      <text:p text:style-name="P500"><text:span text:style-name="T501">        </text:span><text:span text:style-name="T502">&lt;apellidos&gt;</text:span><text:span text:style-name="T503">Amaya Arozamena</text:span><text:span text:style-name="T504">&lt;/apellidos&gt;</text:span></text:p>
      <text:p text:style-name="P505"><text:span text:style-name="T506">        </text:span><text:span text:style-name="T507">&lt;matricula&gt;</text:span><text:span text:style-name="T508">m019843</text:span><text:span text:style-name="T509">&lt;/matricula&gt;</text:span></text:p>
      <text:p text:style-name="P510"><text:span text:style-name="T511">        </text:span><text:span text:style-name="T512">&lt;cuestionarios&gt;</text:span><text:span text:style-name="T513">8.0</text:span><text:span text:style-name="T514">&lt;/cuestionarios&gt;</text:span></text:p>
      <text:p text:style-name="P515"><text:span text:style-name="T516">        </text:span><text:span text:style-name="T517">&lt;tareas&gt;</text:span><text:span text:style-name="T518">8.0</text:span><text:span text:style-name="T519">&lt;/tareas&gt;</text:span></text:p>
      <text:p text:style-name="P520"><text:span text:style-name="T521">        </text:span><text:span text:style-name="T522">&lt;examen&gt;</text:span><text:span text:style-name="T523">6.0</text:span><text:span text:style-name="T524">&lt;/examen&gt;</text:span></text:p>
      <text:p text:style-name="P525"><text:span text:style-name="T526">        </text:span><text:span text:style-name="T527">&lt;final&gt;</text:span><text:span text:style-name="T528">8.0</text:span><text:span text:style-name="T529">&lt;/final&gt;</text:span></text:p>
      <text:p text:style-name="P530"><text:span text:style-name="T531">    </text:span><text:span text:style-name="T532">&lt;/alumno&gt;</text:span></text:p>
      <text:p text:style-name="P533"><text:span text:style-name="T534">    </text:span><text:span text:style-name="T535">&lt;alumno</text:span><text:span text:style-name="T536"> </text:span><text:span text:style-name="T537">convocatoria</text:span><text:span text:style-name="T538">=</text:span><text:span text:style-name="T539">"Junio"</text:span><text:span text:style-name="T540">&gt;</text:span></text:p>
      <text:p text:style-name="P541"><text:span text:style-name="T542">        </text:span><text:span text:style-name="T543">&lt;nombre&gt;</text:span><text:span text:style-name="T544">Jose</text:span><text:span text:style-name="T545">&lt;/nombre&gt;</text:span></text:p>
      <text:p text:style-name="P546"><text:span text:style-name="T547">        </text:span><text:span text:style-name="T548">&lt;apellidos&gt;</text:span><text:span text:style-name="T549">Merlo Soto</text:span><text:span text:style-name="T550">&lt;/apellidos&gt;</text:span></text:p>
      <text:p text:style-name="P551"><text:span text:style-name="T552">        </text:span><text:span text:style-name="T553">&lt;matricula&gt;</text:span><text:span text:style-name="T554">m019872</text:span><text:span text:style-name="T555">&lt;/matricula&gt;</text:span></text:p>
      <text:p text:style-name="P556"><text:span text:style-name="T557">        </text:span><text:span text:style-name="T558">&lt;cuestionarios&gt;</text:span><text:span text:style-name="T559">7.0</text:span><text:span text:style-name="T560">&lt;/cuestionarios&gt;</text:span></text:p>
      <text:p text:style-name="P561"><text:span text:style-name="T562">        </text:span><text:span text:style-name="T563">&lt;tareas&gt;</text:span><text:span text:style-name="T564">9.0</text:span><text:span text:style-name="T565">&lt;/tareas&gt;</text:span></text:p>
      <text:p text:style-name="P566"><text:span text:style-name="T567">        </text:span><text:span text:style-name="T568">&lt;examen&gt;</text:span><text:span text:style-name="T569">7.0</text:span><text:span text:style-name="T570">&lt;/examen&gt;</text:span></text:p>
      <text:p text:style-name="P571"><text:span text:style-name="T572">        </text:span><text:span text:style-name="T573">&lt;final&gt;</text:span><text:span text:style-name="T574">8.5</text:span><text:span text:style-name="T575">&lt;/final&gt;</text:span></text:p>
      <text:p text:style-name="P576"><text:span text:style-name="T577">    </text:span><text:span text:style-name="T578">&lt;/alumno&gt;</text:span></text:p>
      <text:p text:style-name="P579"><text:span text:style-name="T580">    </text:span><text:span text:style-name="T581">&lt;alumno</text:span><text:span text:style-name="T582"> </text:span><text:span text:style-name="T583">convocatoria</text:span><text:span text:style-name="T584">=</text:span><text:span text:style-name="T585">"Junio"</text:span><text:span text:style-name="T586">&gt;</text:span></text:p>
      <text:p text:style-name="P587"><text:span text:style-name="T588">        </text:span><text:span text:style-name="T589">&lt;nombre&gt;</text:span><text:span text:style-name="T590">Ana</text:span><text:span text:style-name="T591">&lt;/nombre&gt;</text:span></text:p>
      <text:p text:style-name="P592"><text:span text:style-name="T593">        </text:span><text:span text:style-name="T594">&lt;apellidos&gt;</text:span><text:span text:style-name="T595">Martinez de la Fuente</text:span><text:span text:style-name="T596">&lt;/apellidos&gt;</text:span></text:p>
      <text:p text:style-name="P597"><text:span text:style-name="T598">        </text:span><text:span text:style-name="T599">&lt;matricula&gt;</text:span><text:span text:style-name="T600">m097215</text:span><text:span text:style-name="T601">&lt;/matricula&gt;</text:span></text:p>
      <text:p text:style-name="P602"><text:span text:style-name="T603">        </text:span><text:span text:style-name="T604">&lt;cuestionarios&gt;</text:span><text:span text:style-name="T605">8.0</text:span><text:span text:style-name="T606">&lt;/cuestionarios&gt;</text:span></text:p>
      <text:p text:style-name="P607"><text:span text:style-name="T608">        </text:span><text:span text:style-name="T609">&lt;tareas&gt;</text:span><text:span text:style-name="T610">9.0</text:span><text:span text:style-name="T611">&lt;/tareas&gt;</text:span></text:p>
      <text:p text:style-name="P612"><text:span text:style-name="T613">        </text:span><text:span text:style-name="T614">&lt;examen&gt;</text:span><text:span text:style-name="T615">9.0</text:span><text:span text:style-name="T616">&lt;/examen&gt;</text:span></text:p>
      <text:p text:style-name="P617"><text:span text:style-name="T618">        </text:span><text:span text:style-name="T619">&lt;final&gt;</text:span><text:span text:style-name="T620">8.5</text:span><text:span text:style-name="T621">&lt;/final&gt;</text:span></text:p>
      <text:p text:style-name="P622"><text:span text:style-name="T623">    </text:span><text:span text:style-name="T624">&lt;/alumno&gt;</text:span></text:p>
      <text:p text:style-name="P625"><text:span text:style-name="T626">    </text:span><text:span text:style-name="T627">&lt;alumno</text:span><text:span text:style-name="T628"> </text:span><text:span text:style-name="T629">convocatoria</text:span><text:span text:style-name="T630">=</text:span><text:span text:style-name="T631">"Septiembre"</text:span><text:span text:style-name="T632">&gt;</text:span></text:p>
      <text:p text:style-name="P633"><text:span text:style-name="T634">        </text:span><text:span text:style-name="T635">&lt;nombre&gt;</text:span><text:span text:style-name="T636">Roberto</text:span><text:span text:style-name="T637">&lt;/nombre&gt;</text:span></text:p>
      <text:p text:style-name="P638"><text:span text:style-name="T639">        </text:span><text:span text:style-name="T640">&lt;apellidos&gt;</text:span><text:span text:style-name="T641">Carrera Fernandez</text:span><text:span text:style-name="T642">&lt;/apellidos&gt;</text:span></text:p>
      <text:p text:style-name="P643"><text:span text:style-name="T644">        </text:span><text:span text:style-name="T645">&lt;matricula&gt;</text:span><text:span text:style-name="T646">m059312</text:span><text:span text:style-name="T647">&lt;/matricula&gt;</text:span></text:p>
      <text:p text:style-name="P648"><text:span text:style-name="T649">        </text:span><text:span text:style-name="T650">&lt;cuestionarios&gt;</text:span><text:span text:style-name="T651">6.0</text:span><text:span text:style-name="T652">&lt;/cuestionarios&gt;</text:span></text:p>
      <text:p text:style-name="P653"><text:span text:style-name="T654">        </text:span><text:span text:style-name="T655">&lt;tareas&gt;</text:span><text:span text:style-name="T656">7.0</text:span><text:span text:style-name="T657">&lt;/tareas&gt;</text:span></text:p>
      <text:p text:style-name="P658"><text:span text:style-name="T659">        </text:span><text:span text:style-name="T660">&lt;examen&gt;</text:span><text:span text:style-name="T661">6.0</text:span><text:span text:style-name="T662">&lt;/examen&gt;</text:span></text:p>
      <text:p text:style-name="P663"><text:span text:style-name="T664">        </text:span><text:span text:style-name="T665">&lt;final&gt;</text:span><text:span text:style-name="T666">6.5</text:span><text:span text:style-name="T667">&lt;/final&gt;</text:span></text:p>
      <text:p text:style-name="P668"><text:span text:style-name="T669">    </text:span><text:span text:style-name="T670">&lt;/alumno&gt;</text:span></text:p>
      <text:p text:style-name="P671"><text:span text:style-name="T672">    </text:span><text:span text:style-name="T673">&lt;alumno</text:span><text:span text:style-name="T674"> </text:span><text:span text:style-name="T675">convocatoria</text:span><text:span text:style-name="T676">=</text:span><text:span text:style-name="T677">"Septiembre"</text:span><text:span text:style-name="T678">&gt;</text:span></text:p>
      <text:p text:style-name="P679"><text:span text:style-name="T680">        </text:span><text:span text:style-name="T681">&lt;nombre&gt;</text:span><text:span text:style-name="T682">Concepc</text:span><text:span text:style-name="T683">ion</text:span><text:span text:style-name="T684">&lt;/nombre&gt;</text:span></text:p>
      <text:soft-page-break/>
      <text:p text:style-name="P685"><text:span text:style-name="T686">        </text:span><text:span text:style-name="T687">&lt;apellidos&gt;</text:span><text:span text:style-name="T688">Lalinde Priego</text:span><text:span text:style-name="T689">&lt;/apellidos&gt;</text:span></text:p>
      <text:p text:style-name="P690"><text:span text:style-name="T691">        </text:span><text:span text:style-name="T692">&lt;matricula&gt;</text:span><text:span text:style-name="T693">m034093</text:span><text:span text:style-name="T694">&lt;/matricula&gt;</text:span></text:p>
      <text:p text:style-name="P695"><text:span text:style-name="T696">        </text:span><text:span text:style-name="T697">&lt;cuestionarios&gt;</text:span><text:span text:style-name="T698">4.0</text:span><text:span text:style-name="T699">&lt;/cuestionarios&gt;</text:span></text:p>
      <text:p text:style-name="P700"><text:span text:style-name="T701">        </text:span><text:span text:style-name="T702">&lt;tareas&gt;</text:span><text:span text:style-name="T703">3.0</text:span><text:span text:style-name="T704">&lt;/tareas&gt;</text:span></text:p>
      <text:p text:style-name="P705"><text:span text:style-name="T706">        </text:span><text:span text:style-name="T707">&lt;examen&gt;</text:span><text:span text:style-name="T708">2.0</text:span><text:span text:style-name="T709">&lt;/examen&gt;</text:span></text:p>
      <text:p text:style-name="P710"><text:span text:style-name="T711">        </text:span><text:span text:style-name="T712">&lt;final&gt;</text:span><text:span text:style-name="T713">3.0</text:span><text:span text:style-name="T714">&lt;/final&gt;</text:span></text:p>
      <text:p text:style-name="P715"><text:span text:style-name="T716">    </text:span><text:span text:style-name="T717">&lt;/alumno&gt;</text:span></text:p>
      <text:p text:style-name="P718"><text:span text:style-name="T719">    </text:span><text:span text:style-name="T720">&lt;alumno</text:span><text:span text:style-name="T721"> </text:span><text:span text:style-name="T722">convocatoria</text:span><text:span text:style-name="T723">=</text:span><text:span text:style-name="T724">"Junio"</text:span><text:span text:style-name="T725">&gt;</text:span></text:p>
      <text:p text:style-name="P726"><text:span text:style-name="T727">        </text:span><text:span text:style-name="T728">&lt;nombre&gt;</text:span><text:span text:style-name="T729">Esther</text:span><text:span text:style-name="T730">&lt;/nombre&gt;</text:span></text:p>
      <text:p text:style-name="P731"><text:span text:style-name="T732">        </text:span><text:span text:style-name="T733">&lt;apellidos&gt;</text:span><text:span text:style-name="T734">Pereda</text:span><text:span text:style-name="T735">&lt;/apellidos&gt;</text:span></text:p>
      <text:p text:style-name="P736"><text:span text:style-name="T737">        </text:span><text:span text:style-name="T738">&lt;matricula&gt;</text:span><text:span text:style-name="T739">m938762</text:span><text:span text:style-name="T740">&lt;/matricula&gt;</text:span></text:p>
      <text:p text:style-name="P741"><text:span text:style-name="T742">        </text:span><text:span text:style-name="T743">&lt;cuestionarios&gt;</text:span><text:span text:style-name="T744">2.0</text:span><text:span text:style-name="T745">&lt;/cuestionarios&gt;</text:span></text:p>
      <text:p text:style-name="P746"><text:span text:style-name="T747">        </text:span><text:span text:style-name="T748">&lt;tareas&gt;</text:span><text:span text:style-name="T749">3.0</text:span><text:span text:style-name="T750">&lt;/tareas&gt;</text:span></text:p>
      <text:p text:style-name="P751"><text:span text:style-name="T752">        </text:span><text:span text:style-name="T753">&lt;examen&gt;</text:span><text:span text:style-name="T754">2.0</text:span><text:span text:style-name="T755">&lt;/examen&gt;</text:span></text:p>
      <text:p text:style-name="P756"><text:span text:style-name="T757">        </text:span><text:span text:style-name="T758">&lt;final&gt;</text:span><text:span text:style-name="T759">2</text:span><text:span text:style-name="T760">.5</text:span><text:span text:style-name="T761">&lt;/final&gt;</text:span></text:p>
      <text:p text:style-name="P762"><text:span text:style-name="T763">    </text:span><text:span text:style-name="T764">&lt;/alumno&gt;</text:span></text:p>
      <text:p text:style-name="P765">&lt;/notas&gt;</text:p>
      <text:h text:style-name="P766" text:outline-level="1"/>
      <text:h text:style-name="P767" text:outline-level="1"/>
      <text:h text:style-name="P768" text:outline-level="1">Crear<text:s/>un documento XSLT de versión 2.0 en el que decimos que la salida será para un documento HTML, y que tendrá la siguiente estructura:</text:h>
      <text:h text:style-name="P769" text:outline-level="1"/>
      <text:h text:style-name="P770" text:outline-level="1">Asignamos una plantilla para los datos contenidos en el nodo principal “notas”, cuya información será la utilizada para componer el documento xhtml que estamos creando.</text:h>
      <text:h text:style-name="P771" text:outline-level="1"/>
      <text:h text:style-name="P772" text:outline-level="1">Dicho documento tendrá un título en el que necesitamos utilizar caracteres especiales por lo que hacemos uso de su correspondiente código hexadecimal. También utilizo varios estilos diferentes a lo largo del documento, por lo que los define utilizando css insertado en el mismo escrito (cuando son muchos estilos los que debemos de definir utilizamos un css externo, pero en esta ocasión los defino internamente ya que son pocos estilos los que hemos de crear).</text:h>
      <text:h text:style-name="P773" text:outline-level="1"/>
      <text:h text:style-name="P774" text:outline-level="1">Terminada la parte de la cabecera, pasamos a teclear la parte del cuerpo, y como de lo que se trata es de sacar por pantalla una tabla de contenidos, decido incluirlo en una capa para poder moverla libremente por la pantalla, y en este caso, que aparezca<text:s/>centrada. Dentro de dicha capa insertamos una tabla y creamos la cabecera según lo especificado para este ejercicio:</text:h>
      <text:h text:style-name="P775" text:outline-level="1"/>
      <text:h text:style-name="P776" text:outline-level="1"> Primera línea de cabecera compuesta únicamente de dos celdas (Datos y notas) por lo que hemos de unir tres columnas para cada una de las celdas.<text:s/> Segunda línea de cabecera compuesta por seis celdas que servirán de título para los datos representados</text:h>
      <text:soft-page-break/>
      <text:h text:style-name="P777" text:outline-level="1"> Todos los datos que compondrán la información solicitada para el ejercicio, por lo cual insertaremos en este punto una<text:s/>plantilla que recoja dicha información.</text:h>
      <text:h text:style-name="P778" text:outline-level="1"/>
      <text:h text:style-name="P779" text:outline-level="1"> Cerramos la tabla, la capa, el cuerpo y el documento xhtml, ya que el resto de código será para definir la plantilla que usaremos para el cuerpo de la tabla.</text:h>
      <text:h text:style-name="P780" text:outline-level="1"/>
      <text:h text:style-name="P781" text:outline-level="1">La plantilla que definimos a continuación, recogerá<text:s/>los datos de cada alumno, y utilizamos el condicional “if” para fijarnos únicamente en aquellos alumnos que en el atributo de “convocatoria” tengan el dato de “Junio” (lo solicitado para el ejercicio).</text:h>
      <text:h text:style-name="P782" text:outline-level="1"/>
      <text:h text:style-name="P783" text:outline-level="1">Si se encuentran alumnos de dicha convocatoria se abre una nueva fila para la tabla y se muestran los datos de nombre, apellidos, cuestionarios, tareas y examen, y el último dato de “final” lo usamos para comprobar entre qué valores se encuentra, para lo que nos apoyamos en la orden “choose” y cuando (when)<text:s/>el dato de “final” sea:</text:h>
      <text:h text:style-name="P784" text:outline-level="1"/>
      <text:h text:style-name="P785" text:outline-level="1"> mayor o igual que 9 pondremos la palabra “Sobresaliente” en color azul</text:h>
      <text:h text:style-name="P786" text:outline-level="1"> mayor o igual que 7 pondremos la palabra “Notable” <text:s/>en color azul algo más claro</text:h>
      <text:h text:style-name="P787" text:outline-level="1"> mayor o igual que 6 pondremos la palabra “Bien” en color negro</text:h>
      <text:h text:style-name="P788" text:outline-level="1"> mayor o igual que 5 pondremos la palabra “Suficiente” en color naranja</text:h>
      <text:h text:style-name="P789" text:outline-level="1"> en cualquier otro caso pondremos la palabra “Suspenso” en color rojo</text:h>
      <text:h text:style-name="P790" text:outline-level="1"/>
      <text:h text:style-name="P791" text:outline-level="1">Cuando terminamos con la plantilla para los datos que hemos de mostrar creamos una plantilla vacía para el dato “matricula” con lo que conseguimos que dicho dato no aparezca.</text:h>
      <text:h text:style-name="P792"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Mono" svg:font-family="Liberation Mono" style:font-family-generic="modern" style:font-pitch="fixed" svg:panose-1="2 7 4 9 2 2 5 2 4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Liberation Sans" svg:font-family="Liberation Sans" style:font-family-generic="swiss" style:font-pitch="variable" svg:panose-1="2 11 6 4 2 2 2 2 2 4"/>
    <style:font-face style:name="Consolas, 'Courier New', monosp" svg:font-family="Consolas, 'Courier New', monosp"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asian="Liberation Mono" style:font-name-complex="Liberation Mono"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style:font-name-asian="NSimSun" style:font-name-complex="Arial"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Mono"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Énfasis" style:display-name="Énfasis" style:family="text">
      <style:text-properties fo:font-style="italic" style:font-style-asian="italic" style:font-style-complex="italic"/>
    </style:style>
    <style:style style:name="SourceText" style:display-name="Source Text" style:family="text">
      <style:text-properties style:font-name="Liberation Mono" style:font-name-asian="NSimSun"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2916in" fo:margin-left="0.7875in" fo:margin-bottom="0.1784in" fo:margin-right="0.7875in" style:num-format="1" style:writing-mode="lr-tb">
        <style:footnote-sep style:width="0.007in" style:rel-width="33%" style:color="#000000" style:line-style="solid" style:adjustment="left"/>
      </style:page-layout-properties>
      <style:header-style>
        <style:header-footer-properties style:dynamic-spacing="true" fo:min-height="0.825in"/>
      </style:header-style>
      <style:footer-style>
        <style:header-footer-properties style:dynamic-spacing="true" fo:min-height="0.5194in"/>
      </style:footer-style>
    </style:page-layout>
    <style:style style:name="P2" style:parent-style-name="Encabezado" style:family="paragraph">
      <style:text-properties style:font-name="Liberation Sans" fo:color="#999999"/>
    </style:style>
    <style:style style:name="P3" style:parent-style-name="Encabezado" style:family="paragraph">
      <style:text-properties style:font-name="Liberation Sans" fo:color="#999999" fo:font-size="10.5pt" style:font-size-asian="10.5pt" style:font-size-complex="10.5pt"/>
    </style:style>
    <style:style style:name="T4" style:parent-style-name="Fuentedepárrafopredeter." style:family="text">
      <style:text-properties style:font-name="Liberation Sans" fo:color="#999999" fo:font-size="10.5pt" style:font-size-asian="10.5pt" style:font-size-complex="10.5pt"/>
    </style:style>
    <style:style style:name="T5" style:parent-style-name="Fuentedepárrafopredeter." style:family="text">
      <style:text-properties style:font-name="Liberation Sans" fo:color="#999999" fo:font-size="10.5pt" style:font-size-asian="10.5pt" style:font-size-complex="10.5pt"/>
    </style:style>
    <style:style style:name="T6" style:parent-style-name="Fuentedepárrafopredeter." style:family="text">
      <style:text-properties style:font-name="Liberation Sans" fo:color="#999999" fo:font-size="10.5pt" style:font-size-asian="10.5pt" style:font-size-complex="10.5pt"/>
    </style:style>
    <style:style style:name="P7" style:parent-style-name="Piedepágina" style:family="paragraph">
      <style:paragraph-properties fo:text-align="end"/>
      <style:text-properties style:font-name="Liberation Sans" fo:color="#999999" fo:font-size="10.5pt" style:font-size-asian="10.5pt" style:font-size-complex="10.5pt"/>
    </style:style>
    <style:style style:name="P8" style:parent-style-name="Textbody" style:family="paragraph">
      <style:paragraph-properties fo:text-align="end"/>
      <style:text-properties style:font-name="Liberation Sans" fo:color="#999999" fo:font-size="10.5pt" style:font-size-asian="10.5pt" style:font-size-complex="10.5pt"/>
    </style:style>
    <style:style style:name="P9" style:parent-style-name="Piedepágina" style:family="paragraph">
      <style:paragraph-properties fo:text-align="end"/>
      <style:text-properties style:font-name="Liberation Sans" fo:color="#999999" fo:font-size="10.5pt" style:font-size-asian="10.5pt" style:font-size-complex="10.5pt"/>
    </style:style>
    <style:style style:name="P10" style:parent-style-name="Piedepágina" style:family="paragraph">
      <style:text-properties style:font-name="Liberation Sans" fo:color="#999999"/>
    </style:style>
  </office:automatic-styles>
  <office:master-styles>
    <style:master-page style:name="MP0" style:page-layout-name="PL0">
      <style:header>
        <text:p text:style-name="P2">Nombre Alumno:</text:p>
        <text:p text:style-name="P3"/>
        <text:p text:style-name="Encabezado"><text:span text:style-name="T4">Actividades UD5</text:span><text:span text:style-name="T5"><text:tab/></text:span><text:span text:style-name="T6"><text:s text:c="95"/></text:span></text:p>
      </style:header>
      <style:footer>
        <text:p text:style-name="P7">CFGS – Desarrollo de Aplicaciones Web<text:tab/><text:tab/></text:p>
        <text:p text:style-name="P8">UD5. Conversión y transformación de documentos XML</text:p>
        <text:p text:style-name="P9"/>
        <text:p text:style-name="P10"/>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uben</dc:creator>
    <meta:creation-date>2017-10-20T23:40:00Z</meta:creation-date>
    <dc:date>2022-03-16T18:47:00Z</dc:date>
    <meta:template xlink:href="Normal" xlink:type="simple"/>
    <meta:editing-cycles>37</meta:editing-cycles>
    <meta:editing-duration>PT15480S</meta:editing-duration>
    <meta:document-statistic meta:page-count="16" meta:paragraph-count="37" meta:word-count="2867" meta:character-count="18602" meta:row-count="131" meta:non-whitespace-character-count="15772"/>
  </office:meta>
</office:document-meta>
</file>